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5H4M12.039S" table:style-name="ce2">
            <text:p>04:12.0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5H4M12.062S" table:style-name="ce2">
            <text:p>04:12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5H4M11.912S" table:style-name="ce2">
            <text:p>04:11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5H4M11.884S" table:style-name="ce2">
            <text:p>04:11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5H4M11.833S" table:style-name="ce2">
            <text:p>04:11.8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5H4M12.070S" table:style-name="ce2">
            <text:p>04:12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5H4M11.806S" table:style-name="ce2">
            <text:p>04:11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5H4M11.802S" table:style-name="ce2">
            <text:p>04:11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5H4M11.854S" table:style-name="ce2">
            <text:p>04:11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5H4M12.009S" table:style-name="ce2">
            <text:p>04:12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5H4M11.859S" table:style-name="ce2">
            <text:p>04:11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5H4M11.959S" table:style-name="ce2">
            <text:p>04:12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5H4M11.987S" table:style-name="ce2">
            <text:p>04:12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5H4M11.752S" table:style-name="ce2">
            <text:p>04:11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5H4M11.964S" table:style-name="ce2">
            <text:p>04:12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5H4M12.112S" table:style-name="ce2">
            <text:p>04:12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5H4M12.017S" table:style-name="ce2">
            <text:p>04:12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5H4M11.906S" table:style-name="ce2">
            <text:p>04:11.9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5H4M12.141S" table:style-name="ce2">
            <text:p>04:12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5H4M11.936S" table:style-name="ce2">
            <text:p>04:11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5H4M12.090S" table:style-name="ce2">
            <text:p>04:12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5H4M12.122S" table:style-name="ce2">
            <text:p>04:12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5H4M12.164S" table:style-name="ce2">
            <text:p>04:12.2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5H4M12.192S" table:style-name="ce2">
            <text:p>04:12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5H4M12.175S" table:style-name="ce2">
            <text:p>04:12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5H4M12.215S" table:style-name="ce2">
            <text:p>04:12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5H4M12.227S" table:style-name="ce2">
            <text:p>04:12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5H4M12.279S" table:style-name="ce2">
            <text:p>04:12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5H4M12.243S" table:style-name="ce2">
            <text:p>04:12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5H4M12.267S" table:style-name="ce2">
            <text:p>04:12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5H4M12.294S" table:style-name="ce2">
            <text:p>04:12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5H4M12.318S" table:style-name="ce2">
            <text:p>04:12.3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5H4M12.331S" table:style-name="ce2">
            <text:p>04:12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5H4M12.344S" table:style-name="ce2">
            <text:p>04:12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5H4M12.384S" table:style-name="ce2">
            <text:p>04:12.4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5H4M12.396S" table:style-name="ce2">
            <text:p>04:12.4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5H4M12.421S" table:style-name="ce2">
            <text:p>04:12.4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5H4M12.436S" table:style-name="ce2">
            <text:p>04:12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5H4M12.446S" table:style-name="ce2">
            <text:p>04:12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5H4M12.370S" table:style-name="ce2">
            <text:p>04:12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5H4M12.473S" table:style-name="ce2">
            <text:p>04:12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5H4M12.489S" table:style-name="ce2">
            <text:p>04:12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5H4M12.524S" table:style-name="ce2">
            <text:p>04:12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5H4M12.497S" table:style-name="ce2">
            <text:p>04:12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5H4M12.541S" table:style-name="ce2">
            <text:p>04:12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5H4M12.550S" table:style-name="ce2">
            <text:p>04:12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5H4M12.575S" table:style-name="ce2">
            <text:p>04:12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5H4M12.594S" table:style-name="ce2">
            <text:p>04:12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5H4M12.600S" table:style-name="ce2">
            <text:p>04:12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5H4M12.646S" table:style-name="ce2">
            <text:p>04:12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5H4M12.627S" table:style-name="ce2">
            <text:p>04:12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5H4M12.651S" table:style-name="ce2">
            <text:p>04:12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5H4M12.678S" table:style-name="ce2">
            <text:p>04:12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5H4M12.701S" table:style-name="ce2">
            <text:p>04:12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5H4M12.699S" table:style-name="ce2">
            <text:p>04:12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5H4M12.730S" table:style-name="ce2">
            <text:p>04:12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5H4M12.752S" table:style-name="ce2">
            <text:p>04:12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5H4M12.752S" table:style-name="ce2">
            <text:p>04:12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5H4M12.804S" table:style-name="ce2">
            <text:p>04:12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5H4M12.782S" table:style-name="ce2">
            <text:p>04:12.8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5H4M12.324S" table:style-name="ce2">
            <text:p>04:12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in.d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5H4M12.296S" table:style-name="ce2">
            <text:p>04:12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in.do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5H4M12.639S" table:style-name="ce2">
            <text:p>04:12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in.do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5H4M12.455S" table:style-name="ce2">
            <text:p>04:12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in.do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5H4M12.548S" table:style-name="ce2">
            <text:p>04:12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do</text:p>
          </table:table-cell>
          <table:table-cell office:value-type="float" office:value="2448" table:style-name="ce1">
            <text:p>2448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5H4M12.288S" table:style-name="ce2">
            <text:p>04:12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in.do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5H4M12.694S" table:style-name="ce2">
            <text:p>04:12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in.do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5H4M12.711S" table:style-name="ce2">
            <text:p>04:12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do</text:p>
          </table:table-cell>
          <table:table-cell office:value-type="float" office:value="2344" table:style-name="ce1">
            <text:p>234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5H4M12.670S" table:style-name="ce2">
            <text:p>04:12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do</text:p>
          </table:table-cell>
          <table:table-cell office:value-type="float" office:value="2435" table:style-name="ce1">
            <text:p>2435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5H4M12.830S" table:style-name="ce2">
            <text:p>04:12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in.do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5H4M12.290S" table:style-name="ce2">
            <text:p>04:12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in.do</text:p>
          </table:table-cell>
          <table:table-cell office:value-type="float" office:value="2830" table:style-name="ce1">
            <text:p>283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5H4M12.404S" table:style-name="ce2">
            <text:p>04:12.4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do</text:p>
          </table:table-cell>
          <table:table-cell office:value-type="float" office:value="2733" table:style-name="ce1">
            <text:p>2733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5H4M12.289S" table:style-name="ce2">
            <text:p>04:12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do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5H4M12.429S" table:style-name="ce2">
            <text:p>04:12.4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do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5H4M12.579S" table:style-name="ce2">
            <text:p>04:12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in.do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5H4M12.303S" table:style-name="ce2">
            <text:p>04:12.3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do</text:p>
          </table:table-cell>
          <table:table-cell office:value-type="float" office:value="3291" table:style-name="ce1">
            <text:p>3291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5H4M12.297S" table:style-name="ce2">
            <text:p>04:12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do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5H4M12.496S" table:style-name="ce2">
            <text:p>04:12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do</text:p>
          </table:table-cell>
          <table:table-cell office:value-type="float" office:value="3399" table:style-name="ce1">
            <text:p>339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5H4M12.590S" table:style-name="ce2">
            <text:p>04:12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do</text:p>
          </table:table-cell>
          <table:table-cell office:value-type="float" office:value="3502" table:style-name="ce1">
            <text:p>350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5H4M12.287S" table:style-name="ce2">
            <text:p>04:12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do</text:p>
          </table:table-cell>
          <table:table-cell office:value-type="float" office:value="3851" table:style-name="ce1">
            <text:p>3851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5H4M12.407S" table:style-name="ce2">
            <text:p>04:12.4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in.do</text:p>
          </table:table-cell>
          <table:table-cell office:value-type="float" office:value="3914" table:style-name="ce1">
            <text:p>391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5H4M12.341S" table:style-name="ce2">
            <text:p>04:12.3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do</text:p>
          </table:table-cell>
          <table:table-cell office:value-type="float" office:value="4107" table:style-name="ce1">
            <text:p>4107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5H4M12.533S" table:style-name="ce2">
            <text:p>04:12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do</text:p>
          </table:table-cell>
          <table:table-cell office:value-type="float" office:value="4430" table:style-name="ce1">
            <text:p>443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5H4M12.300S" table:style-name="ce2">
            <text:p>04:12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do</text:p>
          </table:table-cell>
          <table:table-cell office:value-type="float" office:value="4937" table:style-name="ce1">
            <text:p>4937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5H4M12.292S" table:style-name="ce2">
            <text:p>04:12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do</text:p>
          </table:table-cell>
          <table:table-cell office:value-type="float" office:value="5014" table:style-name="ce1">
            <text:p>501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5H4M12.299S" table:style-name="ce2">
            <text:p>04:12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in.do</text:p>
          </table:table-cell>
          <table:table-cell office:value-type="float" office:value="5066" table:style-name="ce1">
            <text:p>5066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5H4M12.286S" table:style-name="ce2">
            <text:p>04:12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in.do</text:p>
          </table:table-cell>
          <table:table-cell office:value-type="float" office:value="5125" table:style-name="ce1">
            <text:p>5125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5H4M12.287S" table:style-name="ce2">
            <text:p>04:12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do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5H4M15.107S" table:style-name="ce2">
            <text:p>04:15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5H4M12.297S" table:style-name="ce2">
            <text:p>04:12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in.do</text:p>
          </table:table-cell>
          <table:table-cell office:value-type="float" office:value="5879" table:style-name="ce1">
            <text:p>587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5H4M16.141S" table:style-name="ce2">
            <text:p>04:16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036" table:style-name="ce1">
            <text:p>2036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5H4M15.139S" table:style-name="ce2">
            <text:p>04:15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3042" table:style-name="ce1">
            <text:p>3042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5H4M16.095S" table:style-name="ce2">
            <text:p>04:16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087" table:style-name="ce1">
            <text:p>208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5H4M14.914S" table:style-name="ce2">
            <text:p>04:14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5H4M14.249S" table:style-name="ce2">
            <text:p>04:14.2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5H4M14.979S" table:style-name="ce2">
            <text:p>04:15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213" table:style-name="ce1">
            <text:p>321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5H4M15.898S" table:style-name="ce2">
            <text:p>04:15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295" table:style-name="ce1">
            <text:p>2295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5H4M15.058S" table:style-name="ce2">
            <text:p>04:15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5H4M15.111S" table:style-name="ce2">
            <text:p>04:15.1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5H4M15.349S" table:style-name="ce2">
            <text:p>04:15.3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5H4M15.493S" table:style-name="ce2">
            <text:p>04:15.5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5H4M12.289S" table:style-name="ce2">
            <text:p>04:12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do</text:p>
          </table:table-cell>
          <table:table-cell office:value-type="float" office:value="5963" table:style-name="ce1">
            <text:p>5963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5H4M15.122S" table:style-name="ce2">
            <text:p>04:15.1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5H4M15.245S" table:style-name="ce2">
            <text:p>04:15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3110" table:style-name="ce1">
            <text:p>311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5H4M15.595S" table:style-name="ce2">
            <text:p>04:15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5H4M14.998S" table:style-name="ce2">
            <text:p>04:15.0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3412" table:style-name="ce1">
            <text:p>3412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5H4M14.975S" table:style-name="ce2">
            <text:p>04:15.0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5H4M15.057S" table:style-name="ce2">
            <text:p>04:15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5H4M16.450S" table:style-name="ce2">
            <text:p>04:16.4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5H4M15.795S" table:style-name="ce2">
            <text:p>04:15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5H4M16.324S" table:style-name="ce2">
            <text:p>04:16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290" table:style-name="ce1">
            <text:p>229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5H4M15.033S" table:style-name="ce2">
            <text:p>04:15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3680" table:style-name="ce1">
            <text:p>368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5H4M12.296S" table:style-name="ce2">
            <text:p>04:12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do</text:p>
          </table:table-cell>
          <table:table-cell office:value-type="float" office:value="6540" table:style-name="ce1">
            <text:p>654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5H4M17.368S" table:style-name="ce2">
            <text:p>04:17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5H4M16.967S" table:style-name="ce2">
            <text:p>04:17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5H4M12.288S" table:style-name="ce2">
            <text:p>04:12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in.do</text:p>
          </table:table-cell>
          <table:table-cell office:value-type="float" office:value="6627" table:style-name="ce1">
            <text:p>6627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5H4M12.446S" table:style-name="ce2">
            <text:p>04:12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do</text:p>
          </table:table-cell>
          <table:table-cell office:value-type="float" office:value="6600" table:style-name="ce1">
            <text:p>660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5H4M17.307S" table:style-name="ce2">
            <text:p>04:17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5H4M17.413S" table:style-name="ce2">
            <text:p>04:17.4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5H4M17.241S" table:style-name="ce2">
            <text:p>04:17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5H4M12.762S" table:style-name="ce2">
            <text:p>04:12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do</text:p>
          </table:table-cell>
          <table:table-cell office:value-type="float" office:value="6442" table:style-name="ce1">
            <text:p>644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5H4M12.723S" table:style-name="ce2">
            <text:p>04:12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do</text:p>
          </table:table-cell>
          <table:table-cell office:value-type="float" office:value="6602" table:style-name="ce1">
            <text:p>660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5H4M12.554S" table:style-name="ce2">
            <text:p>04:12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do</text:p>
          </table:table-cell>
          <table:table-cell office:value-type="float" office:value="7194" table:style-name="ce1">
            <text:p>7194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5H4M12.295S" table:style-name="ce2">
            <text:p>04:12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do</text:p>
          </table:table-cell>
          <table:table-cell office:value-type="float" office:value="7570" table:style-name="ce1">
            <text:p>757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5H4M18.616S" table:style-name="ce2">
            <text:p>04:18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home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5H4M18.197S" table:style-name="ce2">
            <text:p>04:18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home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5H4M12.296S" table:style-name="ce2">
            <text:p>04:12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do</text:p>
          </table:table-cell>
          <table:table-cell office:value-type="float" office:value="7642" table:style-name="ce1">
            <text:p>7642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5H4M18.920S" table:style-name="ce2">
            <text:p>04:18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5H4M12.303S" table:style-name="ce2">
            <text:p>04:12.3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do</text:p>
          </table:table-cell>
          <table:table-cell office:value-type="float" office:value="7888" table:style-name="ce1">
            <text:p>7888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5H4M12.286S" table:style-name="ce2">
            <text:p>04:12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do</text:p>
          </table:table-cell>
          <table:table-cell office:value-type="float" office:value="7930" table:style-name="ce1">
            <text:p>793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5H4M12.771S" table:style-name="ce2">
            <text:p>04:12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in.do</text:p>
          </table:table-cell>
          <table:table-cell office:value-type="float" office:value="7729" table:style-name="ce1">
            <text:p>772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5H4M18.194S" table:style-name="ce2">
            <text:p>04:18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home</text:p>
          </table:table-cell>
          <table:table-cell office:value-type="float" office:value="2379" table:style-name="ce1">
            <text:p>237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5H4M18.190S" table:style-name="ce2">
            <text:p>04:18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home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5H4M18.412S" table:style-name="ce2">
            <text:p>04:18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home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5H4M18.455S" table:style-name="ce2">
            <text:p>04:18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home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5H4M18.042S" table:style-name="ce2">
            <text:p>04:18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home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5H4M18.199S" table:style-name="ce2">
            <text:p>04:18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home</text:p>
          </table:table-cell>
          <table:table-cell office:value-type="float" office:value="2406" table:style-name="ce1">
            <text:p>240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5H4M18.357S" table:style-name="ce2">
            <text:p>04:18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home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5H4M17.913S" table:style-name="ce2">
            <text:p>04:17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5H4M18.195S" table:style-name="ce2">
            <text:p>04:18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home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5H4M18.179S" table:style-name="ce2">
            <text:p>04:18.2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5H4M18.183S" table:style-name="ce2">
            <text:p>04:18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home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5H4M18.295S" table:style-name="ce2">
            <text:p>04:18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home</text:p>
          </table:table-cell>
          <table:table-cell office:value-type="float" office:value="2505" table:style-name="ce1">
            <text:p>2505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5H4M18.715S" table:style-name="ce2">
            <text:p>04:18.7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home</text:p>
          </table:table-cell>
          <table:table-cell office:value-type="float" office:value="2134" table:style-name="ce1">
            <text:p>2134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5H4M18.849S" table:style-name="ce2">
            <text:p>04:18.8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home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5H4M12.608S" table:style-name="ce2">
            <text:p>04:12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do</text:p>
          </table:table-cell>
          <table:table-cell office:value-type="float" office:value="8285" table:style-name="ce1">
            <text:p>8285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5H4M19.110S" table:style-name="ce2">
            <text:p>04:19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home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5H4M18.202S" table:style-name="ce2">
            <text:p>04:18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home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5H4M18.180S" table:style-name="ce2">
            <text:p>04:18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home</text:p>
          </table:table-cell>
          <table:table-cell office:value-type="float" office:value="2790" table:style-name="ce1">
            <text:p>2790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5H4M18.200S" table:style-name="ce2">
            <text:p>04:18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home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5H4M19.191S" table:style-name="ce2">
            <text:p>04:19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home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5H4M19.206S" table:style-name="ce2">
            <text:p>04:19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788" table:style-name="ce1">
            <text:p>1788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5H4M18.383S" table:style-name="ce2">
            <text:p>04:18.4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home</text:p>
          </table:table-cell>
          <table:table-cell office:value-type="float" office:value="2612" table:style-name="ce1">
            <text:p>2612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5H4M18.457S" table:style-name="ce2">
            <text:p>04:18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home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5H4M19.328S" table:style-name="ce2">
            <text:p>04:19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5H4M18.840S" table:style-name="ce2">
            <text:p>04:18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316" table:style-name="ce1">
            <text:p>2316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5H4M19.751S" table:style-name="ce2">
            <text:p>04:19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405" table:style-name="ce1">
            <text:p>1405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5H4M18.192S" table:style-name="ce2">
            <text:p>04:18.2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home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5H4M12.302S" table:style-name="ce2">
            <text:p>04:12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do</text:p>
          </table:table-cell>
          <table:table-cell office:value-type="float" office:value="8930" table:style-name="ce1">
            <text:p>8930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5H4M18.254S" table:style-name="ce2">
            <text:p>04:18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3144" table:style-name="ce1">
            <text:p>3144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5H4M19.939S" table:style-name="ce2">
            <text:p>04:19.9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5H4M18.881S" table:style-name="ce2">
            <text:p>04:18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home</text:p>
          </table:table-cell>
          <table:table-cell office:value-type="float" office:value="2520" table:style-name="ce1">
            <text:p>2520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5H4M18.461S" table:style-name="ce2">
            <text:p>04:18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home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5H4M12.292S" table:style-name="ce2">
            <text:p>04:12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do</text:p>
          </table:table-cell>
          <table:table-cell office:value-type="float" office:value="9268" table:style-name="ce1">
            <text:p>9268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5H4M20.609S" table:style-name="ce2">
            <text:p>04:20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home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5H4M19.050S" table:style-name="ce2">
            <text:p>04:19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5H4M18.186S" table:style-name="ce2">
            <text:p>04:18.2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home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5H4M12.293S" table:style-name="ce2">
            <text:p>04:12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do</text:p>
          </table:table-cell>
          <table:table-cell office:value-type="float" office:value="9456" table:style-name="ce1">
            <text:p>9456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5H4M19.867S" table:style-name="ce2">
            <text:p>04:19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5H4M20.193S" table:style-name="ce2">
            <text:p>04:20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5H4M20.695S" table:style-name="ce2">
            <text:p>04:20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home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5H4M20.503S" table:style-name="ce2">
            <text:p>04:20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1404" table:style-name="ce1">
            <text:p>1404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5H4M12.291S" table:style-name="ce2">
            <text:p>04:12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in.do</text:p>
          </table:table-cell>
          <table:table-cell office:value-type="float" office:value="9839" table:style-name="ce1">
            <text:p>9839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5H4M12.669S" table:style-name="ce2">
            <text:p>04:12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do</text:p>
          </table:table-cell>
          <table:table-cell office:value-type="float" office:value="9611" table:style-name="ce1">
            <text:p>9611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5H4M18.460S" table:style-name="ce2">
            <text:p>04:18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home</text:p>
          </table:table-cell>
          <table:table-cell office:value-type="float" office:value="4011" table:style-name="ce1">
            <text:p>401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5H4M12.287S" table:style-name="ce2">
            <text:p>04:12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in.do</text:p>
          </table:table-cell>
          <table:table-cell office:value-type="float" office:value="10287" table:style-name="ce1">
            <text:p>10287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5H4M12.831S" table:style-name="ce2">
            <text:p>04:12.8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do</text:p>
          </table:table-cell>
          <table:table-cell office:value-type="float" office:value="9743" table:style-name="ce1">
            <text:p>9743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5H4M21.141S" table:style-name="ce2">
            <text:p>04:21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home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5H4M19.191S" table:style-name="ce2">
            <text:p>04:19.2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home</text:p>
          </table:table-cell>
          <table:table-cell office:value-type="float" office:value="3734" table:style-name="ce1">
            <text:p>3734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5H4M12.549S" table:style-name="ce2">
            <text:p>04:12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in.do</text:p>
          </table:table-cell>
          <table:table-cell office:value-type="float" office:value="10376" table:style-name="ce1">
            <text:p>10376</text:p>
          </table:table-cell>
          <table:table-cell office:value-type="string" table:style-name="ce1">
            <text:p>Warning</text:p>
          </table:table-cell>
          <table:table-cell office:value-type="float" office:value="997" table:style-name="ce1">
            <text:p>997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5H4M21.563S" table:style-name="ce2">
            <text:p>04:21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5H4M20.996S" table:style-name="ce2">
            <text:p>04:21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home</text:p>
          </table:table-cell>
          <table:table-cell office:value-type="float" office:value="2252" table:style-name="ce1">
            <text:p>225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5H4M20.083S" table:style-name="ce2">
            <text:p>04:20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home</text:p>
          </table:table-cell>
          <table:table-cell office:value-type="float" office:value="3171" table:style-name="ce1">
            <text:p>317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5H4M20.894S" table:style-name="ce2">
            <text:p>04:20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5H4M21.158S" table:style-name="ce2">
            <text:p>04:21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home</text:p>
          </table:table-cell>
          <table:table-cell office:value-type="float" office:value="2377" table:style-name="ce1">
            <text:p>2377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5H4M21.798S" table:style-name="ce2">
            <text:p>04:21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home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5H4M21.159S" table:style-name="ce2">
            <text:p>04:21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home</text:p>
          </table:table-cell>
          <table:table-cell office:value-type="float" office:value="2455" table:style-name="ce1">
            <text:p>2455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5H4M21.400S" table:style-name="ce2">
            <text:p>04:21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home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5H4M20.802S" table:style-name="ce2">
            <text:p>04:20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home</text:p>
          </table:table-cell>
          <table:table-cell office:value-type="float" office:value="2918" table:style-name="ce1">
            <text:p>291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5H4M21.904S" table:style-name="ce2">
            <text:p>04:21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home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5H4M20.607S" table:style-name="ce2">
            <text:p>04:20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home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5H4M21.603S" table:style-name="ce2">
            <text:p>04:21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home</text:p>
          </table:table-cell>
          <table:table-cell office:value-type="float" office:value="2392" table:style-name="ce1">
            <text:p>239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5H4M21.235S" table:style-name="ce2">
            <text:p>04:21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810" table:style-name="ce1">
            <text:p>2810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5H4M20.217S" table:style-name="ce2">
            <text:p>04:20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5H4M20.576S" table:style-name="ce2">
            <text:p>04:20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home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5H4M21.401S" table:style-name="ce2">
            <text:p>04:21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home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5H4M21.752S" table:style-name="ce2">
            <text:p>04:21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5H4M21.909S" table:style-name="ce2">
            <text:p>04:21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home</text:p>
          </table:table-cell>
          <table:table-cell office:value-type="float" office:value="2402" table:style-name="ce1">
            <text:p>240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5H4M22.283S" table:style-name="ce2">
            <text:p>04:22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5H4M22.132S" table:style-name="ce2">
            <text:p>04:22.1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456" table:style-name="ce1">
            <text:p>2456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5H4M22.577S" table:style-name="ce2">
            <text:p>04:22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348" table:style-name="ce1">
            <text:p>2348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5H4M24.590S" table:style-name="ce2">
            <text:p>04:24.6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hom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5H4M24.106S" table:style-name="ce2">
            <text:p>04:24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home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5H4M23.192S" table:style-name="ce2">
            <text:p>04:23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home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5H4M23.368S" table:style-name="ce2">
            <text:p>04:23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home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5H4M22.576S" table:style-name="ce2">
            <text:p>04:22.6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5H4M24.420S" table:style-name="ce2">
            <text:p>04:24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home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5H4M24.047S" table:style-name="ce2">
            <text:p>04:24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home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5H4M24.308S" table:style-name="ce2">
            <text:p>04:24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home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5H4M22.928S" table:style-name="ce2">
            <text:p>04:22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5H4M20.607S" table:style-name="ce2">
            <text:p>04:20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home</text:p>
          </table:table-cell>
          <table:table-cell office:value-type="float" office:value="4908" table:style-name="ce1">
            <text:p>490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5H4M24.927S" table:style-name="ce2">
            <text:p>04:24.9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home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5H4M25.175S" table:style-name="ce2">
            <text:p>04:25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home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5H4M25.129S" table:style-name="ce2">
            <text:p>04:25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home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5H4M20.995S" table:style-name="ce2">
            <text:p>04:21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home</text:p>
          </table:table-cell>
          <table:table-cell office:value-type="float" office:value="5026" table:style-name="ce1">
            <text:p>502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5H4M21.563S" table:style-name="ce2">
            <text:p>04:21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home</text:p>
          </table:table-cell>
          <table:table-cell office:value-type="float" office:value="4644" table:style-name="ce1">
            <text:p>4644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5H4M20.962S" table:style-name="ce2">
            <text:p>04:21.0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home</text:p>
          </table:table-cell>
          <table:table-cell office:value-type="float" office:value="5474" table:style-name="ce1">
            <text:p>5474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5H4M12.359S" table:style-name="ce2">
            <text:p>04:12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in.do</text:p>
          </table:table-cell>
          <table:table-cell office:value-type="float" office:value="14367" table:style-name="ce1">
            <text:p>1436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5H4M12.291S" table:style-name="ce2">
            <text:p>04:12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do</text:p>
          </table:table-cell>
          <table:table-cell office:value-type="float" office:value="14443" table:style-name="ce1">
            <text:p>1444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5H4M12.348S" table:style-name="ce2">
            <text:p>04:12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do</text:p>
          </table:table-cell>
          <table:table-cell office:value-type="float" office:value="14436" table:style-name="ce1">
            <text:p>14436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5H4M12.472S" table:style-name="ce2">
            <text:p>04:12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do</text:p>
          </table:table-cell>
          <table:table-cell office:value-type="float" office:value="14364" table:style-name="ce1">
            <text:p>14364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5H4M12.291S" table:style-name="ce2">
            <text:p>04:12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do</text:p>
          </table:table-cell>
          <table:table-cell office:value-type="float" office:value="14557" table:style-name="ce1">
            <text:p>1455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5H4M12.299S" table:style-name="ce2">
            <text:p>04:12.3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do</text:p>
          </table:table-cell>
          <table:table-cell office:value-type="float" office:value="14697" table:style-name="ce1">
            <text:p>14697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5H4M12.301S" table:style-name="ce2">
            <text:p>04:12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do</text:p>
          </table:table-cell>
          <table:table-cell office:value-type="float" office:value="14699" table:style-name="ce1">
            <text:p>14699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5H4M12.737S" table:style-name="ce2">
            <text:p>04:12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do</text:p>
          </table:table-cell>
          <table:table-cell office:value-type="float" office:value="14269" table:style-name="ce1">
            <text:p>14269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5H4M12.298S" table:style-name="ce2">
            <text:p>04:12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do</text:p>
          </table:table-cell>
          <table:table-cell office:value-type="float" office:value="14759" table:style-name="ce1">
            <text:p>14759</text:p>
          </table:table-cell>
          <table:table-cell office:value-type="string" table:style-name="ce1">
            <text:p>Success</text:p>
          </table:table-cell>
          <table:table-cell office:value-type="float" office:value="26624" table:style-name="ce1">
            <text:p>26624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5H4M26.737S" table:style-name="ce2">
            <text:p>04:26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5H4M26.728S" table:style-name="ce2">
            <text:p>04:26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5H4M26.848S" table:style-name="ce2">
            <text:p>04:26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5H4M26.838S" table:style-name="ce2">
            <text:p>04:26.8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5H4M26.999S" table:style-name="ce2">
            <text:p>04:27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5H4M27.001S" table:style-name="ce2">
            <text:p>04:27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5H4M26.786S" table:style-name="ce2">
            <text:p>04:26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5H4M27.007S" table:style-name="ce2">
            <text:p>04:27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;jsessionid=mhe00taghnz0offd3mgdlzps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5H4M27.058S" table:style-name="ce2">
            <text:p>04:27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;jsessionid=1tq076oucx5juqw6dv46y7ues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5H4M27.195S" table:style-name="ce2">
            <text:p>04:27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home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5H4M27.301S" table:style-name="ce2">
            <text:p>04:27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home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5H4M27.301S" table:style-name="ce2">
            <text:p>04:27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home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5H4M20.893S" table:style-name="ce2">
            <text:p>04:20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home</text:p>
          </table:table-cell>
          <table:table-cell office:value-type="float" office:value="6745" table:style-name="ce1">
            <text:p>6745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5H4M27.199S" table:style-name="ce2">
            <text:p>04:27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home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5H4M27.291S" table:style-name="ce2">
            <text:p>04:27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home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5H4M27.299S" table:style-name="ce2">
            <text:p>04:27.3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home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5H4M27.316S" table:style-name="ce2">
            <text:p>04:27.3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home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5H4M27.294S" table:style-name="ce2">
            <text:p>04:27.3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hom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5H4M27.557S" table:style-name="ce2">
            <text:p>04:27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6666" table:style-name="ce1">
            <text:p>26666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5H4M19.873S" table:style-name="ce2">
            <text:p>04:19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home</text:p>
          </table:table-cell>
          <table:table-cell office:value-type="float" office:value="8353" table:style-name="ce1">
            <text:p>835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5H4M27.619S" table:style-name="ce2">
            <text:p>04:27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home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5H4M27.652S" table:style-name="ce2">
            <text:p>04:27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home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5H4M27.726S" table:style-name="ce2">
            <text:p>04:27.7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home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5H4M27.574S" table:style-name="ce2">
            <text:p>04:27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home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5H4M27.577S" table:style-name="ce2">
            <text:p>04:27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home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6891" table:style-name="ce1">
            <text:p>26891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5H4M27.714S" table:style-name="ce2">
            <text:p>04:27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home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5H4M27.767S" table:style-name="ce2">
            <text:p>04:27.8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home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5H4M27.752S" table:style-name="ce2">
            <text:p>04:27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home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26890" table:style-name="ce1">
            <text:p>26890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5H4M27.882S" table:style-name="ce2">
            <text:p>04:27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home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26891" table:style-name="ce1">
            <text:p>2689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5H4M21.403S" table:style-name="ce2">
            <text:p>04:21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home</text:p>
          </table:table-cell>
          <table:table-cell office:value-type="float" office:value="7204" table:style-name="ce1">
            <text:p>7204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5H4M20.994S" table:style-name="ce2">
            <text:p>04:21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home</text:p>
          </table:table-cell>
          <table:table-cell office:value-type="float" office:value="8973" table:style-name="ce1">
            <text:p>897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5H4M20.610S" table:style-name="ce2">
            <text:p>04:20.6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home</text:p>
          </table:table-cell>
          <table:table-cell office:value-type="float" office:value="9559" table:style-name="ce1">
            <text:p>955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5H4M20.579S" table:style-name="ce2">
            <text:p>04:20.6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home</text:p>
          </table:table-cell>
          <table:table-cell office:value-type="float" office:value="9773" table:style-name="ce1">
            <text:p>977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5H4M20.907S" table:style-name="ce2">
            <text:p>04:20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home</text:p>
          </table:table-cell>
          <table:table-cell office:value-type="float" office:value="9653" table:style-name="ce1">
            <text:p>965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5H4M21.163S" table:style-name="ce2">
            <text:p>04:21.2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home</text:p>
          </table:table-cell>
          <table:table-cell office:value-type="float" office:value="9596" table:style-name="ce1">
            <text:p>959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5H4M24.173S" table:style-name="ce2">
            <text:p>04:24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6669" table:style-name="ce1">
            <text:p>6669</text:p>
          </table:table-cell>
          <table:table-cell office:value-type="string" table:style-name="ce1">
            <text:p>Success</text:p>
          </table:table-cell>
          <table:table-cell office:value-type="float" office:value="173280" table:style-name="ce1">
            <text:p>173280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5H4M20.994S" table:style-name="ce2">
            <text:p>04:21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home</text:p>
          </table:table-cell>
          <table:table-cell office:value-type="float" office:value="9946" table:style-name="ce1">
            <text:p>994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5H4M21.905S" table:style-name="ce2">
            <text:p>04:21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home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5H4M22.474S" table:style-name="ce2">
            <text:p>04:22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home</text:p>
          </table:table-cell>
          <table:table-cell office:value-type="float" office:value="8777" table:style-name="ce1">
            <text:p>8777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5H4M23.250S" table:style-name="ce2">
            <text:p>04:23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home</text:p>
          </table:table-cell>
          <table:table-cell office:value-type="float" office:value="8139" table:style-name="ce1">
            <text:p>813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5H4M23.616S" table:style-name="ce2">
            <text:p>04:23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home</text:p>
          </table:table-cell>
          <table:table-cell office:value-type="float" office:value="7936" table:style-name="ce1">
            <text:p>793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5H4M23.641S" table:style-name="ce2">
            <text:p>04:23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home</text:p>
          </table:table-cell>
          <table:table-cell office:value-type="float" office:value="8098" table:style-name="ce1">
            <text:p>809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5H4M23.536S" table:style-name="ce2">
            <text:p>04:23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home</text:p>
          </table:table-cell>
          <table:table-cell office:value-type="float" office:value="8343" table:style-name="ce1">
            <text:p>834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5H4M22.927S" table:style-name="ce2">
            <text:p>04:22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home</text:p>
          </table:table-cell>
          <table:table-cell office:value-type="float" office:value="9148" table:style-name="ce1">
            <text:p>914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5H4M24.304S" table:style-name="ce2">
            <text:p>04:24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home</text:p>
          </table:table-cell>
          <table:table-cell office:value-type="float" office:value="7893" table:style-name="ce1">
            <text:p>789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5H4M23.333S" table:style-name="ce2">
            <text:p>04:23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home</text:p>
          </table:table-cell>
          <table:table-cell office:value-type="float" office:value="9088" table:style-name="ce1">
            <text:p>908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5H4M23.873S" table:style-name="ce2">
            <text:p>04:23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8808" table:style-name="ce1">
            <text:p>8808</text:p>
          </table:table-cell>
          <table:table-cell office:value-type="string" table:style-name="ce1">
            <text:p>Success</text:p>
          </table:table-cell>
          <table:table-cell office:value-type="float" office:value="172438" table:style-name="ce1">
            <text:p>172438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5H4M23.722S" table:style-name="ce2">
            <text:p>04:23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044" table:style-name="ce1">
            <text:p>9044</text:p>
          </table:table-cell>
          <table:table-cell office:value-type="string" table:style-name="ce1">
            <text:p>Success</text:p>
          </table:table-cell>
          <table:table-cell office:value-type="float" office:value="172441" table:style-name="ce1">
            <text:p>172441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5H4M23.723S" table:style-name="ce2">
            <text:p>04:23.7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home</text:p>
          </table:table-cell>
          <table:table-cell office:value-type="float" office:value="9126" table:style-name="ce1">
            <text:p>912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5H4M24.312S" table:style-name="ce2">
            <text:p>04:24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home</text:p>
          </table:table-cell>
          <table:table-cell office:value-type="float" office:value="8685" table:style-name="ce1">
            <text:p>8685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5H4M25.101S" table:style-name="ce2">
            <text:p>04:25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home</text:p>
          </table:table-cell>
          <table:table-cell office:value-type="float" office:value="8067" table:style-name="ce1">
            <text:p>8067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5H4M25.056S" table:style-name="ce2">
            <text:p>04:25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home</text:p>
          </table:table-cell>
          <table:table-cell office:value-type="float" office:value="8256" table:style-name="ce1">
            <text:p>825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5H4M25.048S" table:style-name="ce2">
            <text:p>04:25.0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home</text:p>
          </table:table-cell>
          <table:table-cell office:value-type="float" office:value="8429" table:style-name="ce1">
            <text:p>842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5H4M25.174S" table:style-name="ce2">
            <text:p>04:25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home</text:p>
          </table:table-cell>
          <table:table-cell office:value-type="float" office:value="8483" table:style-name="ce1">
            <text:p>848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5H4M25.518S" table:style-name="ce2">
            <text:p>04:25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8282" table:style-name="ce1">
            <text:p>8282</text:p>
          </table:table-cell>
          <table:table-cell office:value-type="string" table:style-name="ce1">
            <text:p>Success</text:p>
          </table:table-cell>
          <table:table-cell office:value-type="float" office:value="172444" table:style-name="ce1">
            <text:p>172444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5H4M25.167S" table:style-name="ce2">
            <text:p>04:25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home</text:p>
          </table:table-cell>
          <table:table-cell office:value-type="float" office:value="8696" table:style-name="ce1">
            <text:p>8696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5H4M25.161S" table:style-name="ce2">
            <text:p>04:25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home</text:p>
          </table:table-cell>
          <table:table-cell office:value-type="float" office:value="8863" table:style-name="ce1">
            <text:p>886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5H4M25.529S" table:style-name="ce2">
            <text:p>04:25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home</text:p>
          </table:table-cell>
          <table:table-cell office:value-type="float" office:value="8670" table:style-name="ce1">
            <text:p>8670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5H4M25.098S" table:style-name="ce2">
            <text:p>04:25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home</text:p>
          </table:table-cell>
          <table:table-cell office:value-type="float" office:value="9254" table:style-name="ce1">
            <text:p>9254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5H4M25.671S" table:style-name="ce2">
            <text:p>04:25.7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home</text:p>
          </table:table-cell>
          <table:table-cell office:value-type="float" office:value="8823" table:style-name="ce1">
            <text:p>882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5H4M25.682S" table:style-name="ce2">
            <text:p>04:25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home</text:p>
          </table:table-cell>
          <table:table-cell office:value-type="float" office:value="8948" table:style-name="ce1">
            <text:p>8948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5H4M19.909S" table:style-name="ce2">
            <text:p>04:19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home</text:p>
          </table:table-cell>
          <table:table-cell office:value-type="float" office:value="15586" table:style-name="ce1">
            <text:p>15586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5H4M21.117S" table:style-name="ce2">
            <text:p>04:21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home</text:p>
          </table:table-cell>
          <table:table-cell office:value-type="float" office:value="14842" table:style-name="ce1">
            <text:p>14842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5H4M26.439S" table:style-name="ce2">
            <text:p>04:26.4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9644" table:style-name="ce1">
            <text:p>9644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5H4M20.604S" table:style-name="ce2">
            <text:p>04:20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home</text:p>
          </table:table-cell>
          <table:table-cell office:value-type="float" office:value="15622" table:style-name="ce1">
            <text:p>15622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5H4M28.281S" table:style-name="ce2">
            <text:p>04:28.3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8113" table:style-name="ce1">
            <text:p>8113</text:p>
          </table:table-cell>
          <table:table-cell office:value-type="string" table:style-name="ce1">
            <text:p>Success</text:p>
          </table:table-cell>
          <table:table-cell office:value-type="float" office:value="172473" table:style-name="ce1">
            <text:p>172473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5H4M32.200S" table:style-name="ce2">
            <text:p>04:32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4280" table:style-name="ce1">
            <text:p>4280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5H4M28.483S" table:style-name="ce2">
            <text:p>04:28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8037" table:style-name="ce1">
            <text:p>8037</text:p>
          </table:table-cell>
          <table:table-cell office:value-type="string" table:style-name="ce1">
            <text:p>Success</text:p>
          </table:table-cell>
          <table:table-cell office:value-type="float" office:value="172473" table:style-name="ce1">
            <text:p>172473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5H4M28.552S" table:style-name="ce2">
            <text:p>04:28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7995" table:style-name="ce1">
            <text:p>7995</text:p>
          </table:table-cell>
          <table:table-cell office:value-type="string" table:style-name="ce1">
            <text:p>Success</text:p>
          </table:table-cell>
          <table:table-cell office:value-type="float" office:value="172473" table:style-name="ce1">
            <text:p>172473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5H4M20.850S" table:style-name="ce2">
            <text:p>04:20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home</text:p>
          </table:table-cell>
          <table:table-cell office:value-type="float" office:value="15796" table:style-name="ce1">
            <text:p>15796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5H4M26.023S" table:style-name="ce2">
            <text:p>04:26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0651" table:style-name="ce1">
            <text:p>10651</text:p>
          </table:table-cell>
          <table:table-cell office:value-type="string" table:style-name="ce1">
            <text:p>Success</text:p>
          </table:table-cell>
          <table:table-cell office:value-type="float" office:value="172451" table:style-name="ce1">
            <text:p>172451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5H4M31.882S" table:style-name="ce2">
            <text:p>04:31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4799" table:style-name="ce1">
            <text:p>4799</text:p>
          </table:table-cell>
          <table:table-cell office:value-type="string" table:style-name="ce1">
            <text:p>Success</text:p>
          </table:table-cell>
          <table:table-cell office:value-type="float" office:value="172449" table:style-name="ce1">
            <text:p>172449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5H4M36.555S" table:style-name="ce2">
            <text:p>04:36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5H4M27.641S" table:style-name="ce2">
            <text:p>04:27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9193" table:style-name="ce1">
            <text:p>9193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5H4M28.289S" table:style-name="ce2">
            <text:p>04:28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Success</text:p>
          </table:table-cell>
          <table:table-cell office:value-type="float" office:value="172473" table:style-name="ce1">
            <text:p>172473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5H4M28.291S" table:style-name="ce2">
            <text:p>04:28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8571" table:style-name="ce1">
            <text:p>8571</text:p>
          </table:table-cell>
          <table:table-cell office:value-type="string" table:style-name="ce1">
            <text:p>Success</text:p>
          </table:table-cell>
          <table:table-cell office:value-type="float" office:value="172474" table:style-name="ce1">
            <text:p>172474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5H4M36.406S" table:style-name="ce2">
            <text:p>04:36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5H4M32.078S" table:style-name="ce2">
            <text:p>04:32.1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791" table:style-name="ce1">
            <text:p>4791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5H4M31.742S" table:style-name="ce2">
            <text:p>04:31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5130" table:style-name="ce1">
            <text:p>5130</text:p>
          </table:table-cell>
          <table:table-cell office:value-type="string" table:style-name="ce1">
            <text:p>Success</text:p>
          </table:table-cell>
          <table:table-cell office:value-type="float" office:value="172450" table:style-name="ce1">
            <text:p>172450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5H4M26.211S" table:style-name="ce2">
            <text:p>04:26.2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0665" table:style-name="ce1">
            <text:p>10665</text:p>
          </table:table-cell>
          <table:table-cell office:value-type="string" table:style-name="ce1">
            <text:p>Success</text:p>
          </table:table-cell>
          <table:table-cell office:value-type="float" office:value="172450" table:style-name="ce1">
            <text:p>172450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5H4M20.581S" table:style-name="ce2">
            <text:p>04:20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home</text:p>
          </table:table-cell>
          <table:table-cell office:value-type="float" office:value="16299" table:style-name="ce1">
            <text:p>16299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5H4M36.529S" table:style-name="ce2">
            <text:p>04:36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5H4M28.504S" table:style-name="ce2">
            <text:p>04:28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8387" table:style-name="ce1">
            <text:p>8387</text:p>
          </table:table-cell>
          <table:table-cell office:value-type="string" table:style-name="ce1">
            <text:p>Success</text:p>
          </table:table-cell>
          <table:table-cell office:value-type="float" office:value="172473" table:style-name="ce1">
            <text:p>172473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5H4M28.274S" table:style-name="ce2">
            <text:p>04:28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Success</text:p>
          </table:table-cell>
          <table:table-cell office:value-type="float" office:value="172476" table:style-name="ce1">
            <text:p>172476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5H4M36.896S" table:style-name="ce2">
            <text:p>04:36.9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5H4M28.610S" table:style-name="ce2">
            <text:p>04:28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8394" table:style-name="ce1">
            <text:p>8394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5H4M28.246S" table:style-name="ce2">
            <text:p>04:28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8768" table:style-name="ce1">
            <text:p>8768</text:p>
          </table:table-cell>
          <table:table-cell office:value-type="string" table:style-name="ce1">
            <text:p>Success</text:p>
          </table:table-cell>
          <table:table-cell office:value-type="float" office:value="172474" table:style-name="ce1">
            <text:p>172474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5H4M23.588S" table:style-name="ce2">
            <text:p>04:23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home</text:p>
          </table:table-cell>
          <table:table-cell office:value-type="float" office:value="13440" table:style-name="ce1">
            <text:p>13440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5H4M28.554S" table:style-name="ce2">
            <text:p>04:28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467" table:style-name="ce1">
            <text:p>8467</text:p>
          </table:table-cell>
          <table:table-cell office:value-type="string" table:style-name="ce1">
            <text:p>Success</text:p>
          </table:table-cell>
          <table:table-cell office:value-type="float" office:value="172475" table:style-name="ce1">
            <text:p>172475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5H4M31.392S" table:style-name="ce2">
            <text:p>04:31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618" table:style-name="ce1">
            <text:p>5618</text:p>
          </table:table-cell>
          <table:table-cell office:value-type="string" table:style-name="ce1">
            <text:p>Success</text:p>
          </table:table-cell>
          <table:table-cell office:value-type="float" office:value="172448" table:style-name="ce1">
            <text:p>17244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5H4M36.868S" table:style-name="ce2">
            <text:p>04:36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7021" table:style-name="ce1">
            <text:p>27021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5H4M20.722S" table:style-name="ce2">
            <text:p>04:20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home</text:p>
          </table:table-cell>
          <table:table-cell office:value-type="float" office:value="16420" table:style-name="ce1">
            <text:p>16420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5H4M28.233S" table:style-name="ce2">
            <text:p>04:28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8907" table:style-name="ce1">
            <text:p>8907</text:p>
          </table:table-cell>
          <table:table-cell office:value-type="string" table:style-name="ce1">
            <text:p>Success</text:p>
          </table:table-cell>
          <table:table-cell office:value-type="float" office:value="172451" table:style-name="ce1">
            <text:p>172451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5H4M30.565S" table:style-name="ce2">
            <text:p>04:30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6574" table:style-name="ce1">
            <text:p>6574</text:p>
          </table:table-cell>
          <table:table-cell office:value-type="string" table:style-name="ce1">
            <text:p>Success</text:p>
          </table:table-cell>
          <table:table-cell office:value-type="float" office:value="172451" table:style-name="ce1">
            <text:p>172451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5H4M30.941S" table:style-name="ce2">
            <text:p>04:30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6212" table:style-name="ce1">
            <text:p>6212</text:p>
          </table:table-cell>
          <table:table-cell office:value-type="string" table:style-name="ce1">
            <text:p>Success</text:p>
          </table:table-cell>
          <table:table-cell office:value-type="float" office:value="173315" table:style-name="ce1">
            <text:p>173315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5H4M34.633S" table:style-name="ce2">
            <text:p>04:34.6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Success</text:p>
          </table:table-cell>
          <table:table-cell office:value-type="float" office:value="172453" table:style-name="ce1">
            <text:p>172453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5H4M29.970S" table:style-name="ce2">
            <text:p>04:30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7224" table:style-name="ce1">
            <text:p>7224</text:p>
          </table:table-cell>
          <table:table-cell office:value-type="string" table:style-name="ce1">
            <text:p>Success</text:p>
          </table:table-cell>
          <table:table-cell office:value-type="float" office:value="172456" table:style-name="ce1">
            <text:p>172456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5H4M36.868S" table:style-name="ce2">
            <text:p>04:36.9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5H4M36.955S" table:style-name="ce2">
            <text:p>04:37.0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5H4M22.614S" table:style-name="ce2">
            <text:p>04:22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home</text:p>
          </table:table-cell>
          <table:table-cell office:value-type="float" office:value="14623" table:style-name="ce1">
            <text:p>14623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5H4M37.025S" table:style-name="ce2">
            <text:p>04:37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5H4M37.031S" table:style-name="ce2">
            <text:p>04:37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7021" table:style-name="ce1">
            <text:p>2702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5H4M20.600S" table:style-name="ce2">
            <text:p>04:20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home</text:p>
          </table:table-cell>
          <table:table-cell office:value-type="float" office:value="16754" table:style-name="ce1">
            <text:p>16754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5H4M21.641S" table:style-name="ce2">
            <text:p>04:21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home</text:p>
          </table:table-cell>
          <table:table-cell office:value-type="float" office:value="15774" table:style-name="ce1">
            <text:p>15774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5H4M21.415S" table:style-name="ce2">
            <text:p>04:21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home</text:p>
          </table:table-cell>
          <table:table-cell office:value-type="float" office:value="16072" table:style-name="ce1">
            <text:p>16072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5H4M23.999S" table:style-name="ce2">
            <text:p>04:24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home</text:p>
          </table:table-cell>
          <table:table-cell office:value-type="float" office:value="13583" table:style-name="ce1">
            <text:p>13583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5H4M20.971S" table:style-name="ce2">
            <text:p>04:21.0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home</text:p>
          </table:table-cell>
          <table:table-cell office:value-type="float" office:value="16710" table:style-name="ce1">
            <text:p>16710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5H4M12.718S" table:style-name="ce2">
            <text:p>04:12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in.do</text:p>
          </table:table-cell>
          <table:table-cell office:value-type="float" office:value="25049" table:style-name="ce1">
            <text:p>25049</text:p>
          </table:table-cell>
          <table:table-cell office:value-type="string" table:style-name="ce1">
            <text:p>Warning</text:p>
          </table:table-cell>
          <table:table-cell office:value-type="float" office:value="9042" table:style-name="ce1">
            <text:p>9042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5H4M37.770S" table:style-name="ce2">
            <text:p>04:37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;jsessionid=1q5onm2re6zk23orc1ebk1fe4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6623" table:style-name="ce1">
            <text:p>26623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5H4M38.025S" table:style-name="ce2">
            <text:p>04:38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home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26665" table:style-name="ce1">
            <text:p>26665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5H4M38.408S" table:style-name="ce2">
            <text:p>04:38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home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Warning</text:p>
          </table:table-cell>
          <table:table-cell office:value-type="float" office:value="15726" table:style-name="ce1">
            <text:p>15726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5H4M30.853S" table:style-name="ce2">
            <text:p>04:30.9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1144" table:style-name="ce1">
            <text:p>11144</text:p>
          </table:table-cell>
          <table:table-cell office:value-type="string" table:style-name="ce1">
            <text:p>Success</text:p>
          </table:table-cell>
          <table:table-cell office:value-type="float" office:value="176086" table:style-name="ce1">
            <text:p>176086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5H4M37.166S" table:style-name="ce2">
            <text:p>04:37.2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846" table:style-name="ce1">
            <text:p>4846</text:p>
          </table:table-cell>
          <table:table-cell office:value-type="string" table:style-name="ce1">
            <text:p>Success</text:p>
          </table:table-cell>
          <table:table-cell office:value-type="float" office:value="176086" table:style-name="ce1">
            <text:p>176086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5H4M36.883S" table:style-name="ce2">
            <text:p>04:36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5133" table:style-name="ce1">
            <text:p>5133</text:p>
          </table:table-cell>
          <table:table-cell office:value-type="string" table:style-name="ce1">
            <text:p>Success</text:p>
          </table:table-cell>
          <table:table-cell office:value-type="float" office:value="176088" table:style-name="ce1">
            <text:p>17608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5H4M36.487S" table:style-name="ce2">
            <text:p>04:36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5538" table:style-name="ce1">
            <text:p>5538</text:p>
          </table:table-cell>
          <table:table-cell office:value-type="string" table:style-name="ce1">
            <text:p>Success</text:p>
          </table:table-cell>
          <table:table-cell office:value-type="float" office:value="176086" table:style-name="ce1">
            <text:p>176086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5H4M37.239S" table:style-name="ce2">
            <text:p>04:37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4792" table:style-name="ce1">
            <text:p>4792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5H4M37.419S" table:style-name="ce2">
            <text:p>04:37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616" table:style-name="ce1">
            <text:p>4616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5H4M37.585S" table:style-name="ce2">
            <text:p>04:37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4452" table:style-name="ce1">
            <text:p>4452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5H4M34.203S" table:style-name="ce2">
            <text:p>04:34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897" table:style-name="ce1">
            <text:p>7897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5H4M32.852S" table:style-name="ce2">
            <text:p>04:32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9250" table:style-name="ce1">
            <text:p>9250</text:p>
          </table:table-cell>
          <table:table-cell office:value-type="string" table:style-name="ce1">
            <text:p>Success</text:p>
          </table:table-cell>
          <table:table-cell office:value-type="float" office:value="175821" table:style-name="ce1">
            <text:p>175821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5H4M36.867S" table:style-name="ce2">
            <text:p>04:36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Success</text:p>
          </table:table-cell>
          <table:table-cell office:value-type="float" office:value="176067" table:style-name="ce1">
            <text:p>176067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5H4M36.649S" table:style-name="ce2">
            <text:p>04:36.6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5469" table:style-name="ce1">
            <text:p>5469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5H4M32.693S" table:style-name="ce2">
            <text:p>04:32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9709" table:style-name="ce1">
            <text:p>9709</text:p>
          </table:table-cell>
          <table:table-cell office:value-type="string" table:style-name="ce1">
            <text:p>Success</text:p>
          </table:table-cell>
          <table:table-cell office:value-type="float" office:value="176067" table:style-name="ce1">
            <text:p>176067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5H4M30.763S" table:style-name="ce2">
            <text:p>04:30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1647" table:style-name="ce1">
            <text:p>11647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5H4M37.030S" table:style-name="ce2">
            <text:p>04:37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569" table:style-name="ce1">
            <text:p>5569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5H4M34.026S" table:style-name="ce2">
            <text:p>04:34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8602" table:style-name="ce1">
            <text:p>8602</text:p>
          </table:table-cell>
          <table:table-cell office:value-type="string" table:style-name="ce1">
            <text:p>Success</text:p>
          </table:table-cell>
          <table:table-cell office:value-type="float" office:value="175839" table:style-name="ce1">
            <text:p>17583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5H4M32.424S" table:style-name="ce2">
            <text:p>04:32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0243" table:style-name="ce1">
            <text:p>10243</text:p>
          </table:table-cell>
          <table:table-cell office:value-type="string" table:style-name="ce1">
            <text:p>Success</text:p>
          </table:table-cell>
          <table:table-cell office:value-type="float" office:value="175821" table:style-name="ce1">
            <text:p>175821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5H4M36.684S" table:style-name="ce2">
            <text:p>04:36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6012" table:style-name="ce1">
            <text:p>6012</text:p>
          </table:table-cell>
          <table:table-cell office:value-type="string" table:style-name="ce1">
            <text:p>Success</text:p>
          </table:table-cell>
          <table:table-cell office:value-type="float" office:value="176090" table:style-name="ce1">
            <text:p>176090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5H4M33.315S" table:style-name="ce2">
            <text:p>04:33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9376" table:style-name="ce1">
            <text:p>9376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5H4M36.879S" table:style-name="ce2">
            <text:p>04:36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5822" table:style-name="ce1">
            <text:p>5822</text:p>
          </table:table-cell>
          <table:table-cell office:value-type="string" table:style-name="ce1">
            <text:p>Success</text:p>
          </table:table-cell>
          <table:table-cell office:value-type="float" office:value="176089" table:style-name="ce1">
            <text:p>176089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5H4M35.497S" table:style-name="ce2">
            <text:p>04:35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207" table:style-name="ce1">
            <text:p>7207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5H4M37.490S" table:style-name="ce2">
            <text:p>04:37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259" table:style-name="ce1">
            <text:p>5259</text:p>
          </table:table-cell>
          <table:table-cell office:value-type="string" table:style-name="ce1">
            <text:p>Success</text:p>
          </table:table-cell>
          <table:table-cell office:value-type="float" office:value="175842" table:style-name="ce1">
            <text:p>175842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5H4M33.000S" table:style-name="ce2">
            <text:p>04:33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9776" table:style-name="ce1">
            <text:p>9776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5H4M33.865S" table:style-name="ce2">
            <text:p>04:33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8955" table:style-name="ce1">
            <text:p>8955</text:p>
          </table:table-cell>
          <table:table-cell office:value-type="string" table:style-name="ce1">
            <text:p>Success</text:p>
          </table:table-cell>
          <table:table-cell office:value-type="float" office:value="175841" table:style-name="ce1">
            <text:p>175841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5H4M37.167S" table:style-name="ce2">
            <text:p>04:37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Success</text:p>
          </table:table-cell>
          <table:table-cell office:value-type="float" office:value="177666" table:style-name="ce1">
            <text:p>177666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5H4M33.481S" table:style-name="ce2">
            <text:p>04:33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9799" table:style-name="ce1">
            <text:p>9799</text:p>
          </table:table-cell>
          <table:table-cell office:value-type="string" table:style-name="ce1">
            <text:p>Success</text:p>
          </table:table-cell>
          <table:table-cell office:value-type="float" office:value="175842" table:style-name="ce1">
            <text:p>175842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5H4M30.355S" table:style-name="ce2">
            <text:p>04:30.4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2991" table:style-name="ce1">
            <text:p>12991</text:p>
          </table:table-cell>
          <table:table-cell office:value-type="string" table:style-name="ce1">
            <text:p>Success</text:p>
          </table:table-cell>
          <table:table-cell office:value-type="float" office:value="175841" table:style-name="ce1">
            <text:p>175841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5H4M37.685S" table:style-name="ce2">
            <text:p>04:37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666" table:style-name="ce1">
            <text:p>5666</text:p>
          </table:table-cell>
          <table:table-cell office:value-type="string" table:style-name="ce1">
            <text:p>Success</text:p>
          </table:table-cell>
          <table:table-cell office:value-type="float" office:value="175842" table:style-name="ce1">
            <text:p>175842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5H4M33.659S" table:style-name="ce2">
            <text:p>04:33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9838" table:style-name="ce1">
            <text:p>9838</text:p>
          </table:table-cell>
          <table:table-cell office:value-type="string" table:style-name="ce1">
            <text:p>Success</text:p>
          </table:table-cell>
          <table:table-cell office:value-type="float" office:value="175842" table:style-name="ce1">
            <text:p>175842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5H4M37.036S" table:style-name="ce2">
            <text:p>04:37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Success</text:p>
          </table:table-cell>
          <table:table-cell office:value-type="float" office:value="176124" table:style-name="ce1">
            <text:p>176124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5H4M36.228S" table:style-name="ce2">
            <text:p>04:36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9245" table:style-name="ce1">
            <text:p>9245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5H4M31.555S" table:style-name="ce2">
            <text:p>04:31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3946" table:style-name="ce1">
            <text:p>13946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5H4M30.172S" table:style-name="ce2">
            <text:p>04:30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5339" table:style-name="ce1">
            <text:p>15339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5H4M37.145S" table:style-name="ce2">
            <text:p>04:37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8361" table:style-name="ce1">
            <text:p>8361</text:p>
          </table:table-cell>
          <table:table-cell office:value-type="string" table:style-name="ce1">
            <text:p>Success</text:p>
          </table:table-cell>
          <table:table-cell office:value-type="float" office:value="175840" table:style-name="ce1">
            <text:p>175840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5H4M37.199S" table:style-name="ce2">
            <text:p>04:37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8344" table:style-name="ce1">
            <text:p>8344</text:p>
          </table:table-cell>
          <table:table-cell office:value-type="string" table:style-name="ce1">
            <text:p>Success</text:p>
          </table:table-cell>
          <table:table-cell office:value-type="float" office:value="176087" table:style-name="ce1">
            <text:p>176087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5H4M39.972S" table:style-name="ce2">
            <text:p>04:40.0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5587" table:style-name="ce1">
            <text:p>5587</text:p>
          </table:table-cell>
          <table:table-cell office:value-type="string" table:style-name="ce1">
            <text:p>Success</text:p>
          </table:table-cell>
          <table:table-cell office:value-type="float" office:value="175821" table:style-name="ce1">
            <text:p>17582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5H4M37.167S" table:style-name="ce2">
            <text:p>04:37.2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8469" table:style-name="ce1">
            <text:p>8469</text:p>
          </table:table-cell>
          <table:table-cell office:value-type="string" table:style-name="ce1">
            <text:p>Success</text:p>
          </table:table-cell>
          <table:table-cell office:value-type="float" office:value="176089" table:style-name="ce1">
            <text:p>176089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5H4M31.091S" table:style-name="ce2">
            <text:p>04:31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4549" table:style-name="ce1">
            <text:p>14549</text:p>
          </table:table-cell>
          <table:table-cell office:value-type="string" table:style-name="ce1">
            <text:p>Success</text:p>
          </table:table-cell>
          <table:table-cell office:value-type="float" office:value="175841" table:style-name="ce1">
            <text:p>175841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5H4M31.255S" table:style-name="ce2">
            <text:p>04:31.3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4524" table:style-name="ce1">
            <text:p>14524</text:p>
          </table:table-cell>
          <table:table-cell office:value-type="string" table:style-name="ce1">
            <text:p>Success</text:p>
          </table:table-cell>
          <table:table-cell office:value-type="float" office:value="175877" table:style-name="ce1">
            <text:p>17587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5H4M33.171S" table:style-name="ce2">
            <text:p>04:33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2657" table:style-name="ce1">
            <text:p>12657</text:p>
          </table:table-cell>
          <table:table-cell office:value-type="string" table:style-name="ce1">
            <text:p>Success</text:p>
          </table:table-cell>
          <table:table-cell office:value-type="float" office:value="175951" table:style-name="ce1">
            <text:p>175951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5H4M37.153S" table:style-name="ce2">
            <text:p>04:37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8850" table:style-name="ce1">
            <text:p>8850</text:p>
          </table:table-cell>
          <table:table-cell office:value-type="string" table:style-name="ce1">
            <text:p>Success</text:p>
          </table:table-cell>
          <table:table-cell office:value-type="float" office:value="176198" table:style-name="ce1">
            <text:p>176198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5H4M36.875S" table:style-name="ce2">
            <text:p>04:36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9210" table:style-name="ce1">
            <text:p>9210</text:p>
          </table:table-cell>
          <table:table-cell office:value-type="string" table:style-name="ce1">
            <text:p>Success</text:p>
          </table:table-cell>
          <table:table-cell office:value-type="float" office:value="176124" table:style-name="ce1">
            <text:p>17612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5H4M36.883S" table:style-name="ce2">
            <text:p>04:36.9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9221" table:style-name="ce1">
            <text:p>9221</text:p>
          </table:table-cell>
          <table:table-cell office:value-type="string" table:style-name="ce1">
            <text:p>Success</text:p>
          </table:table-cell>
          <table:table-cell office:value-type="float" office:value="175951" table:style-name="ce1">
            <text:p>17595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5H4M36.693S" table:style-name="ce2">
            <text:p>04:36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468" table:style-name="ce1">
            <text:p>9468</text:p>
          </table:table-cell>
          <table:table-cell office:value-type="string" table:style-name="ce1">
            <text:p>Success</text:p>
          </table:table-cell>
          <table:table-cell office:value-type="float" office:value="176162" table:style-name="ce1">
            <text:p>176162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5H4M37.357S" table:style-name="ce2">
            <text:p>04:37.4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807" table:style-name="ce1">
            <text:p>8807</text:p>
          </table:table-cell>
          <table:table-cell office:value-type="string" table:style-name="ce1">
            <text:p>Success</text:p>
          </table:table-cell>
          <table:table-cell office:value-type="float" office:value="175877" table:style-name="ce1">
            <text:p>175877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5H4M34.496S" table:style-name="ce2">
            <text:p>04:34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1698" table:style-name="ce1">
            <text:p>11698</text:p>
          </table:table-cell>
          <table:table-cell office:value-type="string" table:style-name="ce1">
            <text:p>Success</text:p>
          </table:table-cell>
          <table:table-cell office:value-type="float" office:value="175951" table:style-name="ce1">
            <text:p>175951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5H4M33.811S" table:style-name="ce2">
            <text:p>04:33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409" table:style-name="ce1">
            <text:p>12409</text:p>
          </table:table-cell>
          <table:table-cell office:value-type="string" table:style-name="ce1">
            <text:p>Success</text:p>
          </table:table-cell>
          <table:table-cell office:value-type="float" office:value="176198" table:style-name="ce1">
            <text:p>176198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5H4M36.094S" table:style-name="ce2">
            <text:p>04:36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0126" table:style-name="ce1">
            <text:p>10126</text:p>
          </table:table-cell>
          <table:table-cell office:value-type="string" table:style-name="ce1">
            <text:p>Success</text:p>
          </table:table-cell>
          <table:table-cell office:value-type="float" office:value="176235" table:style-name="ce1">
            <text:p>176235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5H4M37.019S" table:style-name="ce2">
            <text:p>04:37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9264" table:style-name="ce1">
            <text:p>9264</text:p>
          </table:table-cell>
          <table:table-cell office:value-type="string" table:style-name="ce1">
            <text:p>Success</text:p>
          </table:table-cell>
          <table:table-cell office:value-type="float" office:value="176198" table:style-name="ce1">
            <text:p>176198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5H4M32.778S" table:style-name="ce2">
            <text:p>04:32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3561" table:style-name="ce1">
            <text:p>13561</text:p>
          </table:table-cell>
          <table:table-cell office:value-type="string" table:style-name="ce1">
            <text:p>Success</text:p>
          </table:table-cell>
          <table:table-cell office:value-type="float" office:value="176179" table:style-name="ce1">
            <text:p>176179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5H4M34.354S" table:style-name="ce2">
            <text:p>04:34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2004" table:style-name="ce1">
            <text:p>12004</text:p>
          </table:table-cell>
          <table:table-cell office:value-type="string" table:style-name="ce1">
            <text:p>Success</text:p>
          </table:table-cell>
          <table:table-cell office:value-type="float" office:value="175952" table:style-name="ce1">
            <text:p>175952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5H4M35.962S" table:style-name="ce2">
            <text:p>04:36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0420" table:style-name="ce1">
            <text:p>10420</text:p>
          </table:table-cell>
          <table:table-cell office:value-type="string" table:style-name="ce1">
            <text:p>Success</text:p>
          </table:table-cell>
          <table:table-cell office:value-type="float" office:value="175932" table:style-name="ce1">
            <text:p>175932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5H4M42.112S" table:style-name="ce2">
            <text:p>04:42.1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8042" table:style-name="ce1">
            <text:p>8042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5H4M42.040S" table:style-name="ce2">
            <text:p>04:42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8135" table:style-name="ce1">
            <text:p>8135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5H4M42.041S" table:style-name="ce2">
            <text:p>04:42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8604" table:style-name="ce1">
            <text:p>8604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5H4M42.696S" table:style-name="ce2">
            <text:p>04:42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8301" table:style-name="ce1">
            <text:p>8301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5H4M45.651S" table:style-name="ce2">
            <text:p>04:45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5840" table:style-name="ce1">
            <text:p>5840</text:p>
          </table:table-cell>
          <table:table-cell office:value-type="string" table:style-name="ce1">
            <text:p>Success</text:p>
          </table:table-cell>
          <table:table-cell office:value-type="float" office:value="176793" table:style-name="ce1">
            <text:p>176793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5H4M46.390S" table:style-name="ce2">
            <text:p>04:46.4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176866" table:style-name="ce1">
            <text:p>176866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5H4M42.168S" table:style-name="ce2">
            <text:p>04:42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0249" table:style-name="ce1">
            <text:p>10249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5H4M42.634S" table:style-name="ce2">
            <text:p>04:42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789" table:style-name="ce1">
            <text:p>9789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5H4M42.422S" table:style-name="ce2">
            <text:p>04:42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0007" table:style-name="ce1">
            <text:p>10007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5H4M45.508S" table:style-name="ce2">
            <text:p>04:45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6922" table:style-name="ce1">
            <text:p>6922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5H4M46.116S" table:style-name="ce2">
            <text:p>04:46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6438" table:style-name="ce1">
            <text:p>6438</text:p>
          </table:table-cell>
          <table:table-cell office:value-type="string" table:style-name="ce1">
            <text:p>Success</text:p>
          </table:table-cell>
          <table:table-cell office:value-type="float" office:value="176866" table:style-name="ce1">
            <text:p>176866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5H4M43.509S" table:style-name="ce2">
            <text:p>04:43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9091" table:style-name="ce1">
            <text:p>9091</text:p>
          </table:table-cell>
          <table:table-cell office:value-type="string" table:style-name="ce1">
            <text:p>Success</text:p>
          </table:table-cell>
          <table:table-cell office:value-type="float" office:value="176794" table:style-name="ce1">
            <text:p>17679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5H4M42.673S" table:style-name="ce2">
            <text:p>04:42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0018" table:style-name="ce1">
            <text:p>10018</text:p>
          </table:table-cell>
          <table:table-cell office:value-type="string" table:style-name="ce1">
            <text:p>Success</text:p>
          </table:table-cell>
          <table:table-cell office:value-type="float" office:value="176792" table:style-name="ce1">
            <text:p>176792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5H4M42.709S" table:style-name="ce2">
            <text:p>04:42.7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071" table:style-name="ce1">
            <text:p>10071</text:p>
          </table:table-cell>
          <table:table-cell office:value-type="string" table:style-name="ce1">
            <text:p>Success</text:p>
          </table:table-cell>
          <table:table-cell office:value-type="float" office:value="176866" table:style-name="ce1">
            <text:p>176866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5H4M46.372S" table:style-name="ce2">
            <text:p>04:46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6461" table:style-name="ce1">
            <text:p>6461</text:p>
          </table:table-cell>
          <table:table-cell office:value-type="string" table:style-name="ce1">
            <text:p>Success</text:p>
          </table:table-cell>
          <table:table-cell office:value-type="float" office:value="176941" table:style-name="ce1">
            <text:p>176941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5H4M46.201S" table:style-name="ce2">
            <text:p>04:46.2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6645" table:style-name="ce1">
            <text:p>6645</text:p>
          </table:table-cell>
          <table:table-cell office:value-type="string" table:style-name="ce1">
            <text:p>Success</text:p>
          </table:table-cell>
          <table:table-cell office:value-type="float" office:value="176866" table:style-name="ce1">
            <text:p>176866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5H4M45.486S" table:style-name="ce2">
            <text:p>04:45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7563" table:style-name="ce1">
            <text:p>7563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5H4M45.517S" table:style-name="ce2">
            <text:p>04:45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7621" table:style-name="ce1">
            <text:p>7621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5H4M43.364S" table:style-name="ce2">
            <text:p>04:43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913" table:style-name="ce1">
            <text:p>9913</text:p>
          </table:table-cell>
          <table:table-cell office:value-type="string" table:style-name="ce1">
            <text:p>Success</text:p>
          </table:table-cell>
          <table:table-cell office:value-type="float" office:value="176942" table:style-name="ce1">
            <text:p>176942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5H4M42.036S" table:style-name="ce2">
            <text:p>04:42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376" table:style-name="ce1">
            <text:p>11376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5H4M43.286S" table:style-name="ce2">
            <text:p>04:43.3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0139" table:style-name="ce1">
            <text:p>10139</text:p>
          </table:table-cell>
          <table:table-cell office:value-type="string" table:style-name="ce1">
            <text:p>Success</text:p>
          </table:table-cell>
          <table:table-cell office:value-type="float" office:value="176942" table:style-name="ce1">
            <text:p>176942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5H4M42.784S" table:style-name="ce2">
            <text:p>04:42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653" table:style-name="ce1">
            <text:p>10653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5H4M42.758S" table:style-name="ce2">
            <text:p>04:42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689" table:style-name="ce1">
            <text:p>10689</text:p>
          </table:table-cell>
          <table:table-cell office:value-type="string" table:style-name="ce1">
            <text:p>Success</text:p>
          </table:table-cell>
          <table:table-cell office:value-type="float" office:value="176943" table:style-name="ce1">
            <text:p>176943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5H4M42.832S" table:style-name="ce2">
            <text:p>04:42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0630" table:style-name="ce1">
            <text:p>10630</text:p>
          </table:table-cell>
          <table:table-cell office:value-type="string" table:style-name="ce1">
            <text:p>Success</text:p>
          </table:table-cell>
          <table:table-cell office:value-type="float" office:value="176942" table:style-name="ce1">
            <text:p>176942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5H4M42.613S" table:style-name="ce2">
            <text:p>04:42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0850" table:style-name="ce1">
            <text:p>10850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5H4M45.524S" table:style-name="ce2">
            <text:p>04:45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7946" table:style-name="ce1">
            <text:p>7946</text:p>
          </table:table-cell>
          <table:table-cell office:value-type="string" table:style-name="ce1">
            <text:p>Success</text:p>
          </table:table-cell>
          <table:table-cell office:value-type="float" office:value="178517" table:style-name="ce1">
            <text:p>178517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5H4M45.565S" table:style-name="ce2">
            <text:p>04:45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908" table:style-name="ce1">
            <text:p>7908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5H4M45.838S" table:style-name="ce2">
            <text:p>04:45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7653" table:style-name="ce1">
            <text:p>7653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5H4M46.177S" table:style-name="ce2">
            <text:p>04:46.2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7339" table:style-name="ce1">
            <text:p>7339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5H4M42.116S" table:style-name="ce2">
            <text:p>04:42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1405" table:style-name="ce1">
            <text:p>11405</text:p>
          </table:table-cell>
          <table:table-cell office:value-type="string" table:style-name="ce1">
            <text:p>Success</text:p>
          </table:table-cell>
          <table:table-cell office:value-type="float" office:value="176941" table:style-name="ce1">
            <text:p>176941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5H4M43.358S" table:style-name="ce2">
            <text:p>04:43.4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0172" table:style-name="ce1">
            <text:p>10172</text:p>
          </table:table-cell>
          <table:table-cell office:value-type="string" table:style-name="ce1">
            <text:p>Success</text:p>
          </table:table-cell>
          <table:table-cell office:value-type="float" office:value="176941" table:style-name="ce1">
            <text:p>176941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5H4M45.791S" table:style-name="ce2">
            <text:p>04:45.8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7878" table:style-name="ce1">
            <text:p>7878</text:p>
          </table:table-cell>
          <table:table-cell office:value-type="string" table:style-name="ce1">
            <text:p>Success</text:p>
          </table:table-cell>
          <table:table-cell office:value-type="float" office:value="176940" table:style-name="ce1">
            <text:p>176940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5H4M46.087S" table:style-name="ce2">
            <text:p>04:46.1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7707" table:style-name="ce1">
            <text:p>7707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5H4M36.871S" table:style-name="ce2">
            <text:p>04:36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8571" table:style-name="ce1">
            <text:p>18571</text:p>
          </table:table-cell>
          <table:table-cell office:value-type="string" table:style-name="ce1">
            <text:p>Success</text:p>
          </table:table-cell>
          <table:table-cell office:value-type="float" office:value="81262" table:style-name="ce1">
            <text:p>81262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5H4M42.013S" table:style-name="ce2">
            <text:p>04:42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3522" table:style-name="ce1">
            <text:p>13522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5H4M36.846S" table:style-name="ce2">
            <text:p>04:36.8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8690" table:style-name="ce1">
            <text:p>18690</text:p>
          </table:table-cell>
          <table:table-cell office:value-type="string" table:style-name="ce1">
            <text:p>Success</text:p>
          </table:table-cell>
          <table:table-cell office:value-type="float" office:value="81247" table:style-name="ce1">
            <text:p>8124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5H4M42.696S" table:style-name="ce2">
            <text:p>04:42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2909" table:style-name="ce1">
            <text:p>12909</text:p>
          </table:table-cell>
          <table:table-cell office:value-type="string" table:style-name="ce1">
            <text:p>Success</text:p>
          </table:table-cell>
          <table:table-cell office:value-type="float" office:value="81971" table:style-name="ce1">
            <text:p>81971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5H4M37.225S" table:style-name="ce2">
            <text:p>04:37.2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8387" table:style-name="ce1">
            <text:p>18387</text:p>
          </table:table-cell>
          <table:table-cell office:value-type="string" table:style-name="ce1">
            <text:p>Success</text:p>
          </table:table-cell>
          <table:table-cell office:value-type="float" office:value="81266" table:style-name="ce1">
            <text:p>81266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5H4M36.890S" table:style-name="ce2">
            <text:p>04:36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8727" table:style-name="ce1">
            <text:p>18727</text:p>
          </table:table-cell>
          <table:table-cell office:value-type="string" table:style-name="ce1">
            <text:p>Success</text:p>
          </table:table-cell>
          <table:table-cell office:value-type="float" office:value="81266" table:style-name="ce1">
            <text:p>81266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5H4M42.025S" table:style-name="ce2">
            <text:p>04:42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3600" table:style-name="ce1">
            <text:p>13600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5H4M43.059S" table:style-name="ce2">
            <text:p>04:43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2568" table:style-name="ce1">
            <text:p>12568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5H4M41.998S" table:style-name="ce2">
            <text:p>04:42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3635" table:style-name="ce1">
            <text:p>13635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5H4M46.341S" table:style-name="ce2">
            <text:p>04:46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296" table:style-name="ce1">
            <text:p>9296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5H4M42.119S" table:style-name="ce2">
            <text:p>04:42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5H4M46.222S" table:style-name="ce2">
            <text:p>04:46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9421" table:style-name="ce1">
            <text:p>9421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5H4M45.460S" table:style-name="ce2">
            <text:p>04:45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0210" table:style-name="ce1">
            <text:p>10210</text:p>
          </table:table-cell>
          <table:table-cell office:value-type="string" table:style-name="ce1">
            <text:p>Success</text:p>
          </table:table-cell>
          <table:table-cell office:value-type="float" office:value="81950" table:style-name="ce1">
            <text:p>81950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5H4M42.702S" table:style-name="ce2">
            <text:p>04:42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2975" table:style-name="ce1">
            <text:p>12975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5H4M42.404S" table:style-name="ce2">
            <text:p>04:42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3293" table:style-name="ce1">
            <text:p>13293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5H4M45.543S" table:style-name="ce2">
            <text:p>04:45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0155" table:style-name="ce1">
            <text:p>10155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5H4M37.209S" table:style-name="ce2">
            <text:p>04:37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8513" table:style-name="ce1">
            <text:p>18513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5H4M46.221S" table:style-name="ce2">
            <text:p>04:46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9511" table:style-name="ce1">
            <text:p>9511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5H4M46.285S" table:style-name="ce2">
            <text:p>04:46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9451" table:style-name="ce1">
            <text:p>9451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5H4M46.163S" table:style-name="ce2">
            <text:p>04:46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573" table:style-name="ce1">
            <text:p>9573</text:p>
          </table:table-cell>
          <table:table-cell office:value-type="string" table:style-name="ce1">
            <text:p>Success</text:p>
          </table:table-cell>
          <table:table-cell office:value-type="float" office:value="81971" table:style-name="ce1">
            <text:p>81971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5H4M37.006S" table:style-name="ce2">
            <text:p>04:37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8733" table:style-name="ce1">
            <text:p>18733</text:p>
          </table:table-cell>
          <table:table-cell office:value-type="string" table:style-name="ce1">
            <text:p>Success</text:p>
          </table:table-cell>
          <table:table-cell office:value-type="float" office:value="81266" table:style-name="ce1">
            <text:p>81266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5H4M37.068S" table:style-name="ce2">
            <text:p>04:37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8673" table:style-name="ce1">
            <text:p>18673</text:p>
          </table:table-cell>
          <table:table-cell office:value-type="string" table:style-name="ce1">
            <text:p>Success</text:p>
          </table:table-cell>
          <table:table-cell office:value-type="float" office:value="81268" table:style-name="ce1">
            <text:p>81268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5H4M42.017S" table:style-name="ce2">
            <text:p>04:42.0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3747" table:style-name="ce1">
            <text:p>13747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5H4M37.321S" table:style-name="ce2">
            <text:p>04:37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8444" table:style-name="ce1">
            <text:p>18444</text:p>
          </table:table-cell>
          <table:table-cell office:value-type="string" table:style-name="ce1">
            <text:p>Success</text:p>
          </table:table-cell>
          <table:table-cell office:value-type="float" office:value="81266" table:style-name="ce1">
            <text:p>81266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5H4M37.272S" table:style-name="ce2">
            <text:p>04:37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8567" table:style-name="ce1">
            <text:p>18567</text:p>
          </table:table-cell>
          <table:table-cell office:value-type="string" table:style-name="ce1">
            <text:p>Success</text:p>
          </table:table-cell>
          <table:table-cell office:value-type="float" office:value="81266" table:style-name="ce1">
            <text:p>81266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5H4M45.638S" table:style-name="ce2">
            <text:p>04:45.6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0206" table:style-name="ce1">
            <text:p>10206</text:p>
          </table:table-cell>
          <table:table-cell office:value-type="string" table:style-name="ce1">
            <text:p>Success</text:p>
          </table:table-cell>
          <table:table-cell office:value-type="float" office:value="81969" table:style-name="ce1">
            <text:p>81969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5H4M55.639S" table:style-name="ce2">
            <text:p>04:55.6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5H4M55.537S" table:style-name="ce2">
            <text:p>04:55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5H4M55.766S" table:style-name="ce2">
            <text:p>04:55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2573" table:style-name="ce1">
            <text:p>2573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5H4M55.671S" table:style-name="ce2">
            <text:p>04:55.7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2822" table:style-name="ce1">
            <text:p>2822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5H4M55.613S" table:style-name="ce2">
            <text:p>04:55.6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090" table:style-name="ce1">
            <text:p>3090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5H4M55.607S" table:style-name="ce2">
            <text:p>04:55.6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428" table:style-name="ce1">
            <text:p>3428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5H4M55.680S" table:style-name="ce2">
            <text:p>04:55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5H4M55.734S" table:style-name="ce2">
            <text:p>04:55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5H4M55.634S" table:style-name="ce2">
            <text:p>04:55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414" table:style-name="ce1">
            <text:p>3414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5H4M53.796S" table:style-name="ce2">
            <text:p>04:53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5282" table:style-name="ce1">
            <text:p>5282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5H4M46.005S" table:style-name="ce2">
            <text:p>04:46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090" table:style-name="ce1">
            <text:p>13090</text:p>
          </table:table-cell>
          <table:table-cell office:value-type="string" table:style-name="ce1">
            <text:p>Success</text:p>
          </table:table-cell>
          <table:table-cell office:value-type="float" office:value="82043" table:style-name="ce1">
            <text:p>82043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5H4M55.538S" table:style-name="ce2">
            <text:p>04:55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596" table:style-name="ce1">
            <text:p>359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5H4M55.639S" table:style-name="ce2">
            <text:p>04:55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5H4M55.723S" table:style-name="ce2">
            <text:p>04:55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428" table:style-name="ce1">
            <text:p>3428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5H4M53.140S" table:style-name="ce2">
            <text:p>04:53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6028" table:style-name="ce1">
            <text:p>6028</text:p>
          </table:table-cell>
          <table:table-cell office:value-type="string" table:style-name="ce1">
            <text:p>Success</text:p>
          </table:table-cell>
          <table:table-cell office:value-type="float" office:value="83365" table:style-name="ce1">
            <text:p>83365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5H4M55.738S" table:style-name="ce2">
            <text:p>04:55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431" table:style-name="ce1">
            <text:p>3431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5H4M55.765S" table:style-name="ce2">
            <text:p>04:55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5H4M55.738S" table:style-name="ce2">
            <text:p>04:55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5H4M53.448S" table:style-name="ce2">
            <text:p>04:53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uccess</text:p>
          </table:table-cell>
          <table:table-cell office:value-type="float" office:value="83371" table:style-name="ce1">
            <text:p>83371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5H4M55.444S" table:style-name="ce2">
            <text:p>04:55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5H4M55.618S" table:style-name="ce2">
            <text:p>04:55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5H4M55.846S" table:style-name="ce2">
            <text:p>04:55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386" table:style-name="ce1">
            <text:p>338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5H4M55.629S" table:style-name="ce2">
            <text:p>04:55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5H4M55.644S" table:style-name="ce2">
            <text:p>04:55.6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593" table:style-name="ce1">
            <text:p>3593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5H4M55.699S" table:style-name="ce2">
            <text:p>04:55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540" table:style-name="ce1">
            <text:p>3540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5H4M55.741S" table:style-name="ce2">
            <text:p>04:55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5H4M53.280S" table:style-name="ce2">
            <text:p>04:53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8269" table:style-name="ce1">
            <text:p>8269</text:p>
          </table:table-cell>
          <table:table-cell office:value-type="string" table:style-name="ce1">
            <text:p>Success</text:p>
          </table:table-cell>
          <table:table-cell office:value-type="float" office:value="83350" table:style-name="ce1">
            <text:p>83350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5H4M50.998S" table:style-name="ce2">
            <text:p>04:51.0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0596" table:style-name="ce1">
            <text:p>10596</text:p>
          </table:table-cell>
          <table:table-cell office:value-type="string" table:style-name="ce1">
            <text:p>Success</text:p>
          </table:table-cell>
          <table:table-cell office:value-type="float" office:value="83365" table:style-name="ce1">
            <text:p>83365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5H4M55.627S" table:style-name="ce2">
            <text:p>04:55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5979" table:style-name="ce1">
            <text:p>5979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5H4M59.097S" table:style-name="ce2">
            <text:p>04:59.1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5H4M58.324S" table:style-name="ce2">
            <text:p>04:58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015" table:style-name="ce1">
            <text:p>4015</text:p>
          </table:table-cell>
          <table:table-cell office:value-type="string" table:style-name="ce1">
            <text:p>Success</text:p>
          </table:table-cell>
          <table:table-cell office:value-type="float" office:value="45686" table:style-name="ce1">
            <text:p>45686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5H4M58.341S" table:style-name="ce2">
            <text:p>04:58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4088" table:style-name="ce1">
            <text:p>4088</text:p>
          </table:table-cell>
          <table:table-cell office:value-type="string" table:style-name="ce1">
            <text:p>Success</text:p>
          </table:table-cell>
          <table:table-cell office:value-type="float" office:value="45693" table:style-name="ce1">
            <text:p>45693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5H4M55.699S" table:style-name="ce2">
            <text:p>04:55.7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6749" table:style-name="ce1">
            <text:p>6749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5H4M55.766S" table:style-name="ce2">
            <text:p>04:55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6705" table:style-name="ce1">
            <text:p>6705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5H4M53.523S" table:style-name="ce2">
            <text:p>04:53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9243" table:style-name="ce1">
            <text:p>9243</text:p>
          </table:table-cell>
          <table:table-cell office:value-type="string" table:style-name="ce1">
            <text:p>Success</text:p>
          </table:table-cell>
          <table:table-cell office:value-type="float" office:value="83410" table:style-name="ce1">
            <text:p>83410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5H4M59.037S" table:style-name="ce2">
            <text:p>04:59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812" table:style-name="ce1">
            <text:p>3812</text:p>
          </table:table-cell>
          <table:table-cell office:value-type="string" table:style-name="ce1">
            <text:p>Success</text:p>
          </table:table-cell>
          <table:table-cell office:value-type="float" office:value="44839" table:style-name="ce1">
            <text:p>44839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5H4M53.426S" table:style-name="ce2">
            <text:p>04:53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9428" table:style-name="ce1">
            <text:p>9428</text:p>
          </table:table-cell>
          <table:table-cell office:value-type="string" table:style-name="ce1">
            <text:p>Success</text:p>
          </table:table-cell>
          <table:table-cell office:value-type="float" office:value="83392" table:style-name="ce1">
            <text:p>83392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5H4M50.176S" table:style-name="ce2">
            <text:p>04:50.2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684" table:style-name="ce1">
            <text:p>12684</text:p>
          </table:table-cell>
          <table:table-cell office:value-type="string" table:style-name="ce1">
            <text:p>Success</text:p>
          </table:table-cell>
          <table:table-cell office:value-type="float" office:value="83365" table:style-name="ce1">
            <text:p>83365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5H4M51.492S" table:style-name="ce2">
            <text:p>04:51.5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1391" table:style-name="ce1">
            <text:p>11391</text:p>
          </table:table-cell>
          <table:table-cell office:value-type="string" table:style-name="ce1">
            <text:p>Success</text:p>
          </table:table-cell>
          <table:table-cell office:value-type="float" office:value="83390" table:style-name="ce1">
            <text:p>83390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5H4M59.170S" table:style-name="ce2">
            <text:p>04:59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748" table:style-name="ce1">
            <text:p>3748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5H4M55.842S" table:style-name="ce2">
            <text:p>04:55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7081" table:style-name="ce1">
            <text:p>7081</text:p>
          </table:table-cell>
          <table:table-cell office:value-type="string" table:style-name="ce1">
            <text:p>Success</text:p>
          </table:table-cell>
          <table:table-cell office:value-type="float" office:value="40847" table:style-name="ce1">
            <text:p>40847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5H4M59.051S" table:style-name="ce2">
            <text:p>04:59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3923" table:style-name="ce1">
            <text:p>3923</text:p>
          </table:table-cell>
          <table:table-cell office:value-type="string" table:style-name="ce1">
            <text:p>Success</text:p>
          </table:table-cell>
          <table:table-cell office:value-type="float" office:value="44838" table:style-name="ce1">
            <text:p>4483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5H5M2.341S" table:style-name="ce2">
            <text:p>05:02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74100" table:style-name="ce1">
            <text:p>74100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5H5M2.431S" table:style-name="ce2">
            <text:p>05:02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74100" table:style-name="ce1">
            <text:p>74100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5H4M59.079S" table:style-name="ce2">
            <text:p>04:59.1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533" table:style-name="ce1">
            <text:p>4533</text:p>
          </table:table-cell>
          <table:table-cell office:value-type="string" table:style-name="ce1">
            <text:p>Success</text:p>
          </table:table-cell>
          <table:table-cell office:value-type="float" office:value="44860" table:style-name="ce1">
            <text:p>44860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5H4M59.240S" table:style-name="ce2">
            <text:p>04:59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4402" table:style-name="ce1">
            <text:p>4402</text:p>
          </table:table-cell>
          <table:table-cell office:value-type="string" table:style-name="ce1">
            <text:p>Success</text:p>
          </table:table-cell>
          <table:table-cell office:value-type="float" office:value="44860" table:style-name="ce1">
            <text:p>44860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5H4M58.280S" table:style-name="ce2">
            <text:p>04:58.3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44860" table:style-name="ce1">
            <text:p>44860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5H5M2.885S" table:style-name="ce2">
            <text:p>05:02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5H4M59.233S" table:style-name="ce2">
            <text:p>04:59.2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431" table:style-name="ce1">
            <text:p>4431</text:p>
          </table:table-cell>
          <table:table-cell office:value-type="string" table:style-name="ce1">
            <text:p>Success</text:p>
          </table:table-cell>
          <table:table-cell office:value-type="float" office:value="44860" table:style-name="ce1">
            <text:p>44860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5H5M2.852S" table:style-name="ce2">
            <text:p>05:02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3304" table:style-name="ce1">
            <text:p>330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5H5M3.645S" table:style-name="ce2">
            <text:p>05:03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5H4M59.239S" table:style-name="ce2">
            <text:p>04:59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6974" table:style-name="ce1">
            <text:p>6974</text:p>
          </table:table-cell>
          <table:table-cell office:value-type="string" table:style-name="ce1">
            <text:p>Success</text:p>
          </table:table-cell>
          <table:table-cell office:value-type="float" office:value="44837" table:style-name="ce1">
            <text:p>44837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5H5M1.607S" table:style-name="ce2">
            <text:p>05:01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4617" table:style-name="ce1">
            <text:p>4617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5H5M1.659S" table:style-name="ce2">
            <text:p>05:01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4569" table:style-name="ce1">
            <text:p>4569</text:p>
          </table:table-cell>
          <table:table-cell office:value-type="string" table:style-name="ce1">
            <text:p>Success</text:p>
          </table:table-cell>
          <table:table-cell office:value-type="float" office:value="44867" table:style-name="ce1">
            <text:p>44867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5H5M2.450S" table:style-name="ce2">
            <text:p>05:02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5H4M59.047S" table:style-name="ce2">
            <text:p>04:59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7208" table:style-name="ce1">
            <text:p>7208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5H4M58.707S" table:style-name="ce2">
            <text:p>04:58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7548" table:style-name="ce1">
            <text:p>7548</text:p>
          </table:table-cell>
          <table:table-cell office:value-type="string" table:style-name="ce1">
            <text:p>Success</text:p>
          </table:table-cell>
          <table:table-cell office:value-type="float" office:value="44845" table:style-name="ce1">
            <text:p>44845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5H5M2.921S" table:style-name="ce2">
            <text:p>05:02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Success</text:p>
          </table:table-cell>
          <table:table-cell office:value-type="float" office:value="45732" table:style-name="ce1">
            <text:p>45732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5H4M58.495S" table:style-name="ce2">
            <text:p>04:58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7770" table:style-name="ce1">
            <text:p>7770</text:p>
          </table:table-cell>
          <table:table-cell office:value-type="string" table:style-name="ce1">
            <text:p>Success</text:p>
          </table:table-cell>
          <table:table-cell office:value-type="float" office:value="44845" table:style-name="ce1">
            <text:p>44845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5H4M59.216S" table:style-name="ce2">
            <text:p>04:59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7062" table:style-name="ce1">
            <text:p>7062</text:p>
          </table:table-cell>
          <table:table-cell office:value-type="string" table:style-name="ce1">
            <text:p>Success</text:p>
          </table:table-cell>
          <table:table-cell office:value-type="float" office:value="44844" table:style-name="ce1">
            <text:p>4484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5H5M2.924S" table:style-name="ce2">
            <text:p>05:02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5H4M59.139S" table:style-name="ce2">
            <text:p>04:59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7164" table:style-name="ce1">
            <text:p>7164</text:p>
          </table:table-cell>
          <table:table-cell office:value-type="string" table:style-name="ce1">
            <text:p>Success</text:p>
          </table:table-cell>
          <table:table-cell office:value-type="float" office:value="44844" table:style-name="ce1">
            <text:p>44844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5H4M59.182S" table:style-name="ce2">
            <text:p>04:59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7123" table:style-name="ce1">
            <text:p>7123</text:p>
          </table:table-cell>
          <table:table-cell office:value-type="string" table:style-name="ce1">
            <text:p>Success</text:p>
          </table:table-cell>
          <table:table-cell office:value-type="float" office:value="44845" table:style-name="ce1">
            <text:p>44845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5H4M59.233S" table:style-name="ce2">
            <text:p>04:59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7083" table:style-name="ce1">
            <text:p>7083</text:p>
          </table:table-cell>
          <table:table-cell office:value-type="string" table:style-name="ce1">
            <text:p>Success</text:p>
          </table:table-cell>
          <table:table-cell office:value-type="float" office:value="44845" table:style-name="ce1">
            <text:p>4484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5H4M59.153S" table:style-name="ce2">
            <text:p>04:59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7166" table:style-name="ce1">
            <text:p>7166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5H4M59.176S" table:style-name="ce2">
            <text:p>04:59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7163" table:style-name="ce1">
            <text:p>7163</text:p>
          </table:table-cell>
          <table:table-cell office:value-type="string" table:style-name="ce1">
            <text:p>Success</text:p>
          </table:table-cell>
          <table:table-cell office:value-type="float" office:value="44846" table:style-name="ce1">
            <text:p>44846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5H4M59.209S" table:style-name="ce2">
            <text:p>04:59.2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7132" table:style-name="ce1">
            <text:p>7132</text:p>
          </table:table-cell>
          <table:table-cell office:value-type="string" table:style-name="ce1">
            <text:p>Success</text:p>
          </table:table-cell>
          <table:table-cell office:value-type="float" office:value="44864" table:style-name="ce1">
            <text:p>44864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5H4M59.138S" table:style-name="ce2">
            <text:p>04:59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7206" table:style-name="ce1">
            <text:p>7206</text:p>
          </table:table-cell>
          <table:table-cell office:value-type="string" table:style-name="ce1">
            <text:p>Success</text:p>
          </table:table-cell>
          <table:table-cell office:value-type="float" office:value="44837" table:style-name="ce1">
            <text:p>44837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5H5M2.473S" table:style-name="ce2">
            <text:p>05:02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44868" table:style-name="ce1">
            <text:p>44868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5H4M59.044S" table:style-name="ce2">
            <text:p>04:59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306" table:style-name="ce1">
            <text:p>7306</text:p>
          </table:table-cell>
          <table:table-cell office:value-type="string" table:style-name="ce1">
            <text:p>Success</text:p>
          </table:table-cell>
          <table:table-cell office:value-type="float" office:value="44845" table:style-name="ce1">
            <text:p>44845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5H4M59.267S" table:style-name="ce2">
            <text:p>04:59.3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44837" table:style-name="ce1">
            <text:p>4483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5H4M59.172S" table:style-name="ce2">
            <text:p>04:59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7189" table:style-name="ce1">
            <text:p>7189</text:p>
          </table:table-cell>
          <table:table-cell office:value-type="string" table:style-name="ce1">
            <text:p>Success</text:p>
          </table:table-cell>
          <table:table-cell office:value-type="float" office:value="44867" table:style-name="ce1">
            <text:p>4486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5H4M52.401S" table:style-name="ce2">
            <text:p>04:52.4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4062" table:style-name="ce1">
            <text:p>14062</text:p>
          </table:table-cell>
          <table:table-cell office:value-type="string" table:style-name="ce1">
            <text:p>Success</text:p>
          </table:table-cell>
          <table:table-cell office:value-type="float" office:value="83390" table:style-name="ce1">
            <text:p>83390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5H4M52.848S" table:style-name="ce2">
            <text:p>04:52.8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3619" table:style-name="ce1">
            <text:p>13619</text:p>
          </table:table-cell>
          <table:table-cell office:value-type="string" table:style-name="ce1">
            <text:p>Success</text:p>
          </table:table-cell>
          <table:table-cell office:value-type="float" office:value="83418" table:style-name="ce1">
            <text:p>83418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5H4M59.205S" table:style-name="ce2">
            <text:p>04:59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5H4M52.555S" table:style-name="ce2">
            <text:p>04:52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3919" table:style-name="ce1">
            <text:p>13919</text:p>
          </table:table-cell>
          <table:table-cell office:value-type="string" table:style-name="ce1">
            <text:p>Success</text:p>
          </table:table-cell>
          <table:table-cell office:value-type="float" office:value="83388" table:style-name="ce1">
            <text:p>83388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5H4M52.834S" table:style-name="ce2">
            <text:p>04:52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3643" table:style-name="ce1">
            <text:p>13643</text:p>
          </table:table-cell>
          <table:table-cell office:value-type="string" table:style-name="ce1">
            <text:p>Success</text:p>
          </table:table-cell>
          <table:table-cell office:value-type="float" office:value="83390" table:style-name="ce1">
            <text:p>83390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5H4M53.464S" table:style-name="ce2">
            <text:p>04:53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Success</text:p>
          </table:table-cell>
          <table:table-cell office:value-type="float" office:value="81662" table:style-name="ce1">
            <text:p>81662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5H4M53.471S" table:style-name="ce2">
            <text:p>04:53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014" table:style-name="ce1">
            <text:p>13014</text:p>
          </table:table-cell>
          <table:table-cell office:value-type="string" table:style-name="ce1">
            <text:p>Success</text:p>
          </table:table-cell>
          <table:table-cell office:value-type="float" office:value="83408" table:style-name="ce1">
            <text:p>83408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5H4M53.531S" table:style-name="ce2">
            <text:p>04:53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2957" table:style-name="ce1">
            <text:p>12957</text:p>
          </table:table-cell>
          <table:table-cell office:value-type="string" table:style-name="ce1">
            <text:p>Success</text:p>
          </table:table-cell>
          <table:table-cell office:value-type="float" office:value="83394" table:style-name="ce1">
            <text:p>83394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5H4M52.601S" table:style-name="ce2">
            <text:p>04:52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3889" table:style-name="ce1">
            <text:p>13889</text:p>
          </table:table-cell>
          <table:table-cell office:value-type="string" table:style-name="ce1">
            <text:p>Success</text:p>
          </table:table-cell>
          <table:table-cell office:value-type="float" office:value="83426" table:style-name="ce1">
            <text:p>83426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5H5M2.857S" table:style-name="ce2">
            <text:p>05:02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636" table:style-name="ce1">
            <text:p>363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5H4M53.463S" table:style-name="ce2">
            <text:p>04:53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3034" table:style-name="ce1">
            <text:p>13034</text:p>
          </table:table-cell>
          <table:table-cell office:value-type="string" table:style-name="ce1">
            <text:p>Success</text:p>
          </table:table-cell>
          <table:table-cell office:value-type="float" office:value="83438" table:style-name="ce1">
            <text:p>83438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5H4M52.694S" table:style-name="ce2">
            <text:p>04:52.7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3805" table:style-name="ce1">
            <text:p>13805</text:p>
          </table:table-cell>
          <table:table-cell office:value-type="string" table:style-name="ce1">
            <text:p>Success</text:p>
          </table:table-cell>
          <table:table-cell office:value-type="float" office:value="83396" table:style-name="ce1">
            <text:p>83396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5H4M53.671S" table:style-name="ce2">
            <text:p>04:53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2830" table:style-name="ce1">
            <text:p>12830</text:p>
          </table:table-cell>
          <table:table-cell office:value-type="string" table:style-name="ce1">
            <text:p>Success</text:p>
          </table:table-cell>
          <table:table-cell office:value-type="float" office:value="83430" table:style-name="ce1">
            <text:p>83430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5H4M53.518S" table:style-name="ce2">
            <text:p>04:53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2960" table:style-name="ce1">
            <text:p>12960</text:p>
          </table:table-cell>
          <table:table-cell office:value-type="string" table:style-name="ce1">
            <text:p>Success</text:p>
          </table:table-cell>
          <table:table-cell office:value-type="float" office:value="83408" table:style-name="ce1">
            <text:p>83408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5H5M1.599S" table:style-name="ce2">
            <text:p>05:01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4880" table:style-name="ce1">
            <text:p>4880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5H4M50.647S" table:style-name="ce2">
            <text:p>04:50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5831" table:style-name="ce1">
            <text:p>15831</text:p>
          </table:table-cell>
          <table:table-cell office:value-type="string" table:style-name="ce1">
            <text:p>Success</text:p>
          </table:table-cell>
          <table:table-cell office:value-type="float" office:value="80783" table:style-name="ce1">
            <text:p>80783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5H4M52.433S" table:style-name="ce2">
            <text:p>04:52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4071" table:style-name="ce1">
            <text:p>14071</text:p>
          </table:table-cell>
          <table:table-cell office:value-type="string" table:style-name="ce1">
            <text:p>Success</text:p>
          </table:table-cell>
          <table:table-cell office:value-type="float" office:value="83411" table:style-name="ce1">
            <text:p>83411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5H4M53.492S" table:style-name="ce2">
            <text:p>04:53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012" table:style-name="ce1">
            <text:p>13012</text:p>
          </table:table-cell>
          <table:table-cell office:value-type="string" table:style-name="ce1">
            <text:p>Success</text:p>
          </table:table-cell>
          <table:table-cell office:value-type="float" office:value="83415" table:style-name="ce1">
            <text:p>83415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5H4M52.418S" table:style-name="ce2">
            <text:p>04:52.4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4086" table:style-name="ce1">
            <text:p>14086</text:p>
          </table:table-cell>
          <table:table-cell office:value-type="string" table:style-name="ce1">
            <text:p>Success</text:p>
          </table:table-cell>
          <table:table-cell office:value-type="float" office:value="80783" table:style-name="ce1">
            <text:p>80783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5H4M50.156S" table:style-name="ce2">
            <text:p>04:50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6347" table:style-name="ce1">
            <text:p>16347</text:p>
          </table:table-cell>
          <table:table-cell office:value-type="string" table:style-name="ce1">
            <text:p>Success</text:p>
          </table:table-cell>
          <table:table-cell office:value-type="float" office:value="82570" table:style-name="ce1">
            <text:p>82570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5H5M2.863S" table:style-name="ce2">
            <text:p>05:02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641" table:style-name="ce1">
            <text:p>3641</text:p>
          </table:table-cell>
          <table:table-cell office:value-type="string" table:style-name="ce1">
            <text:p>Success</text:p>
          </table:table-cell>
          <table:table-cell office:value-type="float" office:value="39965" table:style-name="ce1">
            <text:p>39965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5H4M53.052S" table:style-name="ce2">
            <text:p>04:53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3452" table:style-name="ce1">
            <text:p>13452</text:p>
          </table:table-cell>
          <table:table-cell office:value-type="string" table:style-name="ce1">
            <text:p>Success</text:p>
          </table:table-cell>
          <table:table-cell office:value-type="float" office:value="83404" table:style-name="ce1">
            <text:p>83404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5H4M52.782S" table:style-name="ce2">
            <text:p>04:52.8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720" table:style-name="ce1">
            <text:p>13720</text:p>
          </table:table-cell>
          <table:table-cell office:value-type="string" table:style-name="ce1">
            <text:p>Success</text:p>
          </table:table-cell>
          <table:table-cell office:value-type="float" office:value="83411" table:style-name="ce1">
            <text:p>83411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5H4M53.439S" table:style-name="ce2">
            <text:p>04:53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3062" table:style-name="ce1">
            <text:p>13062</text:p>
          </table:table-cell>
          <table:table-cell office:value-type="string" table:style-name="ce1">
            <text:p>Success</text:p>
          </table:table-cell>
          <table:table-cell office:value-type="float" office:value="83430" table:style-name="ce1">
            <text:p>83430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5H5M1.551S" table:style-name="ce2">
            <text:p>05:01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4943" table:style-name="ce1">
            <text:p>4943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5H5M2.769S" table:style-name="ce2">
            <text:p>05:02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725" table:style-name="ce1">
            <text:p>3725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5H4M52.425S" table:style-name="ce2">
            <text:p>04:52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4068" table:style-name="ce1">
            <text:p>14068</text:p>
          </table:table-cell>
          <table:table-cell office:value-type="string" table:style-name="ce1">
            <text:p>Success</text:p>
          </table:table-cell>
          <table:table-cell office:value-type="float" office:value="80783" table:style-name="ce1">
            <text:p>80783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5H4M53.474S" table:style-name="ce2">
            <text:p>04:53.5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3010" table:style-name="ce1">
            <text:p>13010</text:p>
          </table:table-cell>
          <table:table-cell office:value-type="string" table:style-name="ce1">
            <text:p>Success</text:p>
          </table:table-cell>
          <table:table-cell office:value-type="float" office:value="83426" table:style-name="ce1">
            <text:p>83426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5H4M53.415S" table:style-name="ce2">
            <text:p>04:53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069" table:style-name="ce1">
            <text:p>13069</text:p>
          </table:table-cell>
          <table:table-cell office:value-type="string" table:style-name="ce1">
            <text:p>Success</text:p>
          </table:table-cell>
          <table:table-cell office:value-type="float" office:value="80787" table:style-name="ce1">
            <text:p>8078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5H4M52.431S" table:style-name="ce2">
            <text:p>04:52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Success</text:p>
          </table:table-cell>
          <table:table-cell office:value-type="float" office:value="80810" table:style-name="ce1">
            <text:p>80810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5H5M6.280S" table:style-name="ce2">
            <text:p>05:06.3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5H5M6.340S" table:style-name="ce2">
            <text:p>05:06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46559" table:style-name="ce1">
            <text:p>46559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5H5M6.318S" table:style-name="ce2">
            <text:p>05:06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52898" table:style-name="ce1">
            <text:p>52898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5H5M6.351S" table:style-name="ce2">
            <text:p>05:06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48671" table:style-name="ce1">
            <text:p>48671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5H5M6.283S" table:style-name="ce2">
            <text:p>05:06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57125" table:style-name="ce1">
            <text:p>57125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5H5M6.321S" table:style-name="ce2">
            <text:p>05:06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55012" table:style-name="ce1">
            <text:p>55012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5H5M6.257S" table:style-name="ce2">
            <text:p>05:06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61352" table:style-name="ce1">
            <text:p>6135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5H5M6.266S" table:style-name="ce2">
            <text:p>05:06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61350" table:style-name="ce1">
            <text:p>61350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5H5M6.307S" table:style-name="ce2">
            <text:p>05:06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50783" table:style-name="ce1">
            <text:p>50783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5H5M6.343S" table:style-name="ce2">
            <text:p>05:06.3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5H5M3.219S" table:style-name="ce2">
            <text:p>05:03.2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761" table:style-name="ce1">
            <text:p>3761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5H5M6.360S" table:style-name="ce2">
            <text:p>05:06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5H5M6.305S" table:style-name="ce2">
            <text:p>05:06.3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5H5M6.361S" table:style-name="ce2">
            <text:p>05:06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Success</text:p>
          </table:table-cell>
          <table:table-cell office:value-type="float" office:value="35941" table:style-name="ce1">
            <text:p>35941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5H5M3.661S" table:style-name="ce2">
            <text:p>05:03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4302" table:style-name="ce1">
            <text:p>4302</text:p>
          </table:table-cell>
          <table:table-cell office:value-type="string" table:style-name="ce1">
            <text:p>Success</text:p>
          </table:table-cell>
          <table:table-cell office:value-type="float" office:value="45733" table:style-name="ce1">
            <text:p>45733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5H5M6.498S" table:style-name="ce2">
            <text:p>05:06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5H5M6.469S" table:style-name="ce2">
            <text:p>05:06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5H5M6.514S" table:style-name="ce2">
            <text:p>05:06.5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5H5M6.515S" table:style-name="ce2">
            <text:p>05:06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5H5M6.466S" table:style-name="ce2">
            <text:p>05:06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5H5M6.513S" table:style-name="ce2">
            <text:p>05:06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5H5M6.507S" table:style-name="ce2">
            <text:p>05:06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5H5M6.487S" table:style-name="ce2">
            <text:p>05:06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5H5M6.482S" table:style-name="ce2">
            <text:p>05:06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41731" table:style-name="ce1">
            <text:p>41731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5H5M6.491S" table:style-name="ce2">
            <text:p>05:06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5H5M6.158S" table:style-name="ce2">
            <text:p>05:06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Success</text:p>
          </table:table-cell>
          <table:table-cell office:value-type="float" office:value="68269" table:style-name="ce1">
            <text:p>68269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5H5M6.490S" table:style-name="ce2">
            <text:p>05:06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37200" table:style-name="ce1">
            <text:p>37200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5H5M6.511S" table:style-name="ce2">
            <text:p>05:06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5H5M7.121S" table:style-name="ce2">
            <text:p>05:07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5H5M6.507S" table:style-name="ce2">
            <text:p>05:06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5H5M6.509S" table:style-name="ce2">
            <text:p>05:06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5H5M6.476S" table:style-name="ce2">
            <text:p>05:06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5H5M6.487S" table:style-name="ce2">
            <text:p>05:06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5H5M6.511S" table:style-name="ce2">
            <text:p>05:06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5H5M6.512S" table:style-name="ce2">
            <text:p>05:06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5H5M6.500S" table:style-name="ce2">
            <text:p>05:06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5H5M6.963S" table:style-name="ce2">
            <text:p>05:07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5H5M7.047S" table:style-name="ce2">
            <text:p>05:07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5H5M6.668S" table:style-name="ce2">
            <text:p>05:06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5H5M6.506S" table:style-name="ce2">
            <text:p>05:06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5H5M6.161S" table:style-name="ce2">
            <text:p>05:06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5H5M6.509S" table:style-name="ce2">
            <text:p>05:06.5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5H5M6.506S" table:style-name="ce2">
            <text:p>05:06.5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344" table:style-name="ce1">
            <text:p>2344</text:p>
          </table:table-cell>
          <table:table-cell office:value-type="string" table:style-name="ce1">
            <text:p>Success</text:p>
          </table:table-cell>
          <table:table-cell office:value-type="float" office:value="41729" table:style-name="ce1">
            <text:p>41729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5H5M6.513S" table:style-name="ce2">
            <text:p>05:06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337" table:style-name="ce1">
            <text:p>2337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5H5M6.517S" table:style-name="ce2">
            <text:p>05:06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Success</text:p>
          </table:table-cell>
          <table:table-cell office:value-type="float" office:value="37198" table:style-name="ce1">
            <text:p>37198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5H5M8.242S" table:style-name="ce2">
            <text:p>05:08.2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5H5M8.570S" table:style-name="ce2">
            <text:p>05:08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5H5M8.507S" table:style-name="ce2">
            <text:p>05:08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5H5M8.511S" table:style-name="ce2">
            <text:p>05:08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5H5M9.638S" table:style-name="ce2">
            <text:p>05:09.6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5H5M8.707S" table:style-name="ce2">
            <text:p>05:08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5H5M8.200S" table:style-name="ce2">
            <text:p>05:08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38999" table:style-name="ce1">
            <text:p>38999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5H5M9.666S" table:style-name="ce2">
            <text:p>05:09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5H5M9.661S" table:style-name="ce2">
            <text:p>05:09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5H5M9.643S" table:style-name="ce2">
            <text:p>05:09.6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5H5M9.636S" table:style-name="ce2">
            <text:p>05:09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5H5M9.660S" table:style-name="ce2">
            <text:p>05:09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5H5M9.694S" table:style-name="ce2">
            <text:p>05:09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5H5M9.698S" table:style-name="ce2">
            <text:p>05:09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5H5M9.691S" table:style-name="ce2">
            <text:p>05:09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5H5M9.639S" table:style-name="ce2">
            <text:p>05:09.6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5H5M9.688S" table:style-name="ce2">
            <text:p>05:09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5H5M9.752S" table:style-name="ce2">
            <text:p>05:09.8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5H5M9.757S" table:style-name="ce2">
            <text:p>05:09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418" table:style-name="ce1">
            <text:p>4441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5H5M9.776S" table:style-name="ce2">
            <text:p>05:09.8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44416" table:style-name="ce1">
            <text:p>44416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5H5M9.717S" table:style-name="ce2">
            <text:p>05:09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44418" table:style-name="ce1">
            <text:p>44418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5H5M9.746S" table:style-name="ce2">
            <text:p>05:09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2303" table:style-name="ce1">
            <text:p>42303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5H5M9.749S" table:style-name="ce2">
            <text:p>05:09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2305" table:style-name="ce1">
            <text:p>42305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5H5M9.957S" table:style-name="ce2">
            <text:p>05:10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5H5M9.949S" table:style-name="ce2">
            <text:p>05:09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5H5M9.943S" table:style-name="ce2">
            <text:p>05:09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5H5M9.983S" table:style-name="ce2">
            <text:p>05:10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5H5M9.989S" table:style-name="ce2">
            <text:p>05:10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5H5M9.732S" table:style-name="ce2">
            <text:p>05:09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44418" table:style-name="ce1">
            <text:p>4441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5H5M9.986S" table:style-name="ce2">
            <text:p>05:10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5H5M9.979S" table:style-name="ce2">
            <text:p>05:10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5H5M9.995S" table:style-name="ce2">
            <text:p>05:10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5H5M10.000S" table:style-name="ce2">
            <text:p>05:10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5H5M9.999S" table:style-name="ce2">
            <text:p>05:10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5H5M10.006S" table:style-name="ce2">
            <text:p>05:10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5H5M10.012S" table:style-name="ce2">
            <text:p>05:10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5H5M10.023S" table:style-name="ce2">
            <text:p>05:10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5H5M10.016S" table:style-name="ce2">
            <text:p>05:10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5H5M10.020S" table:style-name="ce2">
            <text:p>05:10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5H5M9.971S" table:style-name="ce2">
            <text:p>05:10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5H5M10.018S" table:style-name="ce2">
            <text:p>05:10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5H5M10.027S" table:style-name="ce2">
            <text:p>05:10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5H5M10.040S" table:style-name="ce2">
            <text:p>05:10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5H5M10.034S" table:style-name="ce2">
            <text:p>05:10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5H5M10.044S" table:style-name="ce2">
            <text:p>05:10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5H5M10.033S" table:style-name="ce2">
            <text:p>05:10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5H5M10.056S" table:style-name="ce2">
            <text:p>05:10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5H5M10.039S" table:style-name="ce2">
            <text:p>05:10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5H5M10.064S" table:style-name="ce2">
            <text:p>05:10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5H5M10.051S" table:style-name="ce2">
            <text:p>05:10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5H5M10.110S" table:style-name="ce2">
            <text:p>05:10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5H5M10.124S" table:style-name="ce2">
            <text:p>05:10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5H5M10.133S" table:style-name="ce2">
            <text:p>05:10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5H5M10.130S" table:style-name="ce2">
            <text:p>05:10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5H5M6.347S" table:style-name="ce2">
            <text:p>05:06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5981" table:style-name="ce1">
            <text:p>598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5H5M3.652S" table:style-name="ce2">
            <text:p>05:03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9009" table:style-name="ce1">
            <text:p>9009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5H5M3.667S" table:style-name="ce2">
            <text:p>05:03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9052" table:style-name="ce1">
            <text:p>9052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5H5M6.227S" table:style-name="ce2">
            <text:p>05:06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691" table:style-name="ce1">
            <text:p>669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5H5M6.264S" table:style-name="ce2">
            <text:p>05:06.3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6781" table:style-name="ce1">
            <text:p>678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5H5M3.615S" table:style-name="ce2">
            <text:p>05:03.6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9572" table:style-name="ce1">
            <text:p>9572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5H5M13.188S" table:style-name="ce2">
            <text:p>05:13.2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46541" table:style-name="ce1">
            <text:p>46541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5H5M12.720S" table:style-name="ce2">
            <text:p>05:12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50770" table:style-name="ce1">
            <text:p>50770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5H5M12.663S" table:style-name="ce2">
            <text:p>05:12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50770" table:style-name="ce1">
            <text:p>50770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5H5M8.239S" table:style-name="ce2">
            <text:p>05:08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5669" table:style-name="ce1">
            <text:p>5669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5H5M8.337S" table:style-name="ce2">
            <text:p>05:08.3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577" table:style-name="ce1">
            <text:p>5577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5H5M9.149S" table:style-name="ce2">
            <text:p>05:09.1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4858" table:style-name="ce1">
            <text:p>4858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5H5M8.333S" table:style-name="ce2">
            <text:p>05:08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5681" table:style-name="ce1">
            <text:p>5681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5H5M8.002S" table:style-name="ce2">
            <text:p>05:08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6102" table:style-name="ce1">
            <text:p>6102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5H5M8.149S" table:style-name="ce2">
            <text:p>05:08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5H5M6.512S" table:style-name="ce2">
            <text:p>05:06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7599" table:style-name="ce1">
            <text:p>7599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5H5M13.047S" table:style-name="ce2">
            <text:p>05:13.0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5H5M8.161S" table:style-name="ce2">
            <text:p>05:08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982" table:style-name="ce1">
            <text:p>5982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5H5M6.474S" table:style-name="ce2">
            <text:p>05:06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7673" table:style-name="ce1">
            <text:p>7673</text:p>
          </table:table-cell>
          <table:table-cell office:value-type="string" table:style-name="ce1">
            <text:p>Success</text:p>
          </table:table-cell>
          <table:table-cell office:value-type="float" office:value="44350" table:style-name="ce1">
            <text:p>44350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5H5M8.205S" table:style-name="ce2">
            <text:p>05:08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5947" table:style-name="ce1">
            <text:p>5947</text:p>
          </table:table-cell>
          <table:table-cell office:value-type="string" table:style-name="ce1">
            <text:p>Success</text:p>
          </table:table-cell>
          <table:table-cell office:value-type="float" office:value="45063" table:style-name="ce1">
            <text:p>45063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5H5M8.593S" table:style-name="ce2">
            <text:p>05:08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5647" table:style-name="ce1">
            <text:p>5647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5H5M8.845S" table:style-name="ce2">
            <text:p>05:08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5412" table:style-name="ce1">
            <text:p>5412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5H5M8.057S" table:style-name="ce2">
            <text:p>05:08.1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6232" table:style-name="ce1">
            <text:p>6232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5H5M8.503S" table:style-name="ce2">
            <text:p>05:08.5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5799" table:style-name="ce1">
            <text:p>5799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5H5M8.495S" table:style-name="ce2">
            <text:p>05:08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5852" table:style-name="ce1">
            <text:p>5852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5H5M8.188S" table:style-name="ce2">
            <text:p>05:08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6169" table:style-name="ce1">
            <text:p>6169</text:p>
          </table:table-cell>
          <table:table-cell office:value-type="string" table:style-name="ce1">
            <text:p>Success</text:p>
          </table:table-cell>
          <table:table-cell office:value-type="float" office:value="45059" table:style-name="ce1">
            <text:p>45059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5H5M6.509S" table:style-name="ce2">
            <text:p>05:06.5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7848" table:style-name="ce1">
            <text:p>7848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5H5M6.507S" table:style-name="ce2">
            <text:p>05:06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7860" table:style-name="ce1">
            <text:p>7860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5H5M8.852S" table:style-name="ce2">
            <text:p>05:08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5519" table:style-name="ce1">
            <text:p>5519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5H5M6.497S" table:style-name="ce2">
            <text:p>05:06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7892" table:style-name="ce1">
            <text:p>7892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5H5M8.198S" table:style-name="ce2">
            <text:p>05:08.2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209" table:style-name="ce1">
            <text:p>6209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5H5M8.318S" table:style-name="ce2">
            <text:p>05:08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5H5M8.121S" table:style-name="ce2">
            <text:p>05:08.1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6326" table:style-name="ce1">
            <text:p>6326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5H5M8.310S" table:style-name="ce2">
            <text:p>05:08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6138" table:style-name="ce1">
            <text:p>6138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5H5M8.140S" table:style-name="ce2">
            <text:p>05:08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318" table:style-name="ce1">
            <text:p>6318</text:p>
          </table:table-cell>
          <table:table-cell office:value-type="string" table:style-name="ce1">
            <text:p>Success</text:p>
          </table:table-cell>
          <table:table-cell office:value-type="float" office:value="45041" table:style-name="ce1">
            <text:p>45041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5H5M13.916S" table:style-name="ce2">
            <text:p>05:13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54997" table:style-name="ce1">
            <text:p>54997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5H5M12.330S" table:style-name="ce2">
            <text:p>05:12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5H5M6.514S" table:style-name="ce2">
            <text:p>05:06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Success</text:p>
          </table:table-cell>
          <table:table-cell office:value-type="float" office:value="45063" table:style-name="ce1">
            <text:p>45063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5H5M14.149S" table:style-name="ce2">
            <text:p>05:14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63452" table:style-name="ce1">
            <text:p>63452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5H5M8.181S" table:style-name="ce2">
            <text:p>05:08.2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6389" table:style-name="ce1">
            <text:p>6389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5H5M14.145S" table:style-name="ce2">
            <text:p>05:14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67677" table:style-name="ce1">
            <text:p>6767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5H5M14.114S" table:style-name="ce2">
            <text:p>05:14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61337" table:style-name="ce1">
            <text:p>6133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5H5M14.116S" table:style-name="ce2">
            <text:p>05:14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67679" table:style-name="ce1">
            <text:p>67679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5H5M8.135S" table:style-name="ce2">
            <text:p>05:08.1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6536" table:style-name="ce1">
            <text:p>6536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5H5M8.851S" table:style-name="ce2">
            <text:p>05:08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5828" table:style-name="ce1">
            <text:p>5828</text:p>
          </table:table-cell>
          <table:table-cell office:value-type="string" table:style-name="ce1">
            <text:p>Success</text:p>
          </table:table-cell>
          <table:table-cell office:value-type="float" office:value="45062" table:style-name="ce1">
            <text:p>45062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5H5M14.128S" table:style-name="ce2">
            <text:p>05:14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5H5M14.820S" table:style-name="ce2">
            <text:p>05:14.8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5H5M6.982S" table:style-name="ce2">
            <text:p>05:07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7947" table:style-name="ce1">
            <text:p>7947</text:p>
          </table:table-cell>
          <table:table-cell office:value-type="string" table:style-name="ce1">
            <text:p>Success</text:p>
          </table:table-cell>
          <table:table-cell office:value-type="float" office:value="52757" table:style-name="ce1">
            <text:p>52757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5H5M14.879S" table:style-name="ce2">
            <text:p>05:14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5H5M14.443S" table:style-name="ce2">
            <text:p>05:14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80358" table:style-name="ce1">
            <text:p>8035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5H5M14.572S" table:style-name="ce2">
            <text:p>05:14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88811" table:style-name="ce1">
            <text:p>88811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5H5M14.450S" table:style-name="ce2">
            <text:p>05:14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84585" table:style-name="ce1">
            <text:p>84585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5H5M14.673S" table:style-name="ce2">
            <text:p>05:14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90924" table:style-name="ce1">
            <text:p>90924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5H5M14.938S" table:style-name="ce2">
            <text:p>05:14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90924" table:style-name="ce1">
            <text:p>90924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5H5M14.931S" table:style-name="ce2">
            <text:p>05:14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90924" table:style-name="ce1">
            <text:p>90924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5H5M8.464S" table:style-name="ce2">
            <text:p>05:08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6654" table:style-name="ce1">
            <text:p>6654</text:p>
          </table:table-cell>
          <table:table-cell office:value-type="string" table:style-name="ce1">
            <text:p>Success</text:p>
          </table:table-cell>
          <table:table-cell office:value-type="float" office:value="45058" table:style-name="ce1">
            <text:p>45058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5H5M15.101S" table:style-name="ce2">
            <text:p>05:15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5H5M15.131S" table:style-name="ce2">
            <text:p>05:15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5H5M15.150S" table:style-name="ce2">
            <text:p>05:1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5H5M15.173S" table:style-name="ce2">
            <text:p>05:1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5H5M15.199S" table:style-name="ce2">
            <text:p>05:1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5H5M15.113S" table:style-name="ce2">
            <text:p>05:15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5H5M15.257S" table:style-name="ce2">
            <text:p>05:15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5H5M14.524S" table:style-name="ce2">
            <text:p>05:14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5H5M15.451S" table:style-name="ce2">
            <text:p>05:15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5H5M15.496S" table:style-name="ce2">
            <text:p>05:15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5H5M15.426S" table:style-name="ce2">
            <text:p>05:15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5H5M15.549S" table:style-name="ce2">
            <text:p>05:15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5H5M14.536S" table:style-name="ce2">
            <text:p>05:14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5H5M14.016S" table:style-name="ce2">
            <text:p>05:14.0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5H5M14.304S" table:style-name="ce2">
            <text:p>05:14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3759" table:style-name="ce1">
            <text:p>3759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5H5M6.257S" table:style-name="ce2">
            <text:p>05:06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1805" table:style-name="ce1">
            <text:p>11805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5H5M13.909S" table:style-name="ce2">
            <text:p>05:13.9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4201" table:style-name="ce1">
            <text:p>420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5H5M13.688S" table:style-name="ce2">
            <text:p>05:13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4460" table:style-name="ce1">
            <text:p>4460</text:p>
          </table:table-cell>
          <table:table-cell office:value-type="string" table:style-name="ce1">
            <text:p>Success</text:p>
          </table:table-cell>
          <table:table-cell office:value-type="float" office:value="53740" table:style-name="ce1">
            <text:p>53740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5H5M10.063S" table:style-name="ce2">
            <text:p>05:10.1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8160" table:style-name="ce1">
            <text:p>8160</text:p>
          </table:table-cell>
          <table:table-cell office:value-type="string" table:style-name="ce1">
            <text:p>Success</text:p>
          </table:table-cell>
          <table:table-cell office:value-type="float" office:value="63808" table:style-name="ce1">
            <text:p>6380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5H5M6.216S" table:style-name="ce2">
            <text:p>05:06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2015" table:style-name="ce1">
            <text:p>12015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5H5M14.559S" table:style-name="ce2">
            <text:p>05:14.6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735" table:style-name="ce1">
            <text:p>3735</text:p>
          </table:table-cell>
          <table:table-cell office:value-type="string" table:style-name="ce1">
            <text:p>Success</text:p>
          </table:table-cell>
          <table:table-cell office:value-type="float" office:value="52234" table:style-name="ce1">
            <text:p>52234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5H5M6.907S" table:style-name="ce2">
            <text:p>05:06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417" table:style-name="ce1">
            <text:p>11417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5H5M15.121S" table:style-name="ce2">
            <text:p>05:15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3208" table:style-name="ce1">
            <text:p>3208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5H5M13.685S" table:style-name="ce2">
            <text:p>05:13.7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53740" table:style-name="ce1">
            <text:p>53740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5H5M13.660S" table:style-name="ce2">
            <text:p>05:13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4735" table:style-name="ce1">
            <text:p>4735</text:p>
          </table:table-cell>
          <table:table-cell office:value-type="string" table:style-name="ce1">
            <text:p>Success</text:p>
          </table:table-cell>
          <table:table-cell office:value-type="float" office:value="53740" table:style-name="ce1">
            <text:p>53740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5H5M12.919S" table:style-name="ce2">
            <text:p>05:12.9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5515" table:style-name="ce1">
            <text:p>5515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5H5M18.151S" table:style-name="ce2">
            <text:p>05:18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5H5M17.535S" table:style-name="ce2">
            <text:p>05:17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68269" table:style-name="ce1">
            <text:p>68269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5H5M14.409S" table:style-name="ce2">
            <text:p>05:14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4134" table:style-name="ce1">
            <text:p>413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5H5M3.223S" table:style-name="ce2">
            <text:p>05:03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5338" table:style-name="ce1">
            <text:p>15338</text:p>
          </table:table-cell>
          <table:table-cell office:value-type="string" table:style-name="ce1">
            <text:p>Success</text:p>
          </table:table-cell>
          <table:table-cell office:value-type="float" office:value="60753" table:style-name="ce1">
            <text:p>60753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5H5M6.230S" table:style-name="ce2">
            <text:p>05:06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344" table:style-name="ce1">
            <text:p>12344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5H5M14.243S" table:style-name="ce2">
            <text:p>05:14.2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371" table:style-name="ce1">
            <text:p>437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5H5M15.545S" table:style-name="ce2">
            <text:p>05:15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146" table:style-name="ce1">
            <text:p>3146</text:p>
          </table:table-cell>
          <table:table-cell office:value-type="string" table:style-name="ce1">
            <text:p>Success</text:p>
          </table:table-cell>
          <table:table-cell office:value-type="float" office:value="93111" table:style-name="ce1">
            <text:p>93111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5H5M14.369S" table:style-name="ce2">
            <text:p>05:14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325" table:style-name="ce1">
            <text:p>4325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5H5M18.449S" table:style-name="ce2">
            <text:p>05:18.4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5H5M18.349S" table:style-name="ce2">
            <text:p>05:18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5H5M18.516S" table:style-name="ce2">
            <text:p>05:18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38999" table:style-name="ce1">
            <text:p>38999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5H5M18.693S" table:style-name="ce2">
            <text:p>05:18.7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5H5M18.225S" table:style-name="ce2">
            <text:p>05:18.2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5H5M6.924S" table:style-name="ce2">
            <text:p>05:06.9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922" table:style-name="ce1">
            <text:p>11922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5H5M14.391S" table:style-name="ce2">
            <text:p>05:14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4462" table:style-name="ce1">
            <text:p>4462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5H5M18.065S" table:style-name="ce2">
            <text:p>05:18.1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95233" table:style-name="ce1">
            <text:p>95233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5H5M18.777S" table:style-name="ce2">
            <text:p>05:18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5H5M18.822S" table:style-name="ce2">
            <text:p>05:18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5H5M18.296S" table:style-name="ce2">
            <text:p>05:18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53029" table:style-name="ce1">
            <text:p>53029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5H5M14.009S" table:style-name="ce2">
            <text:p>05:14.0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5H5M15.216S" table:style-name="ce2">
            <text:p>05:15.2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Success</text:p>
          </table:table-cell>
          <table:table-cell office:value-type="float" office:value="63808" table:style-name="ce1">
            <text:p>6380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5H5M18.566S" table:style-name="ce2">
            <text:p>05:18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57571" table:style-name="ce1">
            <text:p>57571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5H5M18.326S" table:style-name="ce2">
            <text:p>05:18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53740" table:style-name="ce1">
            <text:p>53740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5H5M18.881S" table:style-name="ce2">
            <text:p>05:18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5H5M6.931S" table:style-name="ce2">
            <text:p>05:06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016" table:style-name="ce1">
            <text:p>1201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5H5M18.873S" table:style-name="ce2">
            <text:p>05:18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5H5M18.067S" table:style-name="ce2">
            <text:p>05:18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97345" table:style-name="ce1">
            <text:p>97345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5H5M14.107S" table:style-name="ce2">
            <text:p>05:14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4886" table:style-name="ce1">
            <text:p>4886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5H5M14.577S" table:style-name="ce2">
            <text:p>05:14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5H5M18.946S" table:style-name="ce2">
            <text:p>05:18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5H5M18.331S" table:style-name="ce2">
            <text:p>05:18.3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5H5M17.654S" table:style-name="ce2">
            <text:p>05:17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5H5M18.436S" table:style-name="ce2">
            <text:p>05:18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5H5M18.113S" table:style-name="ce2">
            <text:p>05:18.1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5H5M19.059S" table:style-name="ce2">
            <text:p>05:19.1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5H5M18.889S" table:style-name="ce2">
            <text:p>05:18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5H5M6.866S" table:style-name="ce2">
            <text:p>05:06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2286" table:style-name="ce1">
            <text:p>1228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5H5M18.400S" table:style-name="ce2">
            <text:p>05:18.4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5H5M19.074S" table:style-name="ce2">
            <text:p>05:19.1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5H5M14.348S" table:style-name="ce2">
            <text:p>05:14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4908" table:style-name="ce1">
            <text:p>4908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5H5M10.144S" table:style-name="ce2">
            <text:p>05:10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9142" table:style-name="ce1">
            <text:p>9142</text:p>
          </table:table-cell>
          <table:table-cell office:value-type="string" table:style-name="ce1">
            <text:p>Success</text:p>
          </table:table-cell>
          <table:table-cell office:value-type="float" office:value="63783" table:style-name="ce1">
            <text:p>63783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5H5M19.223S" table:style-name="ce2">
            <text:p>05:19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5H5M18.546S" table:style-name="ce2">
            <text:p>05:18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5H5M18.616S" table:style-name="ce2">
            <text:p>05:18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5H5M19.073S" table:style-name="ce2">
            <text:p>05:19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5H5M19.061S" table:style-name="ce2">
            <text:p>05:19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5H5M19.355S" table:style-name="ce2">
            <text:p>05:19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5H5M19.349S" table:style-name="ce2">
            <text:p>05:19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5H5M19.409S" table:style-name="ce2">
            <text:p>05:19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5H5M19.417S" table:style-name="ce2">
            <text:p>05:19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5H5M18.843S" table:style-name="ce2">
            <text:p>05:18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103685" table:style-name="ce1">
            <text:p>10368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5H5M18.734S" table:style-name="ce2">
            <text:p>05:18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5H5M18.937S" table:style-name="ce2">
            <text:p>05:18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105799" table:style-name="ce1">
            <text:p>105799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5H5M14.360S" table:style-name="ce2">
            <text:p>05:14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5275" table:style-name="ce1">
            <text:p>5275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5H5M18.233S" table:style-name="ce2">
            <text:p>05:18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99459" table:style-name="ce1">
            <text:p>99459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5H5M19.604S" table:style-name="ce2">
            <text:p>05:19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5H5M18.964S" table:style-name="ce2">
            <text:p>05:19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105800" table:style-name="ce1">
            <text:p>105800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5H5M18.883S" table:style-name="ce2">
            <text:p>05:18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103688" table:style-name="ce1">
            <text:p>10368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5H5M18.854S" table:style-name="ce2">
            <text:p>05:18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103688" table:style-name="ce1">
            <text:p>10368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5H5M19.687S" table:style-name="ce2">
            <text:p>05:19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5H5M18.938S" table:style-name="ce2">
            <text:p>05:18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105800" table:style-name="ce1">
            <text:p>105800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5H5M18.575S" table:style-name="ce2">
            <text:p>05:18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Success</text:p>
          </table:table-cell>
          <table:table-cell office:value-type="float" office:value="101573" table:style-name="ce1">
            <text:p>101573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5H5M18.884S" table:style-name="ce2">
            <text:p>05:18.9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105800" table:style-name="ce1">
            <text:p>105800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5H5M19.722S" table:style-name="ce2">
            <text:p>05:19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5H5M18.756S" table:style-name="ce2">
            <text:p>05:18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5H5M14.359S" table:style-name="ce2">
            <text:p>05:14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5514" table:style-name="ce1">
            <text:p>551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5H5M19.695S" table:style-name="ce2">
            <text:p>05:19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5H5M2.975S" table:style-name="ce2">
            <text:p>05:03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6981" table:style-name="ce1">
            <text:p>16981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5H5M6.782S" table:style-name="ce2">
            <text:p>05:06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225" table:style-name="ce1">
            <text:p>13225</text:p>
          </table:table-cell>
          <table:table-cell office:value-type="string" table:style-name="ce1">
            <text:p>Success</text:p>
          </table:table-cell>
          <table:table-cell office:value-type="float" office:value="52947" table:style-name="ce1">
            <text:p>52947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5H5M19.592S" table:style-name="ce2">
            <text:p>05:19.6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5H5M19.214S" table:style-name="ce2">
            <text:p>05:19.2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5H5M19.908S" table:style-name="ce2">
            <text:p>05:19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5H5M7.909S" table:style-name="ce2">
            <text:p>05:07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2334" table:style-name="ce1">
            <text:p>12334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5H5M19.764S" table:style-name="ce2">
            <text:p>05:19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5H5M15.648S" table:style-name="ce2">
            <text:p>05:15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633" table:style-name="ce1">
            <text:p>463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5H5M6.346S" table:style-name="ce2">
            <text:p>05:06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3938" table:style-name="ce1">
            <text:p>13938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5H5M19.732S" table:style-name="ce2">
            <text:p>05:19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5H5M20.283S" table:style-name="ce2">
            <text:p>05:20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5H5M20.273S" table:style-name="ce2">
            <text:p>05:20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5H5M20.200S" table:style-name="ce2">
            <text:p>05:20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5H5M20.129S" table:style-name="ce2">
            <text:p>05:20.1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5H5M20.468S" table:style-name="ce2">
            <text:p>05:20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5H5M20.329S" table:style-name="ce2">
            <text:p>05:20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5H5M20.512S" table:style-name="ce2">
            <text:p>05:20.5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5H5M20.562S" table:style-name="ce2">
            <text:p>05:20.6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5H5M20.612S" table:style-name="ce2">
            <text:p>05:2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5H5M20.696S" table:style-name="ce2">
            <text:p>05:20.7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5H5M20.747S" table:style-name="ce2">
            <text:p>05:20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5H5M19.695S" table:style-name="ce2">
            <text:p>05:19.7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5H5M20.982S" table:style-name="ce2">
            <text:p>05:21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5H5M21.030S" table:style-name="ce2">
            <text:p>05:21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5H5M21.081S" table:style-name="ce2">
            <text:p>05:21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5H5M21.119S" table:style-name="ce2">
            <text:p>05:21.1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5H5M20.286S" table:style-name="ce2">
            <text:p>05:20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107930" table:style-name="ce1">
            <text:p>107930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5H5M10.138S" table:style-name="ce2">
            <text:p>05:10.1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1147" table:style-name="ce1">
            <text:p>11147</text:p>
          </table:table-cell>
          <table:table-cell office:value-type="string" table:style-name="ce1">
            <text:p>Success</text:p>
          </table:table-cell>
          <table:table-cell office:value-type="float" office:value="63783" table:style-name="ce1">
            <text:p>63783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5H5M20.372S" table:style-name="ce2">
            <text:p>05:20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105818" table:style-name="ce1">
            <text:p>10581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5H5M19.959S" table:style-name="ce2">
            <text:p>05:20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364" table:style-name="ce1">
            <text:p>1364</text:p>
          </table:table-cell>
          <table:table-cell office:value-type="string" table:style-name="ce1">
            <text:p>Success</text:p>
          </table:table-cell>
          <table:table-cell office:value-type="float" office:value="110044" table:style-name="ce1">
            <text:p>110044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5H5M19.520S" table:style-name="ce2">
            <text:p>05:19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ccess</text:p>
          </table:table-cell>
          <table:table-cell office:value-type="float" office:value="110045" table:style-name="ce1">
            <text:p>110045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5H5M20.246S" table:style-name="ce2">
            <text:p>05:20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5H5M19.324S" table:style-name="ce2">
            <text:p>05:19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Success</text:p>
          </table:table-cell>
          <table:table-cell office:value-type="float" office:value="110046" table:style-name="ce1">
            <text:p>110046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5H5M19.128S" table:style-name="ce2">
            <text:p>05:19.1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110046" table:style-name="ce1">
            <text:p>110046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5H5M20.818S" table:style-name="ce2">
            <text:p>05:20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110048" table:style-name="ce1">
            <text:p>11004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5H5M20.416S" table:style-name="ce2">
            <text:p>05:20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5H5M19.441S" table:style-name="ce2">
            <text:p>05:19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Success</text:p>
          </table:table-cell>
          <table:table-cell office:value-type="float" office:value="110046" table:style-name="ce1">
            <text:p>110046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5H5M19.115S" table:style-name="ce2">
            <text:p>05:19.1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2377" table:style-name="ce1">
            <text:p>2377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5H5M21.315S" table:style-name="ce2">
            <text:p>05:21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5H5M21.494S" table:style-name="ce2">
            <text:p>05:2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5H5M21.521S" table:style-name="ce2">
            <text:p>05:2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5H5M18.859S" table:style-name="ce2">
            <text:p>05:18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5H5M21.407S" table:style-name="ce2">
            <text:p>05:21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5H5M21.512S" table:style-name="ce2">
            <text:p>05:21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5H5M18.997S" table:style-name="ce2">
            <text:p>05:19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5H5M18.950S" table:style-name="ce2">
            <text:p>05:19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808" table:style-name="ce1">
            <text:p>2808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5H5M18.847S" table:style-name="ce2">
            <text:p>05:18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5H5M18.982S" table:style-name="ce2">
            <text:p>05:19.0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787" table:style-name="ce1">
            <text:p>2787</text:p>
          </table:table-cell>
          <table:table-cell office:value-type="string" table:style-name="ce1">
            <text:p>Success</text:p>
          </table:table-cell>
          <table:table-cell office:value-type="float" office:value="56684" table:style-name="ce1">
            <text:p>56684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5H5M21.578S" table:style-name="ce2">
            <text:p>05:21.6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5H5M21.566S" table:style-name="ce2">
            <text:p>05:21.6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5H5M21.778S" table:style-name="ce2">
            <text:p>05:21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5H5M21.771S" table:style-name="ce2">
            <text:p>05:21.8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5H5M21.657S" table:style-name="ce2">
            <text:p>05:21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5H5M21.965S" table:style-name="ce2">
            <text:p>05:22.0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5H5M21.906S" table:style-name="ce2">
            <text:p>05:21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5H5M21.841S" table:style-name="ce2">
            <text:p>05:21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5H5M22.217S" table:style-name="ce2">
            <text:p>05:22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5H5M22.105S" table:style-name="ce2">
            <text:p>05:22.1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5H5M22.034S" table:style-name="ce2">
            <text:p>05:22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5H5M22.390S" table:style-name="ce2">
            <text:p>05:22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5H5M22.335S" table:style-name="ce2">
            <text:p>05:22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5H5M22.279S" table:style-name="ce2">
            <text:p>05:22.3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5H5M22.769S" table:style-name="ce2">
            <text:p>05:22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5H5M22.609S" table:style-name="ce2">
            <text:p>05:22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5H5M22.917S" table:style-name="ce2">
            <text:p>05:22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5H5M6.944S" table:style-name="ce2">
            <text:p>05:06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6179" table:style-name="ce1">
            <text:p>16179</text:p>
          </table:table-cell>
          <table:table-cell office:value-type="string" table:style-name="ce1">
            <text:p>Success</text:p>
          </table:table-cell>
          <table:table-cell office:value-type="float" office:value="52947" table:style-name="ce1">
            <text:p>52947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5H5M22.834S" table:style-name="ce2">
            <text:p>05:22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5H5M23.115S" table:style-name="ce2">
            <text:p>05:23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5H5M23.006S" table:style-name="ce2">
            <text:p>05:23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5H5M14.958S" table:style-name="ce2">
            <text:p>05:15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8451" table:style-name="ce1">
            <text:p>8451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5H5M23.251S" table:style-name="ce2">
            <text:p>05:23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5H5M6.866S" table:style-name="ce2">
            <text:p>05:06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6620" table:style-name="ce1">
            <text:p>16620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5H5M23.330S" table:style-name="ce2">
            <text:p>05:23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5H5M23.492S" table:style-name="ce2">
            <text:p>05:23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5H5M23.570S" table:style-name="ce2">
            <text:p>05:23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5H5M14.448S" table:style-name="ce2">
            <text:p>05:14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9276" table:style-name="ce1">
            <text:p>927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5H5M23.654S" table:style-name="ce2">
            <text:p>05:23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5H5M6.246S" table:style-name="ce2">
            <text:p>05:06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7565" table:style-name="ce1">
            <text:p>17565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5H5M7.966S" table:style-name="ce2">
            <text:p>05:08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5946" table:style-name="ce1">
            <text:p>15946</text:p>
          </table:table-cell>
          <table:table-cell office:value-type="string" table:style-name="ce1">
            <text:p>Success</text:p>
          </table:table-cell>
          <table:table-cell office:value-type="float" office:value="52947" table:style-name="ce1">
            <text:p>5294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5H5M14.290S" table:style-name="ce2">
            <text:p>05:14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9629" table:style-name="ce1">
            <text:p>9629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5H5M21.428S" table:style-name="ce2">
            <text:p>05:21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5H5M20.954S" table:style-name="ce2">
            <text:p>05:21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5H5M23.982S" table:style-name="ce2">
            <text:p>05:24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5H5M6.933S" table:style-name="ce2">
            <text:p>05:06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7101" table:style-name="ce1">
            <text:p>17101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5H5M24.031S" table:style-name="ce2">
            <text:p>05:24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5H5M19.746S" table:style-name="ce2">
            <text:p>05:19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4347" table:style-name="ce1">
            <text:p>4347</text:p>
          </table:table-cell>
          <table:table-cell office:value-type="string" table:style-name="ce1">
            <text:p>Success</text:p>
          </table:table-cell>
          <table:table-cell office:value-type="float" office:value="19851" table:style-name="ce1">
            <text:p>19851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5H5M24.095S" table:style-name="ce2">
            <text:p>05:24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5H5M24.149S" table:style-name="ce2">
            <text:p>05:24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5H5M21.389S" table:style-name="ce2">
            <text:p>05:21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806" table:style-name="ce1">
            <text:p>280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5H5M21.346S" table:style-name="ce2">
            <text:p>05:21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5H5M24.197S" table:style-name="ce2">
            <text:p>05:24.2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5H5M24.025S" table:style-name="ce2">
            <text:p>05:24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5H5M24.242S" table:style-name="ce2">
            <text:p>05:24.2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5H5M24.264S" table:style-name="ce2">
            <text:p>05:24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5H5M22.677S" table:style-name="ce2">
            <text:p>05:22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5H5M23.169S" table:style-name="ce2">
            <text:p>05:23.2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5H5M24.282S" table:style-name="ce2">
            <text:p>05:24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5H5M24.396S" table:style-name="ce2">
            <text:p>05:24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5H5M24.305S" table:style-name="ce2">
            <text:p>05:24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5H5M21.535S" table:style-name="ce2">
            <text:p>05:2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Success</text:p>
          </table:table-cell>
          <table:table-cell office:value-type="float" office:value="118522" table:style-name="ce1">
            <text:p>118522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5H5M23.421S" table:style-name="ce2">
            <text:p>05:23.4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118527" table:style-name="ce1">
            <text:p>118527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5H5M24.425S" table:style-name="ce2">
            <text:p>05:24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5H5M21.760S" table:style-name="ce2">
            <text:p>05:21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740" table:style-name="ce1">
            <text:p>2740</text:p>
          </table:table-cell>
          <table:table-cell office:value-type="string" table:style-name="ce1">
            <text:p>Success</text:p>
          </table:table-cell>
          <table:table-cell office:value-type="float" office:value="118524" table:style-name="ce1">
            <text:p>118524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5H5M23.921S" table:style-name="ce2">
            <text:p>05:23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114296" table:style-name="ce1">
            <text:p>114296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5H5M23.914S" table:style-name="ce2">
            <text:p>05:23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114295" table:style-name="ce1">
            <text:p>114295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5H5M21.426S" table:style-name="ce2">
            <text:p>05:21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3110" table:style-name="ce1">
            <text:p>3110</text:p>
          </table:table-cell>
          <table:table-cell office:value-type="string" table:style-name="ce1">
            <text:p>Success</text:p>
          </table:table-cell>
          <table:table-cell office:value-type="float" office:value="118527" table:style-name="ce1">
            <text:p>11852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5H5M21.379S" table:style-name="ce2">
            <text:p>05:21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175" table:style-name="ce1">
            <text:p>3175</text:p>
          </table:table-cell>
          <table:table-cell office:value-type="string" table:style-name="ce1">
            <text:p>Success</text:p>
          </table:table-cell>
          <table:table-cell office:value-type="float" office:value="118532" table:style-name="ce1">
            <text:p>118532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5H5M21.759S" table:style-name="ce2">
            <text:p>05:21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810" table:style-name="ce1">
            <text:p>2810</text:p>
          </table:table-cell>
          <table:table-cell office:value-type="string" table:style-name="ce1">
            <text:p>Success</text:p>
          </table:table-cell>
          <table:table-cell office:value-type="float" office:value="118526" table:style-name="ce1">
            <text:p>11852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5H5M24.437S" table:style-name="ce2">
            <text:p>05:24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5H5M23.726S" table:style-name="ce2">
            <text:p>05:23.7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118525" table:style-name="ce1">
            <text:p>118525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5H5M23.741S" table:style-name="ce2">
            <text:p>05:23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118540" table:style-name="ce1">
            <text:p>118540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5H5M21.753S" table:style-name="ce2">
            <text:p>05:21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870" table:style-name="ce1">
            <text:p>2870</text:p>
          </table:table-cell>
          <table:table-cell office:value-type="string" table:style-name="ce1">
            <text:p>Success</text:p>
          </table:table-cell>
          <table:table-cell office:value-type="float" office:value="118542" table:style-name="ce1">
            <text:p>118542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5H5M24.503S" table:style-name="ce2">
            <text:p>05:24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5H5M24.571S" table:style-name="ce2">
            <text:p>05:24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5H5M24.557S" table:style-name="ce2">
            <text:p>05:24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5H5M24.537S" table:style-name="ce2">
            <text:p>05:24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5H5M23.812S" table:style-name="ce2">
            <text:p>05:23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118548" table:style-name="ce1">
            <text:p>11854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5H5M24.757S" table:style-name="ce2">
            <text:p>05:24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5H5M24.698S" table:style-name="ce2">
            <text:p>05:24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5H5M24.095S" table:style-name="ce2">
            <text:p>05:24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5H5M24.641S" table:style-name="ce2">
            <text:p>05:24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5H5M24.624S" table:style-name="ce2">
            <text:p>05:24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5H5M25.066S" table:style-name="ce2">
            <text:p>05:25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5H5M25.023S" table:style-name="ce2">
            <text:p>05:25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5H5M24.995S" table:style-name="ce2">
            <text:p>05:25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5H5M24.950S" table:style-name="ce2">
            <text:p>05:25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5H5M24.817S" table:style-name="ce2">
            <text:p>05:24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5H5M25.345S" table:style-name="ce2">
            <text:p>05:25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5H5M25.454S" table:style-name="ce2">
            <text:p>05:25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5H5M25.271S" table:style-name="ce2">
            <text:p>05:25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5H5M25.515S" table:style-name="ce2">
            <text:p>05:25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5H5M25.168S" table:style-name="ce2">
            <text:p>05:25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5H5M25.560S" table:style-name="ce2">
            <text:p>05:25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5H5M25.115S" table:style-name="ce2">
            <text:p>05:25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5H5M25.579S" table:style-name="ce2">
            <text:p>05:25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5H5M25.535S" table:style-name="ce2">
            <text:p>05:25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5H5M25.470S" table:style-name="ce2">
            <text:p>05:25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5H5M25.394S" table:style-name="ce2">
            <text:p>05:25.4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5H5M25.611S" table:style-name="ce2">
            <text:p>05:25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5H5M25.816S" table:style-name="ce2">
            <text:p>05:25.8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5H5M25.861S" table:style-name="ce2">
            <text:p>05:25.9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5H5M25.215S" table:style-name="ce2">
            <text:p>05:25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118558" table:style-name="ce1">
            <text:p>11855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5H5M25.664S" table:style-name="ce2">
            <text:p>05:25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118558" table:style-name="ce1">
            <text:p>11855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5H5M26.116S" table:style-name="ce2">
            <text:p>05:26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5H5M26.207S" table:style-name="ce2">
            <text:p>05:26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5H5M26.201S" table:style-name="ce2">
            <text:p>05:26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5H5M26.330S" table:style-name="ce2">
            <text:p>05:26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5H5M26.364S" table:style-name="ce2">
            <text:p>05:26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5H5M26.462S" table:style-name="ce2">
            <text:p>05:26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5H5M26.536S" table:style-name="ce2">
            <text:p>05:26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5H5M26.631S" table:style-name="ce2">
            <text:p>05:26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5H5M25.958S" table:style-name="ce2">
            <text:p>05:26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5H5M26.704S" table:style-name="ce2">
            <text:p>05:26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5H5M26.801S" table:style-name="ce2">
            <text:p>05:26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5H5M26.859S" table:style-name="ce2">
            <text:p>05:26.9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5H5M26.846S" table:style-name="ce2">
            <text:p>05:26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5H5M27.016S" table:style-name="ce2">
            <text:p>05:27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5H5M26.929S" table:style-name="ce2">
            <text:p>05:26.9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5H5M27.122S" table:style-name="ce2">
            <text:p>05:27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5H5M27.175S" table:style-name="ce2">
            <text:p>05:27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5H5M27.235S" table:style-name="ce2">
            <text:p>05:27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5H5M27.311S" table:style-name="ce2">
            <text:p>05:27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5H5M27.350S" table:style-name="ce2">
            <text:p>05:27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5H5M27.402S" table:style-name="ce2">
            <text:p>05:27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5H5M27.455S" table:style-name="ce2">
            <text:p>05:27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5H5M24.469S" table:style-name="ce2">
            <text:p>05:24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3104" table:style-name="ce1">
            <text:p>310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5H5M27.576S" table:style-name="ce2">
            <text:p>05:27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5H5M27.595S" table:style-name="ce2">
            <text:p>05:27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5H5M20.020S" table:style-name="ce2">
            <text:p>05:20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7825" table:style-name="ce1">
            <text:p>782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5H5M10.066S" table:style-name="ce2">
            <text:p>05:10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7785" table:style-name="ce1">
            <text:p>17785</text:p>
          </table:table-cell>
          <table:table-cell office:value-type="string" table:style-name="ce1">
            <text:p>Success</text:p>
          </table:table-cell>
          <table:table-cell office:value-type="float" office:value="63779" table:style-name="ce1">
            <text:p>63779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5H5M10.117S" table:style-name="ce2">
            <text:p>05:10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7736" table:style-name="ce1">
            <text:p>17736</text:p>
          </table:table-cell>
          <table:table-cell office:value-type="string" table:style-name="ce1">
            <text:p>Success</text:p>
          </table:table-cell>
          <table:table-cell office:value-type="float" office:value="63827" table:style-name="ce1">
            <text:p>63827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5H5M14.155S" table:style-name="ce2">
            <text:p>05:14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3701" table:style-name="ce1">
            <text:p>13701</text:p>
          </table:table-cell>
          <table:table-cell office:value-type="string" table:style-name="ce1">
            <text:p>Success</text:p>
          </table:table-cell>
          <table:table-cell office:value-type="float" office:value="52947" table:style-name="ce1">
            <text:p>52947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5H5M14.261S" table:style-name="ce2">
            <text:p>05:14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3606" table:style-name="ce1">
            <text:p>1360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5H5M20.682S" table:style-name="ce2">
            <text:p>05:20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7209" table:style-name="ce1">
            <text:p>720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5H5M14.372S" table:style-name="ce2">
            <text:p>05:14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3540" table:style-name="ce1">
            <text:p>13540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5H5M19.722S" table:style-name="ce2">
            <text:p>05:19.7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201" table:style-name="ce1">
            <text:p>8201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5H5M15.043S" table:style-name="ce2">
            <text:p>05:15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887" table:style-name="ce1">
            <text:p>12887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5H5M10.150S" table:style-name="ce2">
            <text:p>05:10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7819" table:style-name="ce1">
            <text:p>17819</text:p>
          </table:table-cell>
          <table:table-cell office:value-type="string" table:style-name="ce1">
            <text:p>Success</text:p>
          </table:table-cell>
          <table:table-cell office:value-type="float" office:value="63827" table:style-name="ce1">
            <text:p>6382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5H5M19.735S" table:style-name="ce2">
            <text:p>05:19.7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8281" table:style-name="ce1">
            <text:p>8281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5H5M19.663S" table:style-name="ce2">
            <text:p>05:19.7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8357" table:style-name="ce1">
            <text:p>8357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5H5M14.622S" table:style-name="ce2">
            <text:p>05:14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406" table:style-name="ce1">
            <text:p>1340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5H5M14.459S" table:style-name="ce2">
            <text:p>05:14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3584" table:style-name="ce1">
            <text:p>13584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5H5M14.493S" table:style-name="ce2">
            <text:p>05:14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556" table:style-name="ce1">
            <text:p>13556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5H5M14.990S" table:style-name="ce2">
            <text:p>05:15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067" table:style-name="ce1">
            <text:p>13067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5H5M19.741S" table:style-name="ce2">
            <text:p>05:19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5H5M27.673S" table:style-name="ce2">
            <text:p>05:27.7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5H5M14.972S" table:style-name="ce2">
            <text:p>05:15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3123" table:style-name="ce1">
            <text:p>13123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5H5M19.328S" table:style-name="ce2">
            <text:p>05:19.3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8782" table:style-name="ce1">
            <text:p>8782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5H5M20.008S" table:style-name="ce2">
            <text:p>05:20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8110" table:style-name="ce1">
            <text:p>8110</text:p>
          </table:table-cell>
          <table:table-cell office:value-type="string" table:style-name="ce1">
            <text:p>Success</text:p>
          </table:table-cell>
          <table:table-cell office:value-type="float" office:value="59635" table:style-name="ce1">
            <text:p>59635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5H5M14.648S" table:style-name="ce2">
            <text:p>05:14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3480" table:style-name="ce1">
            <text:p>13480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5H5M19.341S" table:style-name="ce2">
            <text:p>05:19.3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8797" table:style-name="ce1">
            <text:p>8797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5H5M27.924S" table:style-name="ce2">
            <text:p>05:27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5H5M14.681S" table:style-name="ce2">
            <text:p>05:14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3553" table:style-name="ce1">
            <text:p>13553</text:p>
          </table:table-cell>
          <table:table-cell office:value-type="string" table:style-name="ce1">
            <text:p>Success</text:p>
          </table:table-cell>
          <table:table-cell office:value-type="float" office:value="52946" table:style-name="ce1">
            <text:p>52946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5H5M24.608S" table:style-name="ce2">
            <text:p>05:24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655" table:style-name="ce1">
            <text:p>3655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5H5M25.907S" table:style-name="ce2">
            <text:p>05:25.9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2363" table:style-name="ce1">
            <text:p>2363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5H5M28.083S" table:style-name="ce2">
            <text:p>05:28.1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5H5M19.155S" table:style-name="ce2">
            <text:p>05:19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9204" table:style-name="ce1">
            <text:p>9204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5H5M23.489S" table:style-name="ce2">
            <text:p>05:23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874" table:style-name="ce1">
            <text:p>4874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5H5M21.287S" table:style-name="ce2">
            <text:p>05:21.3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080" table:style-name="ce1">
            <text:p>7080</text:p>
          </table:table-cell>
          <table:table-cell office:value-type="string" table:style-name="ce1">
            <text:p>Success</text:p>
          </table:table-cell>
          <table:table-cell office:value-type="float" office:value="26297" table:style-name="ce1">
            <text:p>2629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5H5M28.111S" table:style-name="ce2">
            <text:p>05:28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5H5M24.507S" table:style-name="ce2">
            <text:p>05:24.5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Success</text:p>
          </table:table-cell>
          <table:table-cell office:value-type="float" office:value="59635" table:style-name="ce1">
            <text:p>59635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5H5M28.141S" table:style-name="ce2">
            <text:p>05:28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5H5M27.853S" table:style-name="ce2">
            <text:p>05:27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6297" table:style-name="ce1">
            <text:p>2629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5H5M24.938S" table:style-name="ce2">
            <text:p>05:24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3496" table:style-name="ce1">
            <text:p>3496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5H5M21.325S" table:style-name="ce2">
            <text:p>05:21.3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7116" table:style-name="ce1">
            <text:p>7116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5H5M24.504S" table:style-name="ce2">
            <text:p>05:24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943" table:style-name="ce1">
            <text:p>3943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5H5M28.379S" table:style-name="ce2">
            <text:p>05:28.4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5H5M19.874S" table:style-name="ce2">
            <text:p>05:19.9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8576" table:style-name="ce1">
            <text:p>8576</text:p>
          </table:table-cell>
          <table:table-cell office:value-type="string" table:style-name="ce1">
            <text:p>Success</text:p>
          </table:table-cell>
          <table:table-cell office:value-type="float" office:value="68269" table:style-name="ce1">
            <text:p>68269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5H5M23.411S" table:style-name="ce2">
            <text:p>05:23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5H5M28.372S" table:style-name="ce2">
            <text:p>05:28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5H5M23.126S" table:style-name="ce2">
            <text:p>05:23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355" table:style-name="ce1">
            <text:p>5355</text:p>
          </table:table-cell>
          <table:table-cell office:value-type="string" table:style-name="ce1">
            <text:p>Success</text:p>
          </table:table-cell>
          <table:table-cell office:value-type="float" office:value="59635" table:style-name="ce1">
            <text:p>59635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5H5M28.018S" table:style-name="ce2">
            <text:p>05:28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5H5M19.258S" table:style-name="ce2">
            <text:p>05:19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9226" table:style-name="ce1">
            <text:p>9226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5H5M24.036S" table:style-name="ce2">
            <text:p>05:24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449" table:style-name="ce1">
            <text:p>4449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5H5M18.994S" table:style-name="ce2">
            <text:p>05:19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9492" table:style-name="ce1">
            <text:p>9492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5H5M19.288S" table:style-name="ce2">
            <text:p>05:19.3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9205" table:style-name="ce1">
            <text:p>9205</text:p>
          </table:table-cell>
          <table:table-cell office:value-type="string" table:style-name="ce1">
            <text:p>Success</text:p>
          </table:table-cell>
          <table:table-cell office:value-type="float" office:value="26297" table:style-name="ce1">
            <text:p>2629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5H5M21.278S" table:style-name="ce2">
            <text:p>05:21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7218" table:style-name="ce1">
            <text:p>7218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5H5M24.591S" table:style-name="ce2">
            <text:p>05:24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3944" table:style-name="ce1">
            <text:p>3944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5H5M18.696S" table:style-name="ce2">
            <text:p>05:18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9839" table:style-name="ce1">
            <text:p>9839</text:p>
          </table:table-cell>
          <table:table-cell office:value-type="string" table:style-name="ce1">
            <text:p>Success</text:p>
          </table:table-cell>
          <table:table-cell office:value-type="float" office:value="68271" table:style-name="ce1">
            <text:p>68271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5H5M27.515S" table:style-name="ce2">
            <text:p>05:27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Success</text:p>
          </table:table-cell>
          <table:table-cell office:value-type="float" office:value="107975" table:style-name="ce1">
            <text:p>107975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5H5M24.395S" table:style-name="ce2">
            <text:p>05:24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4453" table:style-name="ce1">
            <text:p>4453</text:p>
          </table:table-cell>
          <table:table-cell office:value-type="string" table:style-name="ce1">
            <text:p>Success</text:p>
          </table:table-cell>
          <table:table-cell office:value-type="float" office:value="107977" table:style-name="ce1">
            <text:p>10797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5H5M25.773S" table:style-name="ce2">
            <text:p>05:25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107975" table:style-name="ce1">
            <text:p>107975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5H5M25.724S" table:style-name="ce2">
            <text:p>05:25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3133" table:style-name="ce1">
            <text:p>3133</text:p>
          </table:table-cell>
          <table:table-cell office:value-type="string" table:style-name="ce1">
            <text:p>Success</text:p>
          </table:table-cell>
          <table:table-cell office:value-type="float" office:value="107975" table:style-name="ce1">
            <text:p>107975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5H5M27.069S" table:style-name="ce2">
            <text:p>05:27.1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Success</text:p>
          </table:table-cell>
          <table:table-cell office:value-type="float" office:value="107975" table:style-name="ce1">
            <text:p>107975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5H5M24.267S" table:style-name="ce2">
            <text:p>05:24.3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764" table:style-name="ce1">
            <text:p>4764</text:p>
          </table:table-cell>
          <table:table-cell office:value-type="string" table:style-name="ce1">
            <text:p>Success</text:p>
          </table:table-cell>
          <table:table-cell office:value-type="float" office:value="107975" table:style-name="ce1">
            <text:p>107975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5H5M27.573S" table:style-name="ce2">
            <text:p>05:27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ccess</text:p>
          </table:table-cell>
          <table:table-cell office:value-type="float" office:value="107976" table:style-name="ce1">
            <text:p>107976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5H5M28.071S" table:style-name="ce2">
            <text:p>05:28.1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5H5M28.044S" table:style-name="ce2">
            <text:p>05:28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116436" table:style-name="ce1">
            <text:p>116436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5H5M27.858S" table:style-name="ce2">
            <text:p>05:27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110095" table:style-name="ce1">
            <text:p>110095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5H5M24.388S" table:style-name="ce2">
            <text:p>05:24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5015" table:style-name="ce1">
            <text:p>5015</text:p>
          </table:table-cell>
          <table:table-cell office:value-type="string" table:style-name="ce1">
            <text:p>Success</text:p>
          </table:table-cell>
          <table:table-cell office:value-type="float" office:value="107979" table:style-name="ce1">
            <text:p>107979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5H5M28.121S" table:style-name="ce2">
            <text:p>05:28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Success</text:p>
          </table:table-cell>
          <table:table-cell office:value-type="float" office:value="118550" table:style-name="ce1">
            <text:p>118550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5H5M28.224S" table:style-name="ce2">
            <text:p>05:28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5H5M27.893S" table:style-name="ce2">
            <text:p>05:27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110095" table:style-name="ce1">
            <text:p>110095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5H5M27.913S" table:style-name="ce2">
            <text:p>05:27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Success</text:p>
          </table:table-cell>
          <table:table-cell office:value-type="float" office:value="112208" table:style-name="ce1">
            <text:p>112208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5H5M28.271S" table:style-name="ce2">
            <text:p>05:28.3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Success</text:p>
          </table:table-cell>
          <table:table-cell office:value-type="float" office:value="122779" table:style-name="ce1">
            <text:p>122779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5H5M28.369S" table:style-name="ce2">
            <text:p>05:28.4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Success</text:p>
          </table:table-cell>
          <table:table-cell office:value-type="float" office:value="124890" table:style-name="ce1">
            <text:p>124890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5H5M27.868S" table:style-name="ce2">
            <text:p>05:27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114324" table:style-name="ce1">
            <text:p>114324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5H5M28.482S" table:style-name="ce2">
            <text:p>05:28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Success</text:p>
          </table:table-cell>
          <table:table-cell office:value-type="float" office:value="124890" table:style-name="ce1">
            <text:p>124890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5H5M28.486S" table:style-name="ce2">
            <text:p>05:28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122777" table:style-name="ce1">
            <text:p>12277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5H5M28.236S" table:style-name="ce2">
            <text:p>05:28.2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Success</text:p>
          </table:table-cell>
          <table:table-cell office:value-type="float" office:value="120663" table:style-name="ce1">
            <text:p>120663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5H5M28.495S" table:style-name="ce2">
            <text:p>05:28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122777" table:style-name="ce1">
            <text:p>122777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5H5M28.365S" table:style-name="ce2">
            <text:p>05:28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127008" table:style-name="ce1">
            <text:p>127008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5H5M28.450S" table:style-name="ce2">
            <text:p>05:28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124890" table:style-name="ce1">
            <text:p>124890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5H5M28.456S" table:style-name="ce2">
            <text:p>05:28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124893" table:style-name="ce1">
            <text:p>124893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5H5M28.454S" table:style-name="ce2">
            <text:p>05:28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ccess</text:p>
          </table:table-cell>
          <table:table-cell office:value-type="float" office:value="124891" table:style-name="ce1">
            <text:p>124891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5H5M27.848S" table:style-name="ce2">
            <text:p>05:27.8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114322" table:style-name="ce1">
            <text:p>114322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5H5M28.422S" table:style-name="ce2">
            <text:p>05:28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Success</text:p>
          </table:table-cell>
          <table:table-cell office:value-type="float" office:value="124890" table:style-name="ce1">
            <text:p>124890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5H5M29.408S" table:style-name="ce2">
            <text:p>05:29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5H5M28.361S" table:style-name="ce2">
            <text:p>05:28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129121" table:style-name="ce1">
            <text:p>129121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5H5M28.021S" table:style-name="ce2">
            <text:p>05:28.0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5H5M29.701S" table:style-name="ce2">
            <text:p>05:29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5H5M29.673S" table:style-name="ce2">
            <text:p>05:29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5H5M29.680S" table:style-name="ce2">
            <text:p>05:29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5H5M29.648S" table:style-name="ce2">
            <text:p>05:29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5H5M29.624S" table:style-name="ce2">
            <text:p>05:29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5H5M29.600S" table:style-name="ce2">
            <text:p>05:29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5H5M29.556S" table:style-name="ce2">
            <text:p>05:29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5H5M29.497S" table:style-name="ce2">
            <text:p>05:29.5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5H5M29.493S" table:style-name="ce2">
            <text:p>05:29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5H5M29.405S" table:style-name="ce2">
            <text:p>05:29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5H5M29.094S" table:style-name="ce2">
            <text:p>05:29.1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5H5M29.034S" table:style-name="ce2">
            <text:p>05:29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5H5M28.934S" table:style-name="ce2">
            <text:p>05:28.9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5H5M28.851S" table:style-name="ce2">
            <text:p>05:28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5H5M28.859S" table:style-name="ce2">
            <text:p>05:28.9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5H5M28.849S" table:style-name="ce2">
            <text:p>05:28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5H5M28.536S" table:style-name="ce2">
            <text:p>05:28.5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2263" table:style-name="ce1">
            <text:p>2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5H5M28.436S" table:style-name="ce2">
            <text:p>05:28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2413" table:style-name="ce1">
            <text:p>2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5H5M28.448S" table:style-name="ce2">
            <text:p>05:28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5H5M28.497S" table:style-name="ce2">
            <text:p>05:28.5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2448" table:style-name="ce1">
            <text:p>2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5H5M28.484S" table:style-name="ce2">
            <text:p>05:28.5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5H5M28.443S" table:style-name="ce2">
            <text:p>05:28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5H5M28.377S" table:style-name="ce2">
            <text:p>05:28.4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5H5M31.037S" table:style-name="ce2">
            <text:p>05:31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5H5M30.987S" table:style-name="ce2">
            <text:p>05:31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5H5M30.947S" table:style-name="ce2">
            <text:p>05:30.9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5H5M30.891S" table:style-name="ce2">
            <text:p>05:30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5H5M30.851S" table:style-name="ce2">
            <text:p>05:30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5H5M30.801S" table:style-name="ce2">
            <text:p>05:30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5H5M30.754S" table:style-name="ce2">
            <text:p>05:30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5H5M30.712S" table:style-name="ce2">
            <text:p>05:30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5H5M30.665S" table:style-name="ce2">
            <text:p>05:30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5H5M30.615S" table:style-name="ce2">
            <text:p>05:30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5H5M30.568S" table:style-name="ce2">
            <text:p>05:3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5H5M30.520S" table:style-name="ce2">
            <text:p>05:30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5H5M30.457S" table:style-name="ce2">
            <text:p>05:30.5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5H5M30.413S" table:style-name="ce2">
            <text:p>05:30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5H5M30.341S" table:style-name="ce2">
            <text:p>05:30.3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412" table:style-name="ce1">
            <text:p>14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5H5M30.246S" table:style-name="ce2">
            <text:p>05:30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5H5M30.197S" table:style-name="ce2">
            <text:p>05:30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5H5M30.140S" table:style-name="ce2">
            <text:p>05:30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5H5M30.069S" table:style-name="ce2">
            <text:p>05:30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5H5M29.988S" table:style-name="ce2">
            <text:p>05:30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5H5M29.913S" table:style-name="ce2">
            <text:p>05:29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2113" table:style-name="ce1">
            <text:p>2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5H5M29.839S" table:style-name="ce2">
            <text:p>05:29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5H5M29.776S" table:style-name="ce2">
            <text:p>05:29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5H5M32.072S" table:style-name="ce2">
            <text:p>05:32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5H5M32.027S" table:style-name="ce2">
            <text:p>05:32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5H5M31.979S" table:style-name="ce2">
            <text:p>05:32.0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5H5M31.941S" table:style-name="ce2">
            <text:p>05:31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5H5M31.891S" table:style-name="ce2">
            <text:p>05:31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5H5M32.246S" table:style-name="ce2">
            <text:p>05:32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5H5M31.845S" table:style-name="ce2">
            <text:p>05:31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5H5M31.803S" table:style-name="ce2">
            <text:p>05:31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5H5M31.754S" table:style-name="ce2">
            <text:p>05:31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5H5M31.659S" table:style-name="ce2">
            <text:p>05:31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5H5M31.617S" table:style-name="ce2">
            <text:p>05:31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5H5M31.573S" table:style-name="ce2">
            <text:p>05:31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5H5M31.527S" table:style-name="ce2">
            <text:p>05:31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5H5M31.480S" table:style-name="ce2">
            <text:p>05:31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5H5M31.437S" table:style-name="ce2">
            <text:p>05:31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5H5M31.389S" table:style-name="ce2">
            <text:p>05:31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5H5M31.343S" table:style-name="ce2">
            <text:p>05:31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5H5M31.301S" table:style-name="ce2">
            <text:p>05:31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5H5M31.256S" table:style-name="ce2">
            <text:p>05:31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5H5M31.209S" table:style-name="ce2">
            <text:p>05:31.2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5H5M31.162S" table:style-name="ce2">
            <text:p>05:31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5H5M31.124S" table:style-name="ce2">
            <text:p>05:31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5H5M31.077S" table:style-name="ce2">
            <text:p>05:31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2091" table:style-name="ce1">
            <text:p>20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5H5M33.128S" table:style-name="ce2">
            <text:p>05:33.1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5H5M33.026S" table:style-name="ce2">
            <text:p>05:33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5H5M32.979S" table:style-name="ce2">
            <text:p>05:33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5H5M32.939S" table:style-name="ce2">
            <text:p>05:32.9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5H5M32.889S" table:style-name="ce2">
            <text:p>05:32.9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5H5M32.841S" table:style-name="ce2">
            <text:p>05:32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5H5M32.794S" table:style-name="ce2">
            <text:p>05:32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5H5M32.749S" table:style-name="ce2">
            <text:p>05:32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5H5M32.702S" table:style-name="ce2">
            <text:p>05:32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5H5M32.656S" table:style-name="ce2">
            <text:p>05:32.7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5H5M32.543S" table:style-name="ce2">
            <text:p>05:32.5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5H5M32.496S" table:style-name="ce2">
            <text:p>05:32.5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5H5M32.450S" table:style-name="ce2">
            <text:p>05:32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5H5M32.401S" table:style-name="ce2">
            <text:p>05:32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5H5M33.749S" table:style-name="ce2">
            <text:p>05:33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5H5M33.811S" table:style-name="ce2">
            <text:p>05:33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5H5M32.380S" table:style-name="ce2">
            <text:p>05:32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474" table:style-name="ce1">
            <text:p>14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5H5M32.341S" table:style-name="ce2">
            <text:p>05:32.3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5H5M33.898S" table:style-name="ce2">
            <text:p>05:33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5H5M32.296S" table:style-name="ce2">
            <text:p>05:32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5H5M32.200S" table:style-name="ce2">
            <text:p>05:32.2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5H5M33.987S" table:style-name="ce2">
            <text:p>05:34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5H5M32.154S" table:style-name="ce2">
            <text:p>05:32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5H5M34.052S" table:style-name="ce2">
            <text:p>05:34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5H5M32.109S" table:style-name="ce2">
            <text:p>05:32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5H5M34.068S" table:style-name="ce2">
            <text:p>05:34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5H5M34.005S" table:style-name="ce2">
            <text:p>05:34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5H5M33.914S" table:style-name="ce2">
            <text:p>05:33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5H5M33.826S" table:style-name="ce2">
            <text:p>05:33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5H5M33.815S" table:style-name="ce2">
            <text:p>05:33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5H5M33.624S" table:style-name="ce2">
            <text:p>05:33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5H5M33.569S" table:style-name="ce2">
            <text:p>05:33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5H5M33.526S" table:style-name="ce2">
            <text:p>05:33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5H5M33.482S" table:style-name="ce2">
            <text:p>05:33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5H5M33.172S" table:style-name="ce2">
            <text:p>05:33.2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5H5M34.522S" table:style-name="ce2">
            <text:p>05:34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5H5M34.472S" table:style-name="ce2">
            <text:p>05:34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5H5M34.428S" table:style-name="ce2">
            <text:p>05:34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5H5M34.381S" table:style-name="ce2">
            <text:p>05:34.4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5H5M34.096S" table:style-name="ce2">
            <text:p>05:34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5H5M34.821S" table:style-name="ce2">
            <text:p>05:34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5H5M34.759S" table:style-name="ce2">
            <text:p>05:34.8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5H5M34.698S" table:style-name="ce2">
            <text:p>05:34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5H5M34.641S" table:style-name="ce2">
            <text:p>05:34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5H5M34.576S" table:style-name="ce2">
            <text:p>05:34.6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5H5M35.082S" table:style-name="ce2">
            <text:p>05:35.1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5H5M35.027S" table:style-name="ce2">
            <text:p>05:35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5H5M34.977S" table:style-name="ce2">
            <text:p>05:35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5H5M34.917S" table:style-name="ce2">
            <text:p>05:34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5H5M35.349S" table:style-name="ce2">
            <text:p>05:35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5H5M35.295S" table:style-name="ce2">
            <text:p>05:35.3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5H5M29.646S" table:style-name="ce2">
            <text:p>05:29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5941" table:style-name="ce1">
            <text:p>59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5H5M29.637S" table:style-name="ce2">
            <text:p>05:29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5951" table:style-name="ce1">
            <text:p>595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5H5M35.233S" table:style-name="ce2">
            <text:p>05:35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5H5M35.591S" table:style-name="ce2">
            <text:p>05:3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5H5M35.590S" table:style-name="ce2">
            <text:p>05:35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5H5M35.611S" table:style-name="ce2">
            <text:p>05:35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5H5M35.610S" table:style-name="ce2">
            <text:p>05:3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5H5M35.629S" table:style-name="ce2">
            <text:p>05:3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5H5M35.627S" table:style-name="ce2">
            <text:p>05:35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5H5M35.500S" table:style-name="ce2">
            <text:p>05:35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5H5M35.642S" table:style-name="ce2">
            <text:p>05:3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5H5M35.642S" table:style-name="ce2">
            <text:p>05:35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20" table:style-name="ce1">
            <text:p>820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5H5M35.450S" table:style-name="ce2">
            <text:p>05:35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5H5M35.403S" table:style-name="ce2">
            <text:p>05:35.4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5H5M35.596S" table:style-name="ce2">
            <text:p>05:35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5H5M35.772S" table:style-name="ce2">
            <text:p>05:35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5H5M29.501S" table:style-name="ce2">
            <text:p>05:29.5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plan</text:p>
          </table:table-cell>
          <table:table-cell office:value-type="float" office:value="6497" table:style-name="ce1">
            <text:p>64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5H5M35.999S" table:style-name="ce2">
            <text:p>05:36.0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5H5M28.485S" table:style-name="ce2">
            <text:p>05:28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35559" table:style-name="ce1">
            <text:p>35559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5H5M36.073S" table:style-name="ce2">
            <text:p>05:36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5H5M36.085S" table:style-name="ce2">
            <text:p>05:36.1</text:p>
          </table:table-cell>
          <table:table-cell office:value-type="string" table:style-name="ce1">
            <text:p>TC003_PlannerC 3-6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5H5M36.075S" table:style-name="ce2">
            <text:p>05:36.1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5H5M35.711S" table:style-name="ce2">
            <text:p>05:35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5H5M36.165S" table:style-name="ce2">
            <text:p>05:36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5H5M34.191S" table:style-name="ce2">
            <text:p>05:34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5H5M35.655S" table:style-name="ce2">
            <text:p>05:35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5H5M34.243S" table:style-name="ce2">
            <text:p>05:34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Success</text:p>
          </table:table-cell>
          <table:table-cell office:value-type="float" office:value="99509" table:style-name="ce1">
            <text:p>99509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5H5M33.856S" table:style-name="ce2">
            <text:p>05:33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058" table:style-name="ce1">
            <text:p>3058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5H5M34.143S" table:style-name="ce2">
            <text:p>05:34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99509" table:style-name="ce1">
            <text:p>99509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5H5M34.333S" table:style-name="ce2">
            <text:p>05:34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5H5M34.288S" table:style-name="ce2">
            <text:p>05:34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5H5M24.492S" table:style-name="ce2">
            <text:p>05:24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591" table:style-name="ce1">
            <text:p>12591</text:p>
          </table:table-cell>
          <table:table-cell office:value-type="string" table:style-name="ce1">
            <text:p>Success</text:p>
          </table:table-cell>
          <table:table-cell office:value-type="float" office:value="22233" table:style-name="ce1">
            <text:p>22233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5H5M27.855S" table:style-name="ce2">
            <text:p>05:27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9232" table:style-name="ce1">
            <text:p>9232</text:p>
          </table:table-cell>
          <table:table-cell office:value-type="string" table:style-name="ce1">
            <text:p>Success</text:p>
          </table:table-cell>
          <table:table-cell office:value-type="float" office:value="26342" table:style-name="ce1">
            <text:p>26342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5H5M19.636S" table:style-name="ce2">
            <text:p>05:19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7467" table:style-name="ce1">
            <text:p>17467</text:p>
          </table:table-cell>
          <table:table-cell office:value-type="string" table:style-name="ce1">
            <text:p>Success</text:p>
          </table:table-cell>
          <table:table-cell office:value-type="float" office:value="67389" table:style-name="ce1">
            <text:p>67389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5H5M27.970S" table:style-name="ce2">
            <text:p>05:28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9177" table:style-name="ce1">
            <text:p>9177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5H5M31.709S" table:style-name="ce2">
            <text:p>05:31.7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5493" table:style-name="ce1">
            <text:p>549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5H5M36.826S" table:style-name="ce2">
            <text:p>05:36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5H5M36.238S" table:style-name="ce2">
            <text:p>05:36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5H5M32.611S" table:style-name="ce2">
            <text:p>05:32.6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4723" table:style-name="ce1">
            <text:p>472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5H5M19.117S" table:style-name="ce2">
            <text:p>05:19.1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8254" table:style-name="ce1">
            <text:p>18254</text:p>
          </table:table-cell>
          <table:table-cell office:value-type="string" table:style-name="ce1">
            <text:p>Success</text:p>
          </table:table-cell>
          <table:table-cell office:value-type="float" office:value="63783" table:style-name="ce1">
            <text:p>63783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5H5M21.184S" table:style-name="ce2">
            <text:p>05:21.2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6208" table:style-name="ce1">
            <text:p>16208</text:p>
          </table:table-cell>
          <table:table-cell office:value-type="string" table:style-name="ce1">
            <text:p>Success</text:p>
          </table:table-cell>
          <table:table-cell office:value-type="float" office:value="63787" table:style-name="ce1">
            <text:p>6378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5H5M28.029S" table:style-name="ce2">
            <text:p>05:28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371" table:style-name="ce1">
            <text:p>9371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5H5M24.498S" table:style-name="ce2">
            <text:p>05:24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2909" table:style-name="ce1">
            <text:p>12909</text:p>
          </table:table-cell>
          <table:table-cell office:value-type="string" table:style-name="ce1">
            <text:p>Success</text:p>
          </table:table-cell>
          <table:table-cell office:value-type="float" office:value="63808" table:style-name="ce1">
            <text:p>63808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5H5M28.452S" table:style-name="ce2">
            <text:p>05:28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8957" table:style-name="ce1">
            <text:p>8957</text:p>
          </table:table-cell>
          <table:table-cell office:value-type="string" table:style-name="ce1">
            <text:p>Success</text:p>
          </table:table-cell>
          <table:table-cell office:value-type="float" office:value="31672" table:style-name="ce1">
            <text:p>31672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5H5M28.129S" table:style-name="ce2">
            <text:p>05:28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352" table:style-name="ce1">
            <text:p>9352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5H5M29.335S" table:style-name="ce2">
            <text:p>05:29.3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8168" table:style-name="ce1">
            <text:p>8168</text:p>
          </table:table-cell>
          <table:table-cell office:value-type="string" table:style-name="ce1">
            <text:p>Success</text:p>
          </table:table-cell>
          <table:table-cell office:value-type="float" office:value="62584" table:style-name="ce1">
            <text:p>62584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5H5M28.050S" table:style-name="ce2">
            <text:p>05:28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9453" table:style-name="ce1">
            <text:p>9453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5H5M24.164S" table:style-name="ce2">
            <text:p>05:24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3340" table:style-name="ce1">
            <text:p>13340</text:p>
          </table:table-cell>
          <table:table-cell office:value-type="string" table:style-name="ce1">
            <text:p>Success</text:p>
          </table:table-cell>
          <table:table-cell office:value-type="float" office:value="63783" table:style-name="ce1">
            <text:p>63783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5H5M24.576S" table:style-name="ce2">
            <text:p>05:24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2928" table:style-name="ce1">
            <text:p>12928</text:p>
          </table:table-cell>
          <table:table-cell office:value-type="string" table:style-name="ce1">
            <text:p>Success</text:p>
          </table:table-cell>
          <table:table-cell office:value-type="float" office:value="63783" table:style-name="ce1">
            <text:p>63783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5H5M27.931S" table:style-name="ce2">
            <text:p>05:27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9575" table:style-name="ce1">
            <text:p>9575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5H5M36.956S" table:style-name="ce2">
            <text:p>05:37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5H5M28.536S" table:style-name="ce2">
            <text:p>05:28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8986" table:style-name="ce1">
            <text:p>8986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5H5M28.265S" table:style-name="ce2">
            <text:p>05:28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9263" table:style-name="ce1">
            <text:p>9263</text:p>
          </table:table-cell>
          <table:table-cell office:value-type="string" table:style-name="ce1">
            <text:p>Success</text:p>
          </table:table-cell>
          <table:table-cell office:value-type="float" office:value="57530" table:style-name="ce1">
            <text:p>57530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5H5M28.487S" table:style-name="ce2">
            <text:p>05:28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9139" table:style-name="ce1">
            <text:p>9139</text:p>
          </table:table-cell>
          <table:table-cell office:value-type="string" table:style-name="ce1">
            <text:p>Success</text:p>
          </table:table-cell>
          <table:table-cell office:value-type="float" office:value="31671" table:style-name="ce1">
            <text:p>31671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5H5M35.881S" table:style-name="ce2">
            <text:p>05:35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Success</text:p>
          </table:table-cell>
          <table:table-cell office:value-type="float" office:value="101621" table:style-name="ce1">
            <text:p>101621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5H5M37.105S" table:style-name="ce2">
            <text:p>05:37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38998" table:style-name="ce1">
            <text:p>38998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5H5M28.096S" table:style-name="ce2">
            <text:p>05:28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544" table:style-name="ce1">
            <text:p>9544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5H5M37.522S" table:style-name="ce2">
            <text:p>05:37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5H5M35.825S" table:style-name="ce2">
            <text:p>05:35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Success</text:p>
          </table:table-cell>
          <table:table-cell office:value-type="float" office:value="101621" table:style-name="ce1">
            <text:p>101621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5H5M36.266S" table:style-name="ce2">
            <text:p>05:36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101660" table:style-name="ce1">
            <text:p>101660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5H5M37.636S" table:style-name="ce2">
            <text:p>05:37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5H5M28.847S" table:style-name="ce2">
            <text:p>05:28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929" table:style-name="ce1">
            <text:p>8929</text:p>
          </table:table-cell>
          <table:table-cell office:value-type="string" table:style-name="ce1">
            <text:p>Success</text:p>
          </table:table-cell>
          <table:table-cell office:value-type="float" office:value="22218" table:style-name="ce1">
            <text:p>22218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5H5M37.660S" table:style-name="ce2">
            <text:p>05:37.7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5H5M37.409S" table:style-name="ce2">
            <text:p>05:37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5H5M28.059S" table:style-name="ce2">
            <text:p>05:28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755" table:style-name="ce1">
            <text:p>9755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5H5M37.744S" table:style-name="ce2">
            <text:p>05:37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5H5M37.372S" table:style-name="ce2">
            <text:p>05:37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5H5M29.078S" table:style-name="ce2">
            <text:p>05:29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8757" table:style-name="ce1">
            <text:p>8757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5H5M29.621S" table:style-name="ce2">
            <text:p>05:29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220" table:style-name="ce1">
            <text:p>8220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5H5M29.529S" table:style-name="ce2">
            <text:p>05:29.5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8319" table:style-name="ce1">
            <text:p>8319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5H5M29.498S" table:style-name="ce2">
            <text:p>05:29.5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8399" table:style-name="ce1">
            <text:p>8399</text:p>
          </table:table-cell>
          <table:table-cell office:value-type="string" table:style-name="ce1">
            <text:p>Success</text:p>
          </table:table-cell>
          <table:table-cell office:value-type="float" office:value="66411" table:style-name="ce1">
            <text:p>66411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5H5M36.931S" table:style-name="ce2">
            <text:p>05:36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5H5M37.504S" table:style-name="ce2">
            <text:p>05:37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5H5M37.899S" table:style-name="ce2">
            <text:p>05:37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5H5M37.504S" table:style-name="ce2">
            <text:p>05:37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5H5M29.274S" table:style-name="ce2">
            <text:p>05:29.3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8734" table:style-name="ce1">
            <text:p>8734</text:p>
          </table:table-cell>
          <table:table-cell office:value-type="string" table:style-name="ce1">
            <text:p>Success</text:p>
          </table:table-cell>
          <table:table-cell office:value-type="float" office:value="62582" table:style-name="ce1">
            <text:p>62582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5H5M38.004S" table:style-name="ce2">
            <text:p>05:38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5H5M37.088S" table:style-name="ce2">
            <text:p>05:37.1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103738" table:style-name="ce1">
            <text:p>103738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5H5M36.921S" table:style-name="ce2">
            <text:p>05:36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5H5M37.202S" table:style-name="ce2">
            <text:p>05:37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105852" table:style-name="ce1">
            <text:p>105852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5H5M37.335S" table:style-name="ce2">
            <text:p>05:37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105850" table:style-name="ce1">
            <text:p>10585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5H5M37.149S" table:style-name="ce2">
            <text:p>05:37.1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105850" table:style-name="ce1">
            <text:p>105850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5H5M37.401S" table:style-name="ce2">
            <text:p>05:37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107963" table:style-name="ce1">
            <text:p>107963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5H5M36.917S" table:style-name="ce2">
            <text:p>05:36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99" table:style-name="ce1">
            <text:p>13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5H5M37.503S" table:style-name="ce2">
            <text:p>05:37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114306" table:style-name="ce1">
            <text:p>114306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5H5M37.505S" table:style-name="ce2">
            <text:p>05:3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114308" table:style-name="ce1">
            <text:p>11430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5H5M37.529S" table:style-name="ce2">
            <text:p>05:37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114307" table:style-name="ce1">
            <text:p>114307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5H5M37.506S" table:style-name="ce2">
            <text:p>05:37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Success</text:p>
          </table:table-cell>
          <table:table-cell office:value-type="float" office:value="114306" table:style-name="ce1">
            <text:p>114306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5H5M38.409S" table:style-name="ce2">
            <text:p>05:38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5H5M38.470S" table:style-name="ce2">
            <text:p>05:38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5H5M36.911S" table:style-name="ce2">
            <text:p>05:36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5H5M37.787S" table:style-name="ce2">
            <text:p>05:37.8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ccess</text:p>
          </table:table-cell>
          <table:table-cell office:value-type="float" office:value="118435" table:style-name="ce1">
            <text:p>118435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5H5M37.642S" table:style-name="ce2">
            <text:p>05:37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116421" table:style-name="ce1">
            <text:p>116421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5H5M37.812S" table:style-name="ce2">
            <text:p>05:37.8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118434" table:style-name="ce1">
            <text:p>118434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5H5M38.421S" table:style-name="ce2">
            <text:p>05:38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5H5M21.399S" table:style-name="ce2">
            <text:p>05:21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7388" table:style-name="ce1">
            <text:p>17388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5H5M19.524S" table:style-name="ce2">
            <text:p>05:19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9266" table:style-name="ce1">
            <text:p>19266</text:p>
          </table:table-cell>
          <table:table-cell office:value-type="string" table:style-name="ce1">
            <text:p>Success</text:p>
          </table:table-cell>
          <table:table-cell office:value-type="float" office:value="93504" table:style-name="ce1">
            <text:p>93504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5H5M38.791S" table:style-name="ce2">
            <text:p>05:38.8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5H5M38.816S" table:style-name="ce2">
            <text:p>05:38.8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5H5M38.792S" table:style-name="ce2">
            <text:p>05:38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5H5M38.518S" table:style-name="ce2">
            <text:p>05:38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5H5M38.392S" table:style-name="ce2">
            <text:p>05:38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5H5M38.834S" table:style-name="ce2">
            <text:p>05:38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5H5M38.354S" table:style-name="ce2">
            <text:p>05:38.4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5H5M38.318S" table:style-name="ce2">
            <text:p>05:38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5H5M38.279S" table:style-name="ce2">
            <text:p>05:38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5H5M38.260S" table:style-name="ce2">
            <text:p>05:38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5H5M38.834S" table:style-name="ce2">
            <text:p>05:38.8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5H5M38.178S" table:style-name="ce2">
            <text:p>05:38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5H5M38.949S" table:style-name="ce2">
            <text:p>05:38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5H5M38.183S" table:style-name="ce2">
            <text:p>05:38.2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5H5M38.861S" table:style-name="ce2">
            <text:p>05:38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5H5M38.010S" table:style-name="ce2">
            <text:p>05:38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5H5M39.477S" table:style-name="ce2">
            <text:p>05:39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5H5M39.374S" table:style-name="ce2">
            <text:p>05:39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5H5M37.850S" table:style-name="ce2">
            <text:p>05:37.9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5H5M37.844S" table:style-name="ce2">
            <text:p>05:37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5H5M37.916S" table:style-name="ce2">
            <text:p>05:37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5H5M37.728S" table:style-name="ce2">
            <text:p>05:37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5H5M37.627S" table:style-name="ce2">
            <text:p>05:37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5H5M37.519S" table:style-name="ce2">
            <text:p>05:37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5H5M37.503S" table:style-name="ce2">
            <text:p>05:37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737" table:style-name="ce1">
            <text:p>2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5H5M37.481S" table:style-name="ce2">
            <text:p>05:37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5H5M37.253S" table:style-name="ce2">
            <text:p>05:37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5H5M40.288S" table:style-name="ce2">
            <text:p>05:40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5H5M40.243S" table:style-name="ce2">
            <text:p>05:40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5H5M40.181S" table:style-name="ce2">
            <text:p>05:40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5H5M40.102S" table:style-name="ce2">
            <text:p>05:40.1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5H5M40.035S" table:style-name="ce2">
            <text:p>05:40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5H5M39.965S" table:style-name="ce2">
            <text:p>05:40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5H5M39.878S" table:style-name="ce2">
            <text:p>05:39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5H5M39.778S" table:style-name="ce2">
            <text:p>05:39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5H5M39.672S" table:style-name="ce2">
            <text:p>05:39.7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uccess</text:p>
          </table:table-cell>
          <table:table-cell office:value-type="float" office:value="112254" table:style-name="ce1">
            <text:p>112254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5H5M39.745S" table:style-name="ce2">
            <text:p>05:39.7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112207" table:style-name="ce1">
            <text:p>112207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5H5M39.646S" table:style-name="ce2">
            <text:p>05:39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5H5M39.535S" table:style-name="ce2">
            <text:p>05:39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5H5M39.457S" table:style-name="ce2">
            <text:p>05:39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5H5M39.367S" table:style-name="ce2">
            <text:p>05:39.4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5H5M39.264S" table:style-name="ce2">
            <text:p>05:39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5H5M39.171S" table:style-name="ce2">
            <text:p>05:39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5H5M39.002S" table:style-name="ce2">
            <text:p>05:39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5H5M38.910S" table:style-name="ce2">
            <text:p>05:38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5H5M38.782S" table:style-name="ce2">
            <text:p>05:38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492" table:style-name="ce1">
            <text:p>24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5H5M38.602S" table:style-name="ce2">
            <text:p>05:38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5H5M38.532S" table:style-name="ce2">
            <text:p>05:38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5H5M41.312S" table:style-name="ce2">
            <text:p>05:41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5H5M41.276S" table:style-name="ce2">
            <text:p>05:41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5H5M41.222S" table:style-name="ce2">
            <text:p>05:41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5H5M41.175S" table:style-name="ce2">
            <text:p>05:41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5H5M41.130S" table:style-name="ce2">
            <text:p>05:41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5H5M41.084S" table:style-name="ce2">
            <text:p>05:41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5H5M41.043S" table:style-name="ce2">
            <text:p>05:41.0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5H5M40.993S" table:style-name="ce2">
            <text:p>05:41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5H5M40.933S" table:style-name="ce2">
            <text:p>05:40.9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5H5M40.886S" table:style-name="ce2">
            <text:p>05:40.9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5H5M40.797S" table:style-name="ce2">
            <text:p>05:40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5H5M40.722S" table:style-name="ce2">
            <text:p>05:40.7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5H5M40.636S" table:style-name="ce2">
            <text:p>05:40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5H5M40.589S" table:style-name="ce2">
            <text:p>05:40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5H5M40.530S" table:style-name="ce2">
            <text:p>05:40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5H5M40.483S" table:style-name="ce2">
            <text:p>05:40.5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5H5M40.341S" table:style-name="ce2">
            <text:p>05:40.3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5H5M42.039S" table:style-name="ce2">
            <text:p>05:42.0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5H5M41.995S" table:style-name="ce2">
            <text:p>05:42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5H5M41.949S" table:style-name="ce2">
            <text:p>05:41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5H5M41.947S" table:style-name="ce2">
            <text:p>05:41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5H5M41.899S" table:style-name="ce2">
            <text:p>05:41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5H5M41.850S" table:style-name="ce2">
            <text:p>05:41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5H5M41.808S" table:style-name="ce2">
            <text:p>05:41.8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5H5M41.760S" table:style-name="ce2">
            <text:p>05:41.8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5H5M41.714S" table:style-name="ce2">
            <text:p>05:41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5H5M41.671S" table:style-name="ce2">
            <text:p>05:41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5H5M41.625S" table:style-name="ce2">
            <text:p>05:41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5H5M41.583S" table:style-name="ce2">
            <text:p>05:41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5H5M42.572S" table:style-name="ce2">
            <text:p>05:42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5H5M41.535S" table:style-name="ce2">
            <text:p>05:41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5H5M42.682S" table:style-name="ce2">
            <text:p>05:42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5H5M41.489S" table:style-name="ce2">
            <text:p>05:41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5H5M42.728S" table:style-name="ce2">
            <text:p>05:42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5H5M41.442S" table:style-name="ce2">
            <text:p>05:41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1330" table:style-name="ce1">
            <text:p>13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5H5M42.775S" table:style-name="ce2">
            <text:p>05:42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5H5M41.398S" table:style-name="ce2">
            <text:p>05:41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5H5M41.352S" table:style-name="ce2">
            <text:p>05:41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5H5M42.819S" table:style-name="ce2">
            <text:p>05:42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5H5M42.911S" table:style-name="ce2">
            <text:p>05:42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5H5M42.790S" table:style-name="ce2">
            <text:p>05:42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5H5M42.741S" table:style-name="ce2">
            <text:p>05:42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5H5M42.697S" table:style-name="ce2">
            <text:p>05:42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5H5M42.646S" table:style-name="ce2">
            <text:p>05:42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5H5M42.634S" table:style-name="ce2">
            <text:p>05:42.6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5H5M42.486S" table:style-name="ce2">
            <text:p>05:42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5H5M38.587S" table:style-name="ce2">
            <text:p>05:38.6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4625" table:style-name="ce1">
            <text:p>462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5H5M43.216S" table:style-name="ce2">
            <text:p>05:43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5H5M43.231S" table:style-name="ce2">
            <text:p>05:43.2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5H5M42.231S" table:style-name="ce2">
            <text:p>05:42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5H5M42.181S" table:style-name="ce2">
            <text:p>05:42.2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5H5M43.284S" table:style-name="ce2">
            <text:p>05:43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5H5M43.316S" table:style-name="ce2">
            <text:p>05:43.3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5H5M42.180S" table:style-name="ce2">
            <text:p>05:42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5H5M42.087S" table:style-name="ce2">
            <text:p>05:42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5H5M43.386S" table:style-name="ce2">
            <text:p>05:43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5H5M43.304S" table:style-name="ce2">
            <text:p>05:43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5H5M43.298S" table:style-name="ce2">
            <text:p>05:43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5H5M43.205S" table:style-name="ce2">
            <text:p>05:43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5H5M43.155S" table:style-name="ce2">
            <text:p>05:43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5H5M42.927S" table:style-name="ce2">
            <text:p>05:42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5H5M42.865S" table:style-name="ce2">
            <text:p>05:42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5H5M43.748S" table:style-name="ce2">
            <text:p>05:43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5H5M43.696S" table:style-name="ce2">
            <text:p>05:43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5H5M43.635S" table:style-name="ce2">
            <text:p>05:43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5H5M43.525S" table:style-name="ce2">
            <text:p>05:43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5H5M43.457S" table:style-name="ce2">
            <text:p>05:43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5H5M44.088S" table:style-name="ce2">
            <text:p>05:44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5H5M44.020S" table:style-name="ce2">
            <text:p>05:44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5H5M43.974S" table:style-name="ce2">
            <text:p>05:44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5H5M43.919S" table:style-name="ce2">
            <text:p>05:43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5H5M43.865S" table:style-name="ce2">
            <text:p>05:43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5H5M44.350S" table:style-name="ce2">
            <text:p>05:44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5H5M44.302S" table:style-name="ce2">
            <text:p>05:44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5H5M44.256S" table:style-name="ce2">
            <text:p>05:44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5H5M44.202S" table:style-name="ce2">
            <text:p>05:44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5H5M44.134S" table:style-name="ce2">
            <text:p>05:44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5H5M44.397S" table:style-name="ce2">
            <text:p>05:44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5H5M44.627S" table:style-name="ce2">
            <text:p>05:44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5H5M44.688S" table:style-name="ce2">
            <text:p>05:44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5H5M44.745S" table:style-name="ce2">
            <text:p>05:44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5H5M44.799S" table:style-name="ce2">
            <text:p>05:44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5H5M44.861S" table:style-name="ce2">
            <text:p>05:44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5H5M44.921S" table:style-name="ce2">
            <text:p>05:44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5H5M44.973S" table:style-name="ce2">
            <text:p>05:45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5H5M45.033S" table:style-name="ce2">
            <text:p>05:45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5H5M37.317S" table:style-name="ce2">
            <text:p>05:37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7999" table:style-name="ce1">
            <text:p>7999</text:p>
          </table:table-cell>
          <table:table-cell office:value-type="string" table:style-name="ce1">
            <text:p>Success</text:p>
          </table:table-cell>
          <table:table-cell office:value-type="float" office:value="57530" table:style-name="ce1">
            <text:p>57530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5H5M38.075S" table:style-name="ce2">
            <text:p>05:38.1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7251" table:style-name="ce1">
            <text:p>7251</text:p>
          </table:table-cell>
          <table:table-cell office:value-type="string" table:style-name="ce1">
            <text:p>Success</text:p>
          </table:table-cell>
          <table:table-cell office:value-type="float" office:value="27725" table:style-name="ce1">
            <text:p>27725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5H5M45.327S" table:style-name="ce2">
            <text:p>05:45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5H5M44.531S" table:style-name="ce2">
            <text:p>05:44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5H5M44.488S" table:style-name="ce2">
            <text:p>05:44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99496" table:style-name="ce1">
            <text:p>99496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5H5M44.437S" table:style-name="ce2">
            <text:p>05:44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5H5M37.823S" table:style-name="ce2">
            <text:p>05:37.8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7717" table:style-name="ce1">
            <text:p>7717</text:p>
          </table:table-cell>
          <table:table-cell office:value-type="string" table:style-name="ce1">
            <text:p>Success</text:p>
          </table:table-cell>
          <table:table-cell office:value-type="float" office:value="97383" table:style-name="ce1">
            <text:p>97383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5H5M45.084S" table:style-name="ce2">
            <text:p>05:45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5H5M43.808S" table:style-name="ce2">
            <text:p>05:43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5H5M44.575S" table:style-name="ce2">
            <text:p>05:44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5H5M37.958S" table:style-name="ce2">
            <text:p>05:38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7608" table:style-name="ce1">
            <text:p>7608</text:p>
          </table:table-cell>
          <table:table-cell office:value-type="string" table:style-name="ce1">
            <text:p>Success</text:p>
          </table:table-cell>
          <table:table-cell office:value-type="float" office:value="95267" table:style-name="ce1">
            <text:p>95267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5H5M37.819S" table:style-name="ce2">
            <text:p>05:37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7754" table:style-name="ce1">
            <text:p>7754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5H5M45.560S" table:style-name="ce2">
            <text:p>05:45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5H5M43.056S" table:style-name="ce2">
            <text:p>05:43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5H5M42.962S" table:style-name="ce2">
            <text:p>05:43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99494" table:style-name="ce1">
            <text:p>99494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5H5M45.668S" table:style-name="ce2">
            <text:p>05:45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5H5M45.724S" table:style-name="ce2">
            <text:p>05:45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5H5M45.718S" table:style-name="ce2">
            <text:p>05:45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5H5M45.849S" table:style-name="ce2">
            <text:p>05:45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5H5M45.814S" table:style-name="ce2">
            <text:p>05:45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5H5M45.574S" table:style-name="ce2">
            <text:p>05:45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5H5M46.025S" table:style-name="ce2">
            <text:p>05:46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5H5M46.050S" table:style-name="ce2">
            <text:p>05:46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5H5M46.078S" table:style-name="ce2">
            <text:p>05:46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5H5M46.106S" table:style-name="ce2">
            <text:p>05:46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64" table:style-name="ce1">
            <text:p>964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5H5M45.945S" table:style-name="ce2">
            <text:p>05:45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5H5M45.897S" table:style-name="ce2">
            <text:p>05:45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5H5M40.410S" table:style-name="ce2">
            <text:p>05:40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5910" table:style-name="ce1">
            <text:p>5910</text:p>
          </table:table-cell>
          <table:table-cell office:value-type="string" table:style-name="ce1">
            <text:p>Success</text:p>
          </table:table-cell>
          <table:table-cell office:value-type="float" office:value="103759" table:style-name="ce1">
            <text:p>103759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5H5M43.009S" table:style-name="ce2">
            <text:p>05:43.0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318" table:style-name="ce1">
            <text:p>3318</text:p>
          </table:table-cell>
          <table:table-cell office:value-type="string" table:style-name="ce1">
            <text:p>Success</text:p>
          </table:table-cell>
          <table:table-cell office:value-type="float" office:value="103723" table:style-name="ce1">
            <text:p>103723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5H5M43.101S" table:style-name="ce2">
            <text:p>05:43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Success</text:p>
          </table:table-cell>
          <table:table-cell office:value-type="float" office:value="103721" table:style-name="ce1">
            <text:p>103721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5H5M40.583S" table:style-name="ce2">
            <text:p>05:40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752" table:style-name="ce1">
            <text:p>5752</text:p>
          </table:table-cell>
          <table:table-cell office:value-type="string" table:style-name="ce1">
            <text:p>Success</text:p>
          </table:table-cell>
          <table:table-cell office:value-type="float" office:value="101649" table:style-name="ce1">
            <text:p>101649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5H5M46.166S" table:style-name="ce2">
            <text:p>05:46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5H5M37.817S" table:style-name="ce2">
            <text:p>05:37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8553" table:style-name="ce1">
            <text:p>8553</text:p>
          </table:table-cell>
          <table:table-cell office:value-type="string" table:style-name="ce1">
            <text:p>Success</text:p>
          </table:table-cell>
          <table:table-cell office:value-type="float" office:value="103721" table:style-name="ce1">
            <text:p>103721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5H5M45.998S" table:style-name="ce2">
            <text:p>05:46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5H5M46.371S" table:style-name="ce2">
            <text:p>05:46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5H5M46.339S" table:style-name="ce2">
            <text:p>05:46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5H5M46.343S" table:style-name="ce2">
            <text:p>05:46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5H5M46.329S" table:style-name="ce2">
            <text:p>05:46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5H5M46.322S" table:style-name="ce2">
            <text:p>05:46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5H5M46.332S" table:style-name="ce2">
            <text:p>05:46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5H5M46.254S" table:style-name="ce2">
            <text:p>05:46.3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5H5M46.677S" table:style-name="ce2">
            <text:p>05:46.7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5H5M46.734S" table:style-name="ce2">
            <text:p>05:46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5H5M46.639S" table:style-name="ce2">
            <text:p>05:46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5H5M46.529S" table:style-name="ce2">
            <text:p>05:46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5H5M46.584S" table:style-name="ce2">
            <text:p>05:46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5H5M46.480S" table:style-name="ce2">
            <text:p>05:46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5H5M46.394S" table:style-name="ce2">
            <text:p>05:46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5H5M47.007S" table:style-name="ce2">
            <text:p>05:47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5H5M46.954S" table:style-name="ce2">
            <text:p>05:47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5H5M46.963S" table:style-name="ce2">
            <text:p>05:47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5H5M46.887S" table:style-name="ce2">
            <text:p>05:46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5H5M46.833S" table:style-name="ce2">
            <text:p>05:46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5H5M46.843S" table:style-name="ce2">
            <text:p>05:46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5H5M46.790S" table:style-name="ce2">
            <text:p>05:46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5H5M47.269S" table:style-name="ce2">
            <text:p>05:47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5H5M47.277S" table:style-name="ce2">
            <text:p>05:47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5H5M47.230S" table:style-name="ce2">
            <text:p>05:47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5H5M47.162S" table:style-name="ce2">
            <text:p>05:47.2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5H5M47.168S" table:style-name="ce2">
            <text:p>05:47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5H5M47.109S" table:style-name="ce2">
            <text:p>05:47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5H5M47.060S" table:style-name="ce2">
            <text:p>05:47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5H5M47.515S" table:style-name="ce2">
            <text:p>05:47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981" table:style-name="ce1">
            <text:p>2981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5H5M47.489S" table:style-name="ce2">
            <text:p>05:47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5H5M47.488S" table:style-name="ce2">
            <text:p>05:47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5H5M47.420S" table:style-name="ce2">
            <text:p>05:47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5H5M47.368S" table:style-name="ce2">
            <text:p>05:47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5H5M47.367S" table:style-name="ce2">
            <text:p>05:47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5H5M47.320S" table:style-name="ce2">
            <text:p>05:47.3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5H5M47.740S" table:style-name="ce2">
            <text:p>05:47.7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5H5M47.739S" table:style-name="ce2">
            <text:p>05:47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5H5M47.692S" table:style-name="ce2">
            <text:p>05:47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5H5M47.648S" table:style-name="ce2">
            <text:p>05:47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5H5M47.638S" table:style-name="ce2">
            <text:p>05:47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5H5M47.615S" table:style-name="ce2">
            <text:p>05:47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5H5M47.599S" table:style-name="ce2">
            <text:p>05:47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5H5M47.921S" table:style-name="ce2">
            <text:p>05:47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5H5M47.875S" table:style-name="ce2">
            <text:p>05:47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5H5M47.784S" table:style-name="ce2">
            <text:p>05:47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5H5M48.288S" table:style-name="ce2">
            <text:p>05:48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5H5M48.226S" table:style-name="ce2">
            <text:p>05:48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5H5M48.169S" table:style-name="ce2">
            <text:p>05:48.2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5H5M48.464S" table:style-name="ce2">
            <text:p>05:48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5H5M48.405S" table:style-name="ce2">
            <text:p>05:48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5H5M48.339S" table:style-name="ce2">
            <text:p>05:48.3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5H5M48.631S" table:style-name="ce2">
            <text:p>05:48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5H5M48.578S" table:style-name="ce2">
            <text:p>05:48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5H5M48.508S" table:style-name="ce2">
            <text:p>05:48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5H5M48.690S" table:style-name="ce2">
            <text:p>05:48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5H5M48.834S" table:style-name="ce2">
            <text:p>05:48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5H5M48.892S" table:style-name="ce2">
            <text:p>05:48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5H5M33.258S" table:style-name="ce2">
            <text:p>05:33.3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5849" table:style-name="ce1">
            <text:p>15849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5H5M49.023S" table:style-name="ce2">
            <text:p>05:49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5H5M38.007S" table:style-name="ce2">
            <text:p>05:38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182" table:style-name="ce1">
            <text:p>11182</text:p>
          </table:table-cell>
          <table:table-cell office:value-type="string" table:style-name="ce1">
            <text:p>Success</text:p>
          </table:table-cell>
          <table:table-cell office:value-type="float" office:value="69874" table:style-name="ce1">
            <text:p>69874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5H5M45.318S" table:style-name="ce2">
            <text:p>05:45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Success</text:p>
          </table:table-cell>
          <table:table-cell office:value-type="float" office:value="69874" table:style-name="ce1">
            <text:p>69874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5H5M48.949S" table:style-name="ce2">
            <text:p>05:48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69905" table:style-name="ce1">
            <text:p>69905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5H5M45.146S" table:style-name="ce2">
            <text:p>05:45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089" table:style-name="ce1">
            <text:p>4089</text:p>
          </table:table-cell>
          <table:table-cell office:value-type="string" table:style-name="ce1">
            <text:p>Success</text:p>
          </table:table-cell>
          <table:table-cell office:value-type="float" office:value="69907" table:style-name="ce1">
            <text:p>6990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5H5M48.737S" table:style-name="ce2">
            <text:p>05:48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69905" table:style-name="ce1">
            <text:p>69905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5H5M48.045S" table:style-name="ce2">
            <text:p>05:48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69905" table:style-name="ce1">
            <text:p>69905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5H5M48.784S" table:style-name="ce2">
            <text:p>05:48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69907" table:style-name="ce1">
            <text:p>69907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5H5M49.207S" table:style-name="ce2">
            <text:p>05:49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5H5M49.426S" table:style-name="ce2">
            <text:p>05:49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5H5M49.441S" table:style-name="ce2">
            <text:p>05:49.4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5H5M49.478S" table:style-name="ce2">
            <text:p>05:49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44" table:style-name="ce1">
            <text:p>444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5H5M49.179S" table:style-name="ce2">
            <text:p>05:49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69905" table:style-name="ce1">
            <text:p>69905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5H5M48.094S" table:style-name="ce2">
            <text:p>05:48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Success</text:p>
          </table:table-cell>
          <table:table-cell office:value-type="float" office:value="69905" table:style-name="ce1">
            <text:p>69905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5H5M49.109S" table:style-name="ce2">
            <text:p>05:49.1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72018" table:style-name="ce1">
            <text:p>7201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5H5M43.576S" table:style-name="ce2">
            <text:p>05:43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6057" table:style-name="ce1">
            <text:p>6057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5H5M35.177S" table:style-name="ce2">
            <text:p>05:35.2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4476" table:style-name="ce1">
            <text:p>14476</text:p>
          </table:table-cell>
          <table:table-cell office:value-type="string" table:style-name="ce1">
            <text:p>Success</text:p>
          </table:table-cell>
          <table:table-cell office:value-type="float" office:value="36958" table:style-name="ce1">
            <text:p>36958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5H5M28.350S" table:style-name="ce2">
            <text:p>05:28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21408" table:style-name="ce1">
            <text:p>21408</text:p>
          </table:table-cell>
          <table:table-cell office:value-type="string" table:style-name="ce1">
            <text:p>Success</text:p>
          </table:table-cell>
          <table:table-cell office:value-type="float" office:value="60388" table:style-name="ce1">
            <text:p>6038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5H5M33.392S" table:style-name="ce2">
            <text:p>05:33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6371" table:style-name="ce1">
            <text:p>16371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5H5M33.213S" table:style-name="ce2">
            <text:p>05:33.2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6567" table:style-name="ce1">
            <text:p>16567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5H5M33.347S" table:style-name="ce2">
            <text:p>05:33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6444" table:style-name="ce1">
            <text:p>16444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5H5M37.394S" table:style-name="ce2">
            <text:p>05:37.4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2409" table:style-name="ce1">
            <text:p>12409</text:p>
          </table:table-cell>
          <table:table-cell office:value-type="string" table:style-name="ce1">
            <text:p>Success</text:p>
          </table:table-cell>
          <table:table-cell office:value-type="float" office:value="26342" table:style-name="ce1">
            <text:p>26342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5H5M37.632S" table:style-name="ce2">
            <text:p>05:37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202" table:style-name="ce1">
            <text:p>12202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5H5M33.434S" table:style-name="ce2">
            <text:p>05:33.4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16492" table:style-name="ce1">
            <text:p>16492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5H5M37.085S" table:style-name="ce2">
            <text:p>05:37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844" table:style-name="ce1">
            <text:p>12844</text:p>
          </table:table-cell>
          <table:table-cell office:value-type="string" table:style-name="ce1">
            <text:p>Success</text:p>
          </table:table-cell>
          <table:table-cell office:value-type="float" office:value="41515" table:style-name="ce1">
            <text:p>41515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5H5M33.705S" table:style-name="ce2">
            <text:p>05:33.7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16237" table:style-name="ce1">
            <text:p>16237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5H5M47.830S" table:style-name="ce2">
            <text:p>05:47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Success</text:p>
          </table:table-cell>
          <table:table-cell office:value-type="float" office:value="26342" table:style-name="ce1">
            <text:p>26342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5H5M35.655S" table:style-name="ce2">
            <text:p>05:35.7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4337" table:style-name="ce1">
            <text:p>14337</text:p>
          </table:table-cell>
          <table:table-cell office:value-type="string" table:style-name="ce1">
            <text:p>Success</text:p>
          </table:table-cell>
          <table:table-cell office:value-type="float" office:value="60392" table:style-name="ce1">
            <text:p>60392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5H5M49.505S" table:style-name="ce2">
            <text:p>05:49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5H5M29.624S" table:style-name="ce2">
            <text:p>05:29.6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20380" table:style-name="ce1">
            <text:p>20380</text:p>
          </table:table-cell>
          <table:table-cell office:value-type="string" table:style-name="ce1">
            <text:p>Success</text:p>
          </table:table-cell>
          <table:table-cell office:value-type="float" office:value="91304" table:style-name="ce1">
            <text:p>91304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5H5M35.658S" table:style-name="ce2">
            <text:p>05:35.7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4361" table:style-name="ce1">
            <text:p>14361</text:p>
          </table:table-cell>
          <table:table-cell office:value-type="string" table:style-name="ce1">
            <text:p>Success</text:p>
          </table:table-cell>
          <table:table-cell office:value-type="float" office:value="60369" table:style-name="ce1">
            <text:p>60369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5H5M29.521S" table:style-name="ce2">
            <text:p>05:29.5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20499" table:style-name="ce1">
            <text:p>20499</text:p>
          </table:table-cell>
          <table:table-cell office:value-type="string" table:style-name="ce1">
            <text:p>Success</text:p>
          </table:table-cell>
          <table:table-cell office:value-type="float" office:value="92653" table:style-name="ce1">
            <text:p>92653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5H5M33.300S" table:style-name="ce2">
            <text:p>05:33.3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6722" table:style-name="ce1">
            <text:p>16722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5H5M42.271S" table:style-name="ce2">
            <text:p>05:42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7753" table:style-name="ce1">
            <text:p>7753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5H5M49.624S" table:style-name="ce2">
            <text:p>05:49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5H5M42.336S" table:style-name="ce2">
            <text:p>05:42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7699" table:style-name="ce1">
            <text:p>7699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5H5M42.132S" table:style-name="ce2">
            <text:p>05:42.1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7926" table:style-name="ce1">
            <text:p>7926</text:p>
          </table:table-cell>
          <table:table-cell office:value-type="string" table:style-name="ce1">
            <text:p>Success</text:p>
          </table:table-cell>
          <table:table-cell office:value-type="float" office:value="36958" table:style-name="ce1">
            <text:p>36958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5H5M37.838S" table:style-name="ce2">
            <text:p>05:37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272" table:style-name="ce1">
            <text:p>12272</text:p>
          </table:table-cell>
          <table:table-cell office:value-type="string" table:style-name="ce1">
            <text:p>Success</text:p>
          </table:table-cell>
          <table:table-cell office:value-type="float" office:value="55018" table:style-name="ce1">
            <text:p>55018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5H5M45.563S" table:style-name="ce2">
            <text:p>05:45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561" table:style-name="ce1">
            <text:p>4561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5H5M34.865S" table:style-name="ce2">
            <text:p>05:34.9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5269" table:style-name="ce1">
            <text:p>15269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5H5M45.379S" table:style-name="ce2">
            <text:p>05:45.4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885" table:style-name="ce1">
            <text:p>4885</text:p>
          </table:table-cell>
          <table:table-cell office:value-type="string" table:style-name="ce1">
            <text:p>Success</text:p>
          </table:table-cell>
          <table:table-cell office:value-type="float" office:value="36962" table:style-name="ce1">
            <text:p>36962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5H5M33.658S" table:style-name="ce2">
            <text:p>05:33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6617" table:style-name="ce1">
            <text:p>16617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5H5M39.587S" table:style-name="ce2">
            <text:p>05:39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10703" table:style-name="ce1">
            <text:p>10703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5H5M45.472S" table:style-name="ce2">
            <text:p>05:45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4820" table:style-name="ce1">
            <text:p>4820</text:p>
          </table:table-cell>
          <table:table-cell office:value-type="string" table:style-name="ce1">
            <text:p>Success</text:p>
          </table:table-cell>
          <table:table-cell office:value-type="float" office:value="22218" table:style-name="ce1">
            <text:p>22218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5H5M49.655S" table:style-name="ce2">
            <text:p>05:49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74131" table:style-name="ce1">
            <text:p>74131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5H5M45.461S" table:style-name="ce2">
            <text:p>05:45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4912" table:style-name="ce1">
            <text:p>4912</text:p>
          </table:table-cell>
          <table:table-cell office:value-type="string" table:style-name="ce1">
            <text:p>Success</text:p>
          </table:table-cell>
          <table:table-cell office:value-type="float" office:value="22218" table:style-name="ce1">
            <text:p>22218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5H5M36.852S" table:style-name="ce2">
            <text:p>05:36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3594" table:style-name="ce1">
            <text:p>13594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5H5M42.436S" table:style-name="ce2">
            <text:p>05:42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011" table:style-name="ce1">
            <text:p>8011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5H5M29.678S" table:style-name="ce2">
            <text:p>05:29.7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0774" table:style-name="ce1">
            <text:p>20774</text:p>
          </table:table-cell>
          <table:table-cell office:value-type="string" table:style-name="ce1">
            <text:p>Success</text:p>
          </table:table-cell>
          <table:table-cell office:value-type="float" office:value="91300" table:style-name="ce1">
            <text:p>91300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5H5M42.389S" table:style-name="ce2">
            <text:p>05:42.4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8067" table:style-name="ce1">
            <text:p>8067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5H5M37.662S" table:style-name="ce2">
            <text:p>05:37.7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801" table:style-name="ce1">
            <text:p>12801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5H5M49.993S" table:style-name="ce2">
            <text:p>05:50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5H5M45.470S" table:style-name="ce2">
            <text:p>05:45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5017" table:style-name="ce1">
            <text:p>5017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5H5M48.000S" table:style-name="ce2">
            <text:p>05:48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5H5M42.528S" table:style-name="ce2">
            <text:p>05:42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8013" table:style-name="ce1">
            <text:p>8013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5H5M49.765S" table:style-name="ce2">
            <text:p>05:49.8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76245" table:style-name="ce1">
            <text:p>76245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5H5M49.835S" table:style-name="ce2">
            <text:p>05:49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5H5M49.635S" table:style-name="ce2">
            <text:p>05:49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74100" table:style-name="ce1">
            <text:p>7410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5H5M50.006S" table:style-name="ce2">
            <text:p>05:50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5H5M49.635S" table:style-name="ce2">
            <text:p>05:49.6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5H5M49.793S" table:style-name="ce2">
            <text:p>05:49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82586" table:style-name="ce1">
            <text:p>82586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5H5M37.780S" table:style-name="ce2">
            <text:p>05:37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995" table:style-name="ce1">
            <text:p>12995</text:p>
          </table:table-cell>
          <table:table-cell office:value-type="string" table:style-name="ce1">
            <text:p>Success</text:p>
          </table:table-cell>
          <table:table-cell office:value-type="float" office:value="55018" table:style-name="ce1">
            <text:p>55018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5H5M50.021S" table:style-name="ce2">
            <text:p>05:50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5H5M50.024S" table:style-name="ce2">
            <text:p>05:50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91037" table:style-name="ce1">
            <text:p>91037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5H5M50.689S" table:style-name="ce2">
            <text:p>05:50.7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5H5M50.787S" table:style-name="ce2">
            <text:p>05:50.8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5H5M49.932S" table:style-name="ce2">
            <text:p>05:49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86829" table:style-name="ce1">
            <text:p>86829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5H5M50.025S" table:style-name="ce2">
            <text:p>05:50.0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93151" table:style-name="ce1">
            <text:p>93151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5H5M49.927S" table:style-name="ce2">
            <text:p>05:49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Success</text:p>
          </table:table-cell>
          <table:table-cell office:value-type="float" office:value="88895" table:style-name="ce1">
            <text:p>88895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5H5M49.805S" table:style-name="ce2">
            <text:p>05:49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78327" table:style-name="ce1">
            <text:p>78327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5H5M33.076S" table:style-name="ce2">
            <text:p>05:33.1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7830" table:style-name="ce1">
            <text:p>17830</text:p>
          </table:table-cell>
          <table:table-cell office:value-type="string" table:style-name="ce1">
            <text:p>Success</text:p>
          </table:table-cell>
          <table:table-cell office:value-type="float" office:value="36956" table:style-name="ce1">
            <text:p>36956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5H5M50.456S" table:style-name="ce2">
            <text:p>05:50.5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5H5M49.943S" table:style-name="ce2">
            <text:p>05:49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Success</text:p>
          </table:table-cell>
          <table:table-cell office:value-type="float" office:value="93120" table:style-name="ce1">
            <text:p>93120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5H5M49.782S" table:style-name="ce2">
            <text:p>05:49.8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80473" table:style-name="ce1">
            <text:p>80473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5H5M49.975S" table:style-name="ce2">
            <text:p>05:50.0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Success</text:p>
          </table:table-cell>
          <table:table-cell office:value-type="float" office:value="93120" table:style-name="ce1">
            <text:p>93120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5H5M50.915S" table:style-name="ce2">
            <text:p>05:50.9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5H5M50.887S" table:style-name="ce2">
            <text:p>05:50.9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5H5M50.876S" table:style-name="ce2">
            <text:p>05:50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5H5M50.961S" table:style-name="ce2">
            <text:p>05:51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5H5M50.966S" table:style-name="ce2">
            <text:p>05:51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5H5M51.037S" table:style-name="ce2">
            <text:p>05:51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5H5M50.347S" table:style-name="ce2">
            <text:p>05:50.3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5H5M51.047S" table:style-name="ce2">
            <text:p>05:51.0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5H5M50.038S" table:style-name="ce2">
            <text:p>05:50.0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95266" table:style-name="ce1">
            <text:p>95266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5H5M50.113S" table:style-name="ce2">
            <text:p>05:50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99507" table:style-name="ce1">
            <text:p>99507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5H5M50.060S" table:style-name="ce2">
            <text:p>05:50.1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97378" table:style-name="ce1">
            <text:p>97378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5H5M50.028S" table:style-name="ce2">
            <text:p>05:50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5H5M50.266S" table:style-name="ce2">
            <text:p>05:50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103718" table:style-name="ce1">
            <text:p>103718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5H5M51.137S" table:style-name="ce2">
            <text:p>05:51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5H5M51.210S" table:style-name="ce2">
            <text:p>05:51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5H5M50.543S" table:style-name="ce2">
            <text:p>05:50.5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110029" table:style-name="ce1">
            <text:p>110029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5H5M50.451S" table:style-name="ce2">
            <text:p>05:50.5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105804" table:style-name="ce1">
            <text:p>105804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5H5M50.290S" table:style-name="ce2">
            <text:p>05:50.3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105801" table:style-name="ce1">
            <text:p>105801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5H5M51.317S" table:style-name="ce2">
            <text:p>05:51.3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5H5M50.477S" table:style-name="ce2">
            <text:p>05:50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110029" table:style-name="ce1">
            <text:p>110029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5H5M51.355S" table:style-name="ce2">
            <text:p>05:51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5H5M50.137S" table:style-name="ce2">
            <text:p>05:50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Success</text:p>
          </table:table-cell>
          <table:table-cell office:value-type="float" office:value="101605" table:style-name="ce1">
            <text:p>101605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5H5M50.457S" table:style-name="ce2">
            <text:p>05:50.5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107946" table:style-name="ce1">
            <text:p>107946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5H5M51.151S" table:style-name="ce2">
            <text:p>05:51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5H5M50.644S" table:style-name="ce2">
            <text:p>05:5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110030" table:style-name="ce1">
            <text:p>110030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5H5M50.534S" table:style-name="ce2">
            <text:p>05:50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110031" table:style-name="ce1">
            <text:p>11003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5H5M51.466S" table:style-name="ce2">
            <text:p>05:51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5H5M51.509S" table:style-name="ce2">
            <text:p>05:51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5H5M51.078S" table:style-name="ce2">
            <text:p>05:51.1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5H5M51.550S" table:style-name="ce2">
            <text:p>05:51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5H5M51.625S" table:style-name="ce2">
            <text:p>05:51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5H5M50.002S" table:style-name="ce2">
            <text:p>05:50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5H5M51.653S" table:style-name="ce2">
            <text:p>05:51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5H5M50.298S" table:style-name="ce2">
            <text:p>05:50.3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415" table:style-name="ce1">
            <text:p>14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5H5M51.715S" table:style-name="ce2">
            <text:p>05:51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5H5M51.093S" table:style-name="ce2">
            <text:p>05:51.1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5H5M50.904S" table:style-name="ce2">
            <text:p>05:50.9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5H5M50.897S" table:style-name="ce2">
            <text:p>05:50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5H5M50.933S" table:style-name="ce2">
            <text:p>05:50.9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5H5M50.869S" table:style-name="ce2">
            <text:p>05:50.9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5H5M50.750S" table:style-name="ce2">
            <text:p>05:50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5H5M50.694S" table:style-name="ce2">
            <text:p>05:50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5H5M50.635S" table:style-name="ce2">
            <text:p>05:50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5H5M52.196S" table:style-name="ce2">
            <text:p>05:52.2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5H5M52.113S" table:style-name="ce2">
            <text:p>05:52.1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5H5M52.042S" table:style-name="ce2">
            <text:p>05:52.0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5H5M51.963S" table:style-name="ce2">
            <text:p>05:52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5H5M51.951S" table:style-name="ce2">
            <text:p>05:52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5H5M51.839S" table:style-name="ce2">
            <text:p>05:51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5H5M51.773S" table:style-name="ce2">
            <text:p>05:51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5H5M51.552S" table:style-name="ce2">
            <text:p>05:51.6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5H5M51.397S" table:style-name="ce2">
            <text:p>05:51.4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372" table:style-name="ce1">
            <text:p>13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5H5M51.386S" table:style-name="ce2">
            <text:p>05:51.4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5H5M51.391S" table:style-name="ce2">
            <text:p>05:51.4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5H5M51.194S" table:style-name="ce2">
            <text:p>05:51.2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5H5M51.185S" table:style-name="ce2">
            <text:p>05:51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5H5M52.930S" table:style-name="ce2">
            <text:p>05:52.9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5H5M52.881S" table:style-name="ce2">
            <text:p>05:52.9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5H5M52.826S" table:style-name="ce2">
            <text:p>05:52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5H5M52.771S" table:style-name="ce2">
            <text:p>05:52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5H5M52.721S" table:style-name="ce2">
            <text:p>05:52.7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5H5M52.612S" table:style-name="ce2">
            <text:p>05:52.6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5H5M52.558S" table:style-name="ce2">
            <text:p>05:52.6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5H5M52.504S" table:style-name="ce2">
            <text:p>05:52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5H5M52.501S" table:style-name="ce2">
            <text:p>05:52.5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5H5M52.452S" table:style-name="ce2">
            <text:p>05:52.5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5H5M52.407S" table:style-name="ce2">
            <text:p>05:52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5H5M52.365S" table:style-name="ce2">
            <text:p>05:52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5H5M52.291S" table:style-name="ce2">
            <text:p>05:52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5H5M51.702S" table:style-name="ce2">
            <text:p>05:51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ccess</text:p>
          </table:table-cell>
          <table:table-cell office:value-type="float" office:value="110067" table:style-name="ce1">
            <text:p>11006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5H5M53.449S" table:style-name="ce2">
            <text:p>05:53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5H5M51.749S" table:style-name="ce2">
            <text:p>05:51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ccess</text:p>
          </table:table-cell>
          <table:table-cell office:value-type="float" office:value="110067" table:style-name="ce1">
            <text:p>110067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5H5M53.619S" table:style-name="ce2">
            <text:p>05:53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5H5M53.663S" table:style-name="ce2">
            <text:p>05:53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5H5M53.401S" table:style-name="ce2">
            <text:p>05:53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5H5M53.354S" table:style-name="ce2">
            <text:p>05:53.4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5H5M53.309S" table:style-name="ce2">
            <text:p>05:53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5H5M53.310S" table:style-name="ce2">
            <text:p>05:53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5H5M53.263S" table:style-name="ce2">
            <text:p>05:53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5H5M53.174S" table:style-name="ce2">
            <text:p>05:53.2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5H5M53.130S" table:style-name="ce2">
            <text:p>05:53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5H5M53.083S" table:style-name="ce2">
            <text:p>05:53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5H5M53.031S" table:style-name="ce2">
            <text:p>05:53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5H5M52.988S" table:style-name="ce2">
            <text:p>05:53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5H5M54.010S" table:style-name="ce2">
            <text:p>05:54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5H5M53.963S" table:style-name="ce2">
            <text:p>05:54.0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5H5M53.919S" table:style-name="ce2">
            <text:p>05:53.9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5H5M53.786S" table:style-name="ce2">
            <text:p>05:53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5H5M54.236S" table:style-name="ce2">
            <text:p>05:54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5H5M54.248S" table:style-name="ce2">
            <text:p>05:54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5H5M53.553S" table:style-name="ce2">
            <text:p>05:53.6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5H5M54.056S" table:style-name="ce2">
            <text:p>05:54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5H5M54.281S" table:style-name="ce2">
            <text:p>05:54.3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5H5M54.327S" table:style-name="ce2">
            <text:p>05:54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5H5M54.425S" table:style-name="ce2">
            <text:p>05:54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5H5M54.501S" table:style-name="ce2">
            <text:p>05:54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5H5M54.575S" table:style-name="ce2">
            <text:p>05:54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5H5M51.353S" table:style-name="ce2">
            <text:p>05:51.4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plan</text:p>
          </table:table-cell>
          <table:table-cell office:value-type="float" office:value="3306" table:style-name="ce1">
            <text:p>33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5H5M51.329S" table:style-name="ce2">
            <text:p>05:51.3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plan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5H5M51.356S" table:style-name="ce2">
            <text:p>05:51.4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plan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5H5M54.660S" table:style-name="ce2">
            <text:p>05:54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5H5M54.677S" table:style-name="ce2">
            <text:p>05:54.7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5H5M54.687S" table:style-name="ce2">
            <text:p>05:54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5H5M54.690S" table:style-name="ce2">
            <text:p>05:54.7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5H5M54.673S" table:style-name="ce2">
            <text:p>05:54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5H5M54.722S" table:style-name="ce2">
            <text:p>05:54.7</text:p>
          </table:table-cell>
          <table:table-cell office:value-type="string" table:style-name="ce1">
            <text:p>TC003_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5H5M54.723S" table:style-name="ce2">
            <text:p>05:54.7</text:p>
          </table:table-cell>
          <table:table-cell office:value-type="string" table:style-name="ce1">
            <text:p>TC003_PlannerC 3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5H5M54.661S" table:style-name="ce2">
            <text:p>05:54.7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5H5M50.927S" table:style-name="ce2">
            <text:p>05:50.9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plan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5H5M54.722S" table:style-name="ce2">
            <text:p>05:54.7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5H5M54.771S" table:style-name="ce2">
            <text:p>05:54.8</text:p>
          </table:table-cell>
          <table:table-cell office:value-type="string" table:style-name="ce1">
            <text:p>TC003_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5H5M54.760S" table:style-name="ce2">
            <text:p>05:54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5H5M54.785S" table:style-name="ce2">
            <text:p>05:54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5H5M54.794S" table:style-name="ce2">
            <text:p>05:54.8</text:p>
          </table:table-cell>
          <table:table-cell office:value-type="string" table:style-name="ce1">
            <text:p>TC003_PlannerC 3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5H5M50.905S" table:style-name="ce2">
            <text:p>05:50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plan</text:p>
          </table:table-cell>
          <table:table-cell office:value-type="float" office:value="3924" table:style-name="ce1">
            <text:p>39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5H5M54.831S" table:style-name="ce2">
            <text:p>05:54.8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5H5M54.900S" table:style-name="ce2">
            <text:p>05:54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5H5M54.927S" table:style-name="ce2">
            <text:p>05:54.9</text:p>
          </table:table-cell>
          <table:table-cell office:value-type="string" table:style-name="ce1">
            <text:p>TC003_PlannerC 3-3</text:p>
          </table:table-cell>
          <table:table-cell office:value-type="string" table:style-name="ce1">
            <text:p>/channels/login.html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5H5M50.913S" table:style-name="ce2">
            <text:p>05:50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4122" table:style-name="ce1">
            <text:p>4122</text:p>
          </table:table-cell>
          <table:table-cell office:value-type="string" table:style-name="ce1">
            <text:p>Success</text:p>
          </table:table-cell>
          <table:table-cell office:value-type="float" office:value="110085" table:style-name="ce1">
            <text:p>110085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5H5M51.049S" table:style-name="ce2">
            <text:p>05:51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3989" table:style-name="ce1">
            <text:p>3989</text:p>
          </table:table-cell>
          <table:table-cell office:value-type="string" table:style-name="ce1">
            <text:p>Success</text:p>
          </table:table-cell>
          <table:table-cell office:value-type="float" office:value="110005" table:style-name="ce1">
            <text:p>110005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5H5M54.260S" table:style-name="ce2">
            <text:p>05:54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Success</text:p>
          </table:table-cell>
          <table:table-cell office:value-type="float" office:value="110102" table:style-name="ce1">
            <text:p>110102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5H5M51.078S" table:style-name="ce2">
            <text:p>05:51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4009" table:style-name="ce1">
            <text:p>4009</text:p>
          </table:table-cell>
          <table:table-cell office:value-type="string" table:style-name="ce1">
            <text:p>Success</text:p>
          </table:table-cell>
          <table:table-cell office:value-type="float" office:value="110005" table:style-name="ce1">
            <text:p>110005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5H5M51.071S" table:style-name="ce2">
            <text:p>05:51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4028" table:style-name="ce1">
            <text:p>4028</text:p>
          </table:table-cell>
          <table:table-cell office:value-type="string" table:style-name="ce1">
            <text:p>Success</text:p>
          </table:table-cell>
          <table:table-cell office:value-type="float" office:value="110100" table:style-name="ce1">
            <text:p>110100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5H5M55.080S" table:style-name="ce2">
            <text:p>05:55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5H5M54.760S" table:style-name="ce2">
            <text:p>05:54.8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110084" table:style-name="ce1">
            <text:p>110084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5H5M55.037S" table:style-name="ce2">
            <text:p>05:55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5H5M50.777S" table:style-name="ce2">
            <text:p>05:50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4472" table:style-name="ce1">
            <text:p>4472</text:p>
          </table:table-cell>
          <table:table-cell office:value-type="string" table:style-name="ce1">
            <text:p>Success</text:p>
          </table:table-cell>
          <table:table-cell office:value-type="float" office:value="110100" table:style-name="ce1">
            <text:p>110100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5H5M55.199S" table:style-name="ce2">
            <text:p>05:55.2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5H5M55.252S" table:style-name="ce2">
            <text:p>05:55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5H5M55.433S" table:style-name="ce2">
            <text:p>05:55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5H5M55.458S" table:style-name="ce2">
            <text:p>05:55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5H5M55.474S" table:style-name="ce2">
            <text:p>05:55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88" table:style-name="ce1">
            <text:p>588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5H5M55.308S" table:style-name="ce2">
            <text:p>05:55.3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5H5M55.529S" table:style-name="ce2">
            <text:p>05:55.5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5H5M49.274S" table:style-name="ce2">
            <text:p>05:49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7364" table:style-name="ce1">
            <text:p>7364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5H5M49.272S" table:style-name="ce2">
            <text:p>05:49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7371" table:style-name="ce1">
            <text:p>7371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5H5M50.021S" table:style-name="ce2">
            <text:p>05:50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622" table:style-name="ce1">
            <text:p>6622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5H5M45.543S" table:style-name="ce2">
            <text:p>05:45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1120" table:style-name="ce1">
            <text:p>11120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5H5M46.149S" table:style-name="ce2">
            <text:p>05:46.1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0534" table:style-name="ce1">
            <text:p>10534</text:p>
          </table:table-cell>
          <table:table-cell office:value-type="string" table:style-name="ce1">
            <text:p>Success</text:p>
          </table:table-cell>
          <table:table-cell office:value-type="float" office:value="63827" table:style-name="ce1">
            <text:p>63827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5H5M49.232S" table:style-name="ce2">
            <text:p>05:49.2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7455" table:style-name="ce1">
            <text:p>7455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5H5M34.003S" table:style-name="ce2">
            <text:p>05:34.0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22689" table:style-name="ce1">
            <text:p>22689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5H5M50.488S" table:style-name="ce2">
            <text:p>05:50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6233" table:style-name="ce1">
            <text:p>6233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5H5M38.174S" table:style-name="ce2">
            <text:p>05:38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8610" table:style-name="ce1">
            <text:p>18610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5H5M49.761S" table:style-name="ce2">
            <text:p>05:49.8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038" table:style-name="ce1">
            <text:p>7038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5H5M38.271S" table:style-name="ce2">
            <text:p>05:38.3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8570" table:style-name="ce1">
            <text:p>18570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5H5M50.125S" table:style-name="ce2">
            <text:p>05:50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728" table:style-name="ce1">
            <text:p>6728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5H5M49.588S" table:style-name="ce2">
            <text:p>05:49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7280" table:style-name="ce1">
            <text:p>7280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5H5M49.236S" table:style-name="ce2">
            <text:p>05:49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7648" table:style-name="ce1">
            <text:p>7648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5H5M49.290S" table:style-name="ce2">
            <text:p>05:49.3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7606" table:style-name="ce1">
            <text:p>7606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5H5M54.145S" table:style-name="ce2">
            <text:p>05:54.1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2763" table:style-name="ce1">
            <text:p>2763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5H5M55.615S" table:style-name="ce2">
            <text:p>05:55.6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5H5M55.105S" table:style-name="ce2">
            <text:p>05:55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Success</text:p>
          </table:table-cell>
          <table:table-cell office:value-type="float" office:value="37441" table:style-name="ce1">
            <text:p>37441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5H5M53.218S" table:style-name="ce2">
            <text:p>05:53.2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3753" table:style-name="ce1">
            <text:p>3753</text:p>
          </table:table-cell>
          <table:table-cell office:value-type="string" table:style-name="ce1">
            <text:p>Success</text:p>
          </table:table-cell>
          <table:table-cell office:value-type="float" office:value="22946" table:style-name="ce1">
            <text:p>22946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5H5M55.122S" table:style-name="ce2">
            <text:p>05:55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5H5M50.374S" table:style-name="ce2">
            <text:p>05:50.4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627" table:style-name="ce1">
            <text:p>6627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5H5M40.872S" table:style-name="ce2">
            <text:p>05:40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16144" table:style-name="ce1">
            <text:p>16144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5H5M50.448S" table:style-name="ce2">
            <text:p>05:50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6572" table:style-name="ce1">
            <text:p>6572</text:p>
          </table:table-cell>
          <table:table-cell office:value-type="string" table:style-name="ce1">
            <text:p>Success</text:p>
          </table:table-cell>
          <table:table-cell office:value-type="float" office:value="55018" table:style-name="ce1">
            <text:p>55018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5H5M53.734S" table:style-name="ce2">
            <text:p>05:53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5H5M53.489S" table:style-name="ce2">
            <text:p>05:53.5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5H5M55.104S" table:style-name="ce2">
            <text:p>05:55.1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5H5M55.041S" table:style-name="ce2">
            <text:p>05:55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5H5M54.097S" table:style-name="ce2">
            <text:p>05:54.1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2945" table:style-name="ce1">
            <text:p>2945</text:p>
          </table:table-cell>
          <table:table-cell office:value-type="string" table:style-name="ce1">
            <text:p>Success</text:p>
          </table:table-cell>
          <table:table-cell office:value-type="float" office:value="22951" table:style-name="ce1">
            <text:p>22951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5H5M55.497S" table:style-name="ce2">
            <text:p>05:55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Success</text:p>
          </table:table-cell>
          <table:table-cell office:value-type="float" office:value="44517" table:style-name="ce1">
            <text:p>44517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5H5M50.297S" table:style-name="ce2">
            <text:p>05:50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6779" table:style-name="ce1">
            <text:p>6779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5H5M49.204S" table:style-name="ce2">
            <text:p>05:49.2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889" table:style-name="ce1">
            <text:p>7889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5H5M56.665S" table:style-name="ce2">
            <text:p>05:56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57530" table:style-name="ce1">
            <text:p>57530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5H5M57.068S" table:style-name="ce2">
            <text:p>05:57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5H5M56.645S" table:style-name="ce2">
            <text:p>05:56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57530" table:style-name="ce1">
            <text:p>57530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5H5M57.152S" table:style-name="ce2">
            <text:p>05:57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5H5M56.965S" table:style-name="ce2">
            <text:p>05:57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5H5M56.855S" table:style-name="ce2">
            <text:p>05:56.9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5H5M57.021S" table:style-name="ce2">
            <text:p>05:57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114339" table:style-name="ce1">
            <text:p>11433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5H5M56.799S" table:style-name="ce2">
            <text:p>05:56.8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5H5M56.961S" table:style-name="ce2">
            <text:p>05:57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5H5M56.974S" table:style-name="ce2">
            <text:p>05:57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5H5M56.646S" table:style-name="ce2">
            <text:p>05:56.6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ccess</text:p>
          </table:table-cell>
          <table:table-cell office:value-type="float" office:value="107953" table:style-name="ce1">
            <text:p>107953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5H5M57.295S" table:style-name="ce2">
            <text:p>05:57.3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5H5M56.695S" table:style-name="ce2">
            <text:p>05:56.7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110065" table:style-name="ce1">
            <text:p>110065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5H5M57.037S" table:style-name="ce2">
            <text:p>05:57.0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5H5M57.002S" table:style-name="ce2">
            <text:p>05:57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5H5M57.512S" table:style-name="ce2">
            <text:p>05:57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5H5M56.722S" table:style-name="ce2">
            <text:p>05:56.7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110067" table:style-name="ce1">
            <text:p>110067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5H5M57.022S" table:style-name="ce2">
            <text:p>05:57.0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114292" table:style-name="ce1">
            <text:p>114292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5H5M56.910S" table:style-name="ce2">
            <text:p>05:56.9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112178" table:style-name="ce1">
            <text:p>112178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5H5M57.580S" table:style-name="ce2">
            <text:p>05:57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5H5M57.583S" table:style-name="ce2">
            <text:p>05:57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5H5M57.644S" table:style-name="ce2">
            <text:p>05:57.6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5H5M57.632S" table:style-name="ce2">
            <text:p>05:57.6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5H5M57.664S" table:style-name="ce2">
            <text:p>05:57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5H5M57.662S" table:style-name="ce2">
            <text:p>05:57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5H5M57.673S" table:style-name="ce2">
            <text:p>05:57.7</text:p>
          </table:table-cell>
          <table:table-cell office:value-type="string" table:style-name="ce1">
            <text:p>TC003_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5H5M57.672S" table:style-name="ce2">
            <text:p>05:57.7</text:p>
          </table:table-cell>
          <table:table-cell office:value-type="string" table:style-name="ce1">
            <text:p>TC003_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5H5M57.434S" table:style-name="ce2">
            <text:p>05:57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5H5M57.415S" table:style-name="ce2">
            <text:p>05:57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5H5M56.843S" table:style-name="ce2">
            <text:p>05:56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5H5M57.839S" table:style-name="ce2">
            <text:p>05:57.8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5H5M57.519S" table:style-name="ce2">
            <text:p>05:57.5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5H5M57.519S" table:style-name="ce2">
            <text:p>05:57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5H5M57.515S" table:style-name="ce2">
            <text:p>05:57.5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5H5M57.867S" table:style-name="ce2">
            <text:p>05:57.9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5H5M57.897S" table:style-name="ce2">
            <text:p>05:57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5H5M57.889S" table:style-name="ce2">
            <text:p>05:57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5H5M57.911S" table:style-name="ce2">
            <text:p>05:57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5H5M57.922S" table:style-name="ce2">
            <text:p>05:57.9</text:p>
          </table:table-cell>
          <table:table-cell office:value-type="string" table:style-name="ce1">
            <text:p>TC003_PlannerC 3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5H5M57.919S" table:style-name="ce2">
            <text:p>05:57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5H5M57.507S" table:style-name="ce2">
            <text:p>05:57.5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5H5M57.503S" table:style-name="ce2">
            <text:p>05:57.5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5H5M57.928S" table:style-name="ce2">
            <text:p>05:57.9</text:p>
          </table:table-cell>
          <table:table-cell office:value-type="string" table:style-name="ce1">
            <text:p>TC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5H5M57.908S" table:style-name="ce2">
            <text:p>05:57.9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5H5M56.786S" table:style-name="ce2">
            <text:p>05:56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5H5M57.935S" table:style-name="ce2">
            <text:p>05:57.9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5H5M57.951S" table:style-name="ce2">
            <text:p>05:58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5H5M57.933S" table:style-name="ce2">
            <text:p>05:57.9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5H5M57.986S" table:style-name="ce2">
            <text:p>05:58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5H5M57.959S" table:style-name="ce2">
            <text:p>05:58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5H5M57.761S" table:style-name="ce2">
            <text:p>05:57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5H5M57.999S" table:style-name="ce2">
            <text:p>05:58.0</text:p>
          </table:table-cell>
          <table:table-cell office:value-type="string" table:style-name="ce1">
            <text:p>TC003_PlannerC 3-1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5H5M57.786S" table:style-name="ce2">
            <text:p>05:57.8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5H5M57.892S" table:style-name="ce2">
            <text:p>05:57.9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5H5M58.013S" table:style-name="ce2">
            <text:p>05:58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5H5M51.383S" table:style-name="ce2">
            <text:p>05:51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6675" table:style-name="ce1">
            <text:p>6675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5H5M58.009S" table:style-name="ce2">
            <text:p>05:58.0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5H5M53.687S" table:style-name="ce2">
            <text:p>05:53.7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4390" table:style-name="ce1">
            <text:p>4390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5H5M43.360S" table:style-name="ce2">
            <text:p>05:43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14719" table:style-name="ce1">
            <text:p>14719</text:p>
          </table:table-cell>
          <table:table-cell office:value-type="string" table:style-name="ce1">
            <text:p>Success</text:p>
          </table:table-cell>
          <table:table-cell office:value-type="float" office:value="63827" table:style-name="ce1">
            <text:p>63827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5H5M58.035S" table:style-name="ce2">
            <text:p>05:58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5H5M54.189S" table:style-name="ce2">
            <text:p>05:54.2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3941" table:style-name="ce1">
            <text:p>3941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5H5M58.005S" table:style-name="ce2">
            <text:p>05:58.0</text:p>
          </table:table-cell>
          <table:table-cell office:value-type="string" table:style-name="ce1">
            <text:p>TC003_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5H5M53.621S" table:style-name="ce2">
            <text:p>05:53.6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4536" table:style-name="ce1">
            <text:p>4536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5H5M53.829S" table:style-name="ce2">
            <text:p>05:53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4344" table:style-name="ce1">
            <text:p>4344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5H5M58.066S" table:style-name="ce2">
            <text:p>05:58.1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5H5M55.090S" table:style-name="ce2">
            <text:p>05:55.1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096" table:style-name="ce1">
            <text:p>3096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5H5M58.060S" table:style-name="ce2">
            <text:p>05:58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5H5M57.980S" table:style-name="ce2">
            <text:p>05:58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5H5M58.058S" table:style-name="ce2">
            <text:p>05:58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5H5M53.784S" table:style-name="ce2">
            <text:p>05:53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479" table:style-name="ce1">
            <text:p>4479</text:p>
          </table:table-cell>
          <table:table-cell office:value-type="string" table:style-name="ce1">
            <text:p>Success</text:p>
          </table:table-cell>
          <table:table-cell office:value-type="float" office:value="22945" table:style-name="ce1">
            <text:p>22945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5H5M57.094S" table:style-name="ce2">
            <text:p>05:57.1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5H5M56.685S" table:style-name="ce2">
            <text:p>05:56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5H5M50.465S" table:style-name="ce2">
            <text:p>05:50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7851" table:style-name="ce1">
            <text:p>7851</text:p>
          </table:table-cell>
          <table:table-cell office:value-type="string" table:style-name="ce1">
            <text:p>Success</text:p>
          </table:table-cell>
          <table:table-cell office:value-type="float" office:value="55018" table:style-name="ce1">
            <text:p>55018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5H5M57.570S" table:style-name="ce2">
            <text:p>05:57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5H5M53.672S" table:style-name="ce2">
            <text:p>05:53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5H5M58.100S" table:style-name="ce2">
            <text:p>05:58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5H5M53.876S" table:style-name="ce2">
            <text:p>05:53.9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4475" table:style-name="ce1">
            <text:p>4475</text:p>
          </table:table-cell>
          <table:table-cell office:value-type="string" table:style-name="ce1">
            <text:p>Success</text:p>
          </table:table-cell>
          <table:table-cell office:value-type="float" office:value="22946" table:style-name="ce1">
            <text:p>22946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5H5M58.290S" table:style-name="ce2">
            <text:p>05:58.3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5H5M58.231S" table:style-name="ce2">
            <text:p>05:58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5H5M45.566S" table:style-name="ce2">
            <text:p>05:45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2829" table:style-name="ce1">
            <text:p>12829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5H5M38.622S" table:style-name="ce2">
            <text:p>05:38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9793" table:style-name="ce1">
            <text:p>19793</text:p>
          </table:table-cell>
          <table:table-cell office:value-type="string" table:style-name="ce1">
            <text:p>Success</text:p>
          </table:table-cell>
          <table:table-cell office:value-type="float" office:value="92653" table:style-name="ce1">
            <text:p>92653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5H5M50.906S" table:style-name="ce2">
            <text:p>05:50.9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7532" table:style-name="ce1">
            <text:p>7532</text:p>
          </table:table-cell>
          <table:table-cell office:value-type="string" table:style-name="ce1">
            <text:p>Success</text:p>
          </table:table-cell>
          <table:table-cell office:value-type="float" office:value="93509" table:style-name="ce1">
            <text:p>9350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5H5M45.542S" table:style-name="ce2">
            <text:p>05:45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2898" table:style-name="ce1">
            <text:p>12898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5H5M53.678S" table:style-name="ce2">
            <text:p>05:53.7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4765" table:style-name="ce1">
            <text:p>4765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5H5M58.330S" table:style-name="ce2">
            <text:p>05:58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5H5M58.449S" table:style-name="ce2">
            <text:p>05:58.4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5H5M56.977S" table:style-name="ce2">
            <text:p>05:57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ccess</text:p>
          </table:table-cell>
          <table:table-cell office:value-type="float" office:value="57530" table:style-name="ce1">
            <text:p>57530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5H5M58.188S" table:style-name="ce2">
            <text:p>05:58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5H5M58.440S" table:style-name="ce2">
            <text:p>05:58.4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5H5M58.366S" table:style-name="ce2">
            <text:p>05:58.4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5H5M58.471S" table:style-name="ce2">
            <text:p>05:58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5H5M58.442S" table:style-name="ce2">
            <text:p>05:58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5H5M58.502S" table:style-name="ce2">
            <text:p>05:58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5H5M58.397S" table:style-name="ce2">
            <text:p>05:58.4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5H5M58.493S" table:style-name="ce2">
            <text:p>05:58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5H5M58.415S" table:style-name="ce2">
            <text:p>05:58.4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5H5M58.509S" table:style-name="ce2">
            <text:p>05:58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5H5M58.522S" table:style-name="ce2">
            <text:p>05:58.5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5H5M58.539S" table:style-name="ce2">
            <text:p>05:58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5H5M58.542S" table:style-name="ce2">
            <text:p>05:58.5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5H5M58.522S" table:style-name="ce2">
            <text:p>05:58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5H5M58.591S" table:style-name="ce2">
            <text:p>05:58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5H5M58.589S" table:style-name="ce2">
            <text:p>05:58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5H5M58.587S" table:style-name="ce2">
            <text:p>05:58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5H5M57.023S" table:style-name="ce2">
            <text:p>05:57.0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93132" table:style-name="ce1">
            <text:p>93132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5H5M58.078S" table:style-name="ce2">
            <text:p>05:58.1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95245" table:style-name="ce1">
            <text:p>95245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5H5M57.098S" table:style-name="ce2">
            <text:p>05:57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93132" table:style-name="ce1">
            <text:p>93132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5H5M58.603S" table:style-name="ce2">
            <text:p>05:58.6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5H5M57.167S" table:style-name="ce2">
            <text:p>05:57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93132" table:style-name="ce1">
            <text:p>93132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5H5M58.626S" table:style-name="ce2">
            <text:p>05:58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5H5M58.624S" table:style-name="ce2">
            <text:p>05:58.6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5H5M58.687S" table:style-name="ce2">
            <text:p>05:58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5H5M57.950S" table:style-name="ce2">
            <text:p>05:58.0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95292" table:style-name="ce1">
            <text:p>95292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5H5M57.541S" table:style-name="ce2">
            <text:p>05:57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95294" table:style-name="ce1">
            <text:p>95294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5H5M58.678S" table:style-name="ce2">
            <text:p>05:58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5H5M57.187S" table:style-name="ce2">
            <text:p>05:57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Success</text:p>
          </table:table-cell>
          <table:table-cell office:value-type="float" office:value="95289" table:style-name="ce1">
            <text:p>95289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5H5M58.187S" table:style-name="ce2">
            <text:p>05:58.2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5H5M58.717S" table:style-name="ce2">
            <text:p>05:58.7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5H5M58.758S" table:style-name="ce2">
            <text:p>05:58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5H5M57.076S" table:style-name="ce2">
            <text:p>05:57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Success</text:p>
          </table:table-cell>
          <table:table-cell office:value-type="float" office:value="93132" table:style-name="ce1">
            <text:p>93132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5H5M58.159S" table:style-name="ce2">
            <text:p>05:58.2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95245" table:style-name="ce1">
            <text:p>95245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5H5M58.753S" table:style-name="ce2">
            <text:p>05:58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5H5M58.752S" table:style-name="ce2">
            <text:p>05:58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5H5M57.044S" table:style-name="ce2">
            <text:p>05:57.0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93132" table:style-name="ce1">
            <text:p>93132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5H5M58.174S" table:style-name="ce2">
            <text:p>05:58.2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95247" table:style-name="ce1">
            <text:p>95247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5H5M58.778S" table:style-name="ce2">
            <text:p>05:58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5H5M58.131S" table:style-name="ce2">
            <text:p>05:58.1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95245" table:style-name="ce1">
            <text:p>95245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5H5M58.802S" table:style-name="ce2">
            <text:p>05:58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5H5M58.819S" table:style-name="ce2">
            <text:p>05:58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5H5M58.837S" table:style-name="ce2">
            <text:p>05:58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5H5M58.772S" table:style-name="ce2">
            <text:p>05:58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5H5M58.830S" table:style-name="ce2">
            <text:p>05:58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5H5M58.850S" table:style-name="ce2">
            <text:p>05:58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78" table:style-name="ce1">
            <text:p>778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5H5M58.752S" table:style-name="ce2">
            <text:p>05:58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5H5M58.953S" table:style-name="ce2">
            <text:p>05:59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5H5M58.974S" table:style-name="ce2">
            <text:p>05:59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5H5M59.002S" table:style-name="ce2">
            <text:p>05:59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5H5M59.024S" table:style-name="ce2">
            <text:p>05:59.0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5H5M59.080S" table:style-name="ce2">
            <text:p>05:59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5H5M59.102S" table:style-name="ce2">
            <text:p>05:59.1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5H5M59.164S" table:style-name="ce2">
            <text:p>05:59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5H5M58.824S" table:style-name="ce2">
            <text:p>05:58.8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5H5M58.814S" table:style-name="ce2">
            <text:p>05:58.8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plan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5H5M58.813S" table:style-name="ce2">
            <text:p>05:58.8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5H5M59.255S" table:style-name="ce2">
            <text:p>05:59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5H5M59.252S" table:style-name="ce2">
            <text:p>05:5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5H5M59.265S" table:style-name="ce2">
            <text:p>05:59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5H5M59.273S" table:style-name="ce2">
            <text:p>05:59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5H5M59.273S" table:style-name="ce2">
            <text:p>05:5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5H5M59.280S" table:style-name="ce2">
            <text:p>05:59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5H5M59.281S" table:style-name="ce2">
            <text:p>05:59.3</text:p>
          </table:table-cell>
          <table:table-cell office:value-type="string" table:style-name="ce1">
            <text:p>TC003_PlannerC 3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5H5M59.286S" table:style-name="ce2">
            <text:p>05:59.3</text:p>
          </table:table-cell>
          <table:table-cell office:value-type="string" table:style-name="ce1">
            <text:p>TC003_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5H5M59.284S" table:style-name="ce2">
            <text:p>05:59.3</text:p>
          </table:table-cell>
          <table:table-cell office:value-type="string" table:style-name="ce1">
            <text:p>TC003_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5H5M58.781S" table:style-name="ce2">
            <text:p>05:58.8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5H5M59.342S" table:style-name="ce2">
            <text:p>05:59.3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5H5M59.354S" table:style-name="ce2">
            <text:p>05:59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5H5M59.363S" table:style-name="ce2">
            <text:p>05:59.4</text:p>
          </table:table-cell>
          <table:table-cell office:value-type="string" table:style-name="ce1">
            <text:p>TC003_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5H5M58.755S" table:style-name="ce2">
            <text:p>05:58.8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5H5M58.674S" table:style-name="ce2">
            <text:p>05:58.7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5H5M58.677S" table:style-name="ce2">
            <text:p>05:58.7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plan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5H5M59.376S" table:style-name="ce2">
            <text:p>05:59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5H5M59.406S" table:style-name="ce2">
            <text:p>05:59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5H5M59.428S" table:style-name="ce2">
            <text:p>05:59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5H5M59.402S" table:style-name="ce2">
            <text:p>05:59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5H5M59.430S" table:style-name="ce2">
            <text:p>05:59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5H5M59.440S" table:style-name="ce2">
            <text:p>05:59.4</text:p>
          </table:table-cell>
          <table:table-cell office:value-type="string" table:style-name="ce1">
            <text:p>TC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5H5M59.447S" table:style-name="ce2">
            <text:p>05:59.4</text:p>
          </table:table-cell>
          <table:table-cell office:value-type="string" table:style-name="ce1">
            <text:p>TC003_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5H5M59.442S" table:style-name="ce2">
            <text:p>05:59.4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5H5M59.464S" table:style-name="ce2">
            <text:p>05:59.5</text:p>
          </table:table-cell>
          <table:table-cell office:value-type="string" table:style-name="ce1">
            <text:p>TC003_PlannerC 3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5H5M58.445S" table:style-name="ce2">
            <text:p>05:58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5H5M59.503S" table:style-name="ce2">
            <text:p>05:59.5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5H5M58.479S" table:style-name="ce2">
            <text:p>05:58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5H5M58.521S" table:style-name="ce2">
            <text:p>05:58.5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82558" table:style-name="ce1">
            <text:p>82558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5H5M58.691S" table:style-name="ce2">
            <text:p>05:58.7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82558" table:style-name="ce1">
            <text:p>8255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5H5M59.603S" table:style-name="ce2">
            <text:p>05:59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5H5M58.621S" table:style-name="ce2">
            <text:p>05:58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82560" table:style-name="ce1">
            <text:p>82560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5H5M58.714S" table:style-name="ce2">
            <text:p>05:58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84623" table:style-name="ce1">
            <text:p>84623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5H5M58.681S" table:style-name="ce2">
            <text:p>05:58.7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82558" table:style-name="ce1">
            <text:p>8255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5H5M58.352S" table:style-name="ce2">
            <text:p>05:58.4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82558" table:style-name="ce1">
            <text:p>8255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5H5M58.388S" table:style-name="ce2">
            <text:p>05:58.4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Success</text:p>
          </table:table-cell>
          <table:table-cell office:value-type="float" office:value="84721" table:style-name="ce1">
            <text:p>84721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5H5M58.335S" table:style-name="ce2">
            <text:p>05:58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5H5M59.717S" table:style-name="ce2">
            <text:p>05:59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5H5M58.264S" table:style-name="ce2">
            <text:p>05:58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Success</text:p>
          </table:table-cell>
          <table:table-cell office:value-type="float" office:value="86785" table:style-name="ce1">
            <text:p>86785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5H5M58.302S" table:style-name="ce2">
            <text:p>05:58.3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86785" table:style-name="ce1">
            <text:p>86785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5H5M59.670S" table:style-name="ce2">
            <text:p>05:59.7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5H5M59.806S" table:style-name="ce2">
            <text:p>05:59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5H5M59.818S" table:style-name="ce2">
            <text:p>05:59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5H5M59.826S" table:style-name="ce2">
            <text:p>05:59.8</text:p>
          </table:table-cell>
          <table:table-cell office:value-type="string" table:style-name="ce1">
            <text:p>TC003_PlannerC 3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5H5M59.180S" table:style-name="ce2">
            <text:p>05:59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82602" table:style-name="ce1">
            <text:p>82602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5H5M58.318S" table:style-name="ce2">
            <text:p>05:58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ccess</text:p>
          </table:table-cell>
          <table:table-cell office:value-type="float" office:value="82601" table:style-name="ce1">
            <text:p>8260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5H5M58.473S" table:style-name="ce2">
            <text:p>05:58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782" table:style-name="ce1">
            <text:p>1782</text:p>
          </table:table-cell>
          <table:table-cell office:value-type="string" table:style-name="ce1">
            <text:p>Success</text:p>
          </table:table-cell>
          <table:table-cell office:value-type="float" office:value="82554" table:style-name="ce1">
            <text:p>82554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5H5M59.786S" table:style-name="ce2">
            <text:p>05:59.8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5H6M0.260S" table:style-name="ce2">
            <text:p>06:00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5H6M0.272S" table:style-name="ce2">
            <text:p>06:00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5H6M0.278S" table:style-name="ce2">
            <text:p>06:00.3</text:p>
          </table:table-cell>
          <table:table-cell office:value-type="string" table:style-name="ce1">
            <text:p>TC003_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5H5M40.882S" table:style-name="ce2">
            <text:p>05:40.9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19576" table:style-name="ce1">
            <text:p>19576</text:p>
          </table:table-cell>
          <table:table-cell office:value-type="string" table:style-name="ce1">
            <text:p>Success</text:p>
          </table:table-cell>
          <table:table-cell office:value-type="float" office:value="50712" table:style-name="ce1">
            <text:p>50712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5H5M54.377S" table:style-name="ce2">
            <text:p>05:54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6088" table:style-name="ce1">
            <text:p>6088</text:p>
          </table:table-cell>
          <table:table-cell office:value-type="string" table:style-name="ce1">
            <text:p>Success</text:p>
          </table:table-cell>
          <table:table-cell office:value-type="float" office:value="22217" table:style-name="ce1">
            <text:p>22217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5H5M56.690S" table:style-name="ce2">
            <text:p>05:56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787" table:style-name="ce1">
            <text:p>3787</text:p>
          </table:table-cell>
          <table:table-cell office:value-type="string" table:style-name="ce1">
            <text:p>Success</text:p>
          </table:table-cell>
          <table:table-cell office:value-type="float" office:value="56659" table:style-name="ce1">
            <text:p>5665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5H5M56.886S" table:style-name="ce2">
            <text:p>05:56.9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5H5M56.898S" table:style-name="ce2">
            <text:p>05:56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3596" table:style-name="ce1">
            <text:p>3596</text:p>
          </table:table-cell>
          <table:table-cell office:value-type="string" table:style-name="ce1">
            <text:p>Success</text:p>
          </table:table-cell>
          <table:table-cell office:value-type="float" office:value="55870" table:style-name="ce1">
            <text:p>55870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5H5M51.639S" table:style-name="ce2">
            <text:p>05:51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8857" table:style-name="ce1">
            <text:p>8857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5H5M58.080S" table:style-name="ce2">
            <text:p>05:58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26341" table:style-name="ce1">
            <text:p>26341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5H5M56.870S" table:style-name="ce2">
            <text:p>05:56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632" table:style-name="ce1">
            <text:p>3632</text:p>
          </table:table-cell>
          <table:table-cell office:value-type="string" table:style-name="ce1">
            <text:p>Success</text:p>
          </table:table-cell>
          <table:table-cell office:value-type="float" office:value="56659" table:style-name="ce1">
            <text:p>56659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5H5M56.640S" table:style-name="ce2">
            <text:p>05:56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Success</text:p>
          </table:table-cell>
          <table:table-cell office:value-type="float" office:value="56659" table:style-name="ce1">
            <text:p>56659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5H5M58.179S" table:style-name="ce2">
            <text:p>05:58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378" table:style-name="ce1">
            <text:p>2378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5H5M59.553S" table:style-name="ce2">
            <text:p>05:59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5H6M0.498S" table:style-name="ce2">
            <text:p>06:00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5H6M0.557S" table:style-name="ce2">
            <text:p>06:00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5H5M51.481S" table:style-name="ce2">
            <text:p>05:51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9120" table:style-name="ce1">
            <text:p>9120</text:p>
          </table:table-cell>
          <table:table-cell office:value-type="string" table:style-name="ce1">
            <text:p>Success</text:p>
          </table:table-cell>
          <table:table-cell office:value-type="float" office:value="91932" table:style-name="ce1">
            <text:p>91932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5H6M0.567S" table:style-name="ce2">
            <text:p>06:0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5H6M0.583S" table:style-name="ce2">
            <text:p>06:00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5H5M59.626S" table:style-name="ce2">
            <text:p>05:59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47339" table:style-name="ce1">
            <text:p>47339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5H5M51.380S" table:style-name="ce2">
            <text:p>05:51.4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9753" table:style-name="ce1">
            <text:p>9753</text:p>
          </table:table-cell>
          <table:table-cell office:value-type="string" table:style-name="ce1">
            <text:p>Success</text:p>
          </table:table-cell>
          <table:table-cell office:value-type="float" office:value="93508" table:style-name="ce1">
            <text:p>9350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5H5M50.943S" table:style-name="ce2">
            <text:p>05:50.9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0241" table:style-name="ce1">
            <text:p>10241</text:p>
          </table:table-cell>
          <table:table-cell office:value-type="string" table:style-name="ce1">
            <text:p>Success</text:p>
          </table:table-cell>
          <table:table-cell office:value-type="float" office:value="91929" table:style-name="ce1">
            <text:p>91929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5H5M59.677S" table:style-name="ce2">
            <text:p>05:59.7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Success</text:p>
          </table:table-cell>
          <table:table-cell office:value-type="float" office:value="44517" table:style-name="ce1">
            <text:p>44517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5H5M58.853S" table:style-name="ce2">
            <text:p>05:58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5H5M58.748S" table:style-name="ce2">
            <text:p>05:58.7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5H5M57.455S" table:style-name="ce2">
            <text:p>05:57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Success</text:p>
          </table:table-cell>
          <table:table-cell office:value-type="float" office:value="93486" table:style-name="ce1">
            <text:p>93486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5H5M57.043S" table:style-name="ce2">
            <text:p>05:57.0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4202" table:style-name="ce1">
            <text:p>4202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5H5M50.659S" table:style-name="ce2">
            <text:p>05:50.7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593" table:style-name="ce1">
            <text:p>10593</text:p>
          </table:table-cell>
          <table:table-cell office:value-type="string" table:style-name="ce1">
            <text:p>Success</text:p>
          </table:table-cell>
          <table:table-cell office:value-type="float" office:value="91928" table:style-name="ce1">
            <text:p>91928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5H6M0.602S" table:style-name="ce2">
            <text:p>06:00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5H6M0.257S" table:style-name="ce2">
            <text:p>06:00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5H6M1.255S" table:style-name="ce2">
            <text:p>06:01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5H6M0.508S" table:style-name="ce2">
            <text:p>06:00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Success</text:p>
          </table:table-cell>
          <table:table-cell office:value-type="float" office:value="80437" table:style-name="ce1">
            <text:p>80437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5H6M1.243S" table:style-name="ce2">
            <text:p>06:01.2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5H6M1.187S" table:style-name="ce2">
            <text:p>06:01.2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5H6M1.229S" table:style-name="ce2">
            <text:p>06:01.2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5H6M1.279S" table:style-name="ce2">
            <text:p>06:01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5H6M1.309S" table:style-name="ce2">
            <text:p>06:01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5H6M1.310S" table:style-name="ce2">
            <text:p>06:01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5H6M0.559S" table:style-name="ce2">
            <text:p>06:00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80437" table:style-name="ce1">
            <text:p>80437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5H6M1.135S" table:style-name="ce2">
            <text:p>06:01.1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5H6M1.322S" table:style-name="ce2">
            <text:p>06:01.3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5H6M1.295S" table:style-name="ce2">
            <text:p>06:01.3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5H6M0.603S" table:style-name="ce2">
            <text:p>06:0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78323" table:style-name="ce1">
            <text:p>78323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5H6M0.467S" table:style-name="ce2">
            <text:p>06:00.5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80437" table:style-name="ce1">
            <text:p>80437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5H6M0.495S" table:style-name="ce2">
            <text:p>06:00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80439" table:style-name="ce1">
            <text:p>80439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5H6M0.491S" table:style-name="ce2">
            <text:p>06:00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80439" table:style-name="ce1">
            <text:p>80439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5H6M1.022S" table:style-name="ce2">
            <text:p>06:01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5H6M0.504S" table:style-name="ce2">
            <text:p>06:00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80437" table:style-name="ce1">
            <text:p>80437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5H6M0.478S" table:style-name="ce2">
            <text:p>06:00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80437" table:style-name="ce1">
            <text:p>80437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5H6M0.503S" table:style-name="ce2">
            <text:p>06:00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80439" table:style-name="ce1">
            <text:p>80439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5H6M1.412S" table:style-name="ce2">
            <text:p>06:01.4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5H6M1.395S" table:style-name="ce2">
            <text:p>06:01.4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5H6M1.425S" table:style-name="ce2">
            <text:p>06:01.4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5H6M1.278S" table:style-name="ce2">
            <text:p>06:01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5H6M1.422S" table:style-name="ce2">
            <text:p>06:01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5H6M1.401S" table:style-name="ce2">
            <text:p>06:01.4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5H6M1.403S" table:style-name="ce2">
            <text:p>06:01.4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5H6M1.457S" table:style-name="ce2">
            <text:p>06:01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5H6M1.390S" table:style-name="ce2">
            <text:p>06:01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5H6M0.608S" table:style-name="ce2">
            <text:p>06:00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80482" table:style-name="ce1">
            <text:p>80482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5H6M1.470S" table:style-name="ce2">
            <text:p>06:01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5H6M1.434S" table:style-name="ce2">
            <text:p>06:01.4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5H6M1.325S" table:style-name="ce2">
            <text:p>06:01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5H6M1.394S" table:style-name="ce2">
            <text:p>06:01.4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5H6M0.254S" table:style-name="ce2">
            <text:p>06:00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5H6M1.391S" table:style-name="ce2">
            <text:p>06:01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5H6M1.332S" table:style-name="ce2">
            <text:p>06:01.3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5H6M1.479S" table:style-name="ce2">
            <text:p>06:01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5H6M1.488S" table:style-name="ce2">
            <text:p>06:01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5H6M1.461S" table:style-name="ce2">
            <text:p>06:01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5H6M1.492S" table:style-name="ce2">
            <text:p>06:01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5H6M1.441S" table:style-name="ce2">
            <text:p>06:01.4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5H6M1.512S" table:style-name="ce2">
            <text:p>06:01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5H6M1.535S" table:style-name="ce2">
            <text:p>06:01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5H6M1.498S" table:style-name="ce2">
            <text:p>06:01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5H6M1.470S" table:style-name="ce2">
            <text:p>06:01.5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5H6M1.536S" table:style-name="ce2">
            <text:p>06:01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5H6M1.466S" table:style-name="ce2">
            <text:p>06:01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5H6M1.513S" table:style-name="ce2">
            <text:p>06:01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5H6M1.514S" table:style-name="ce2">
            <text:p>06:01.5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5H6M1.481S" table:style-name="ce2">
            <text:p>06:01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5H6M1.509S" table:style-name="ce2">
            <text:p>06:01.5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5H6M1.523S" table:style-name="ce2">
            <text:p>06:01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5H6M1.555S" table:style-name="ce2">
            <text:p>06:01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5H6M1.540S" table:style-name="ce2">
            <text:p>06:01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5H6M1.530S" table:style-name="ce2">
            <text:p>06:01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5H6M1.557S" table:style-name="ce2">
            <text:p>06:01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5H6M1.551S" table:style-name="ce2">
            <text:p>06:01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90" table:style-name="ce1">
            <text:p>1390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5H6M1.573S" table:style-name="ce2">
            <text:p>06:01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5H6M1.567S" table:style-name="ce2">
            <text:p>06:01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5H6M1.579S" table:style-name="ce2">
            <text:p>06:01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5H6M1.590S" table:style-name="ce2">
            <text:p>06:01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42" table:style-name="ce1">
            <text:p>1442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5H6M1.248S" table:style-name="ce2">
            <text:p>06:01.2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5H6M1.655S" table:style-name="ce2">
            <text:p>06:01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5H6M1.672S" table:style-name="ce2">
            <text:p>06:01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5H6M1.680S" table:style-name="ce2">
            <text:p>06:01.7</text:p>
          </table:table-cell>
          <table:table-cell office:value-type="string" table:style-name="ce1">
            <text:p>TC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5H6M1.570S" table:style-name="ce2">
            <text:p>06:01.6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78327" table:style-name="ce1">
            <text:p>78327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5H6M1.582S" table:style-name="ce2">
            <text:p>06:01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78327" table:style-name="ce1">
            <text:p>78327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5H6M1.553S" table:style-name="ce2">
            <text:p>06:01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78327" table:style-name="ce1">
            <text:p>78327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5H6M1.560S" table:style-name="ce2">
            <text:p>06:01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78329" table:style-name="ce1">
            <text:p>78329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5H6M1.499S" table:style-name="ce2">
            <text:p>06:01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78327" table:style-name="ce1">
            <text:p>78327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5H6M2.024S" table:style-name="ce2">
            <text:p>06:02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5H6M1.391S" table:style-name="ce2">
            <text:p>06:01.4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5H6M2.101S" table:style-name="ce2">
            <text:p>06:02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5H6M1.408S" table:style-name="ce2">
            <text:p>06:01.4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plan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5H6M2.167S" table:style-name="ce2">
            <text:p>06:02.2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5H6M2.178S" table:style-name="ce2">
            <text:p>06:02.2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5H6M2.187S" table:style-name="ce2">
            <text:p>06:02.2</text:p>
          </table:table-cell>
          <table:table-cell office:value-type="string" table:style-name="ce1">
            <text:p>TC003_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5H6M0.247S" table:style-name="ce2">
            <text:p>06:00.2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2202" table:style-name="ce1">
            <text:p>2202</text:p>
          </table:table-cell>
          <table:table-cell office:value-type="string" table:style-name="ce1">
            <text:p>Success</text:p>
          </table:table-cell>
          <table:table-cell office:value-type="float" office:value="14336" table:style-name="ce1">
            <text:p>14336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5H5M57.018S" table:style-name="ce2">
            <text:p>05:57.0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5443" table:style-name="ce1">
            <text:p>5443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5H5M59.664S" table:style-name="ce2">
            <text:p>05:59.7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5H5M58.792S" table:style-name="ce2">
            <text:p>05:58.8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3692" table:style-name="ce1">
            <text:p>3692</text:p>
          </table:table-cell>
          <table:table-cell office:value-type="string" table:style-name="ce1">
            <text:p>Success</text:p>
          </table:table-cell>
          <table:table-cell office:value-type="float" office:value="47338" table:style-name="ce1">
            <text:p>4733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5H6M1.559S" table:style-name="ce2">
            <text:p>06:01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76210" table:style-name="ce1">
            <text:p>76210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5H6M2.487S" table:style-name="ce2">
            <text:p>06:02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5H6M2.668S" table:style-name="ce2">
            <text:p>06:02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5H6M2.464S" table:style-name="ce2">
            <text:p>06:02.5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5H6M2.452S" table:style-name="ce2">
            <text:p>06:02.5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5H5M58.874S" table:style-name="ce2">
            <text:p>05:58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3982" table:style-name="ce1">
            <text:p>3982</text:p>
          </table:table-cell>
          <table:table-cell office:value-type="string" table:style-name="ce1">
            <text:p>Success</text:p>
          </table:table-cell>
          <table:table-cell office:value-type="float" office:value="50839" table:style-name="ce1">
            <text:p>50839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5H6M2.822S" table:style-name="ce2">
            <text:p>06:02.8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5H6M2.815S" table:style-name="ce2">
            <text:p>06:02.8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5H6M2.859S" table:style-name="ce2">
            <text:p>06:02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5H6M2.868S" table:style-name="ce2">
            <text:p>06:02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5H6M2.878S" table:style-name="ce2">
            <text:p>06:02.9</text:p>
          </table:table-cell>
          <table:table-cell office:value-type="string" table:style-name="ce1">
            <text:p>TC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5H6M2.874S" table:style-name="ce2">
            <text:p>06:02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5H6M2.867S" table:style-name="ce2">
            <text:p>06:02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5H6M2.889S" table:style-name="ce2">
            <text:p>06:02.9</text:p>
          </table:table-cell>
          <table:table-cell office:value-type="string" table:style-name="ce1">
            <text:p>TC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5H5M59.666S" table:style-name="ce2">
            <text:p>05:59.7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304" table:style-name="ce1">
            <text:p>3304</text:p>
          </table:table-cell>
          <table:table-cell office:value-type="string" table:style-name="ce1">
            <text:p>Success</text:p>
          </table:table-cell>
          <table:table-cell office:value-type="float" office:value="51577" table:style-name="ce1">
            <text:p>51577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5H5M58.337S" table:style-name="ce2">
            <text:p>05:58.3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670" table:style-name="ce1">
            <text:p>4670</text:p>
          </table:table-cell>
          <table:table-cell office:value-type="string" table:style-name="ce1">
            <text:p>Success</text:p>
          </table:table-cell>
          <table:table-cell office:value-type="float" office:value="50839" table:style-name="ce1">
            <text:p>50839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5H5M59.736S" table:style-name="ce2">
            <text:p>05:59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3285" table:style-name="ce1">
            <text:p>3285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5H5M59.624S" table:style-name="ce2">
            <text:p>05:59.6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415" table:style-name="ce1">
            <text:p>3415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5H5M59.629S" table:style-name="ce2">
            <text:p>05:59.6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5H5M58.866S" table:style-name="ce2">
            <text:p>05:58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204" table:style-name="ce1">
            <text:p>4204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5H5M58.508S" table:style-name="ce2">
            <text:p>05:58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566" table:style-name="ce1">
            <text:p>4566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5H6M3.009S" table:style-name="ce2">
            <text:p>06:03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5H5M57.511S" table:style-name="ce2">
            <text:p>05:57.5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5576" table:style-name="ce1">
            <text:p>5576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5H6M3.076S" table:style-name="ce2">
            <text:p>06:03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5H6M3.085S" table:style-name="ce2">
            <text:p>06:03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5H6M3.072S" table:style-name="ce2">
            <text:p>06:03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5H6M3.098S" table:style-name="ce2">
            <text:p>06:03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5H6M2.682S" table:style-name="ce2">
            <text:p>06:02.7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52564" table:style-name="ce1">
            <text:p>52564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5H6M2.465S" table:style-name="ce2">
            <text:p>06:02.5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5H6M3.128S" table:style-name="ce2">
            <text:p>06:03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5H6M2.888S" table:style-name="ce2">
            <text:p>06:02.9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74096" table:style-name="ce1">
            <text:p>74096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5H6M3.146S" table:style-name="ce2">
            <text:p>06:03.1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5H6M3.163S" table:style-name="ce2">
            <text:p>06:03.2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5H6M3.176S" table:style-name="ce2">
            <text:p>06:03.2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out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5H6M3.294S" table:style-name="ce2">
            <text:p>06:03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5H6M3.324S" table:style-name="ce2">
            <text:p>06:03.3</text:p>
          </table:table-cell>
          <table:table-cell office:value-type="string" table:style-name="ce1">
            <text:p>TC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5H5M58.259S" table:style-name="ce2">
            <text:p>05:58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5092" table:style-name="ce1">
            <text:p>5092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5H6M1.548S" table:style-name="ce2">
            <text:p>06:01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5H6M1.242S" table:style-name="ce2">
            <text:p>06:01.2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5H6M3.362S" table:style-name="ce2">
            <text:p>06:03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5H6M0.460S" table:style-name="ce2">
            <text:p>06:00.5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5H6M3.353S" table:style-name="ce2">
            <text:p>06:03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5H6M3.402S" table:style-name="ce2">
            <text:p>06:03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5H6M3.133S" table:style-name="ce2">
            <text:p>06:03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72036" table:style-name="ce1">
            <text:p>72036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5H6M3.149S" table:style-name="ce2">
            <text:p>06:03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71980" table:style-name="ce1">
            <text:p>71980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5H6M3.123S" table:style-name="ce2">
            <text:p>06:03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71980" table:style-name="ce1">
            <text:p>71980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5H6M3.129S" table:style-name="ce2">
            <text:p>06:03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71982" table:style-name="ce1">
            <text:p>71982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5H6M3.438S" table:style-name="ce2">
            <text:p>06:03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5H6M3.023S" table:style-name="ce2">
            <text:p>06:03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71980" table:style-name="ce1">
            <text:p>71980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5H6M3.482S" table:style-name="ce2">
            <text:p>06:03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5H6M3.482S" table:style-name="ce2">
            <text:p>06:03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5H6M3.472S" table:style-name="ce2">
            <text:p>06:03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5H6M3.363S" table:style-name="ce2">
            <text:p>06:03.4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5H6M3.548S" table:style-name="ce2">
            <text:p>06:03.5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5H6M2.038S" table:style-name="ce2">
            <text:p>06:02.0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5H6M3.575S" table:style-name="ce2">
            <text:p>06:03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5H6M3.460S" table:style-name="ce2">
            <text:p>06:03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5H6M3.403S" table:style-name="ce2">
            <text:p>06:03.4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5H6M3.590S" table:style-name="ce2">
            <text:p>06:03.6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5H6M3.583S" table:style-name="ce2">
            <text:p>06:03.6</text:p>
          </table:table-cell>
          <table:table-cell office:value-type="string" table:style-name="ce1">
            <text:p>TC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5H6M3.601S" table:style-name="ce2">
            <text:p>06:03.6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5H6M3.608S" table:style-name="ce2">
            <text:p>06:03.6</text:p>
          </table:table-cell>
          <table:table-cell office:value-type="string" table:style-name="ce1">
            <text:p>TC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5H6M3.585S" table:style-name="ce2">
            <text:p>06:03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5H6M3.438S" table:style-name="ce2">
            <text:p>06:03.4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71883" table:style-name="ce1">
            <text:p>71883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5H6M3.733S" table:style-name="ce2">
            <text:p>06:03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5H6M3.088S" table:style-name="ce2">
            <text:p>06:03.1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5H6M3.777S" table:style-name="ce2">
            <text:p>06:03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5H6M3.796S" table:style-name="ce2">
            <text:p>06:03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016" table:style-name="ce1">
            <text:p>2016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5H6M3.820S" table:style-name="ce2">
            <text:p>06:03.8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016" table:style-name="ce1">
            <text:p>2016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5H6M3.495S" table:style-name="ce2">
            <text:p>06:03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5H6M3.850S" table:style-name="ce2">
            <text:p>06:03.9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69866" table:style-name="ce1">
            <text:p>69866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5H6M3.491S" table:style-name="ce2">
            <text:p>06:03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69864" table:style-name="ce1">
            <text:p>69864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5H6M3.992S" table:style-name="ce2">
            <text:p>06:04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5H6M3.991S" table:style-name="ce2">
            <text:p>06:04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5H6M3.581S" table:style-name="ce2">
            <text:p>06:03.6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5H6M4.090S" table:style-name="ce2">
            <text:p>06:04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5H6M1.597S" table:style-name="ce2">
            <text:p>06:01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Success</text:p>
          </table:table-cell>
          <table:table-cell office:value-type="float" office:value="44516" table:style-name="ce1">
            <text:p>44516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5H6M4.459S" table:style-name="ce2">
            <text:p>06:04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5H6M1.527S" table:style-name="ce2">
            <text:p>06:01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999" table:style-name="ce1">
            <text:p>2999</text:p>
          </table:table-cell>
          <table:table-cell office:value-type="string" table:style-name="ce1">
            <text:p>Success</text:p>
          </table:table-cell>
          <table:table-cell office:value-type="float" office:value="47339" table:style-name="ce1">
            <text:p>47339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5H6M1.590S" table:style-name="ce2">
            <text:p>06:01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943" table:style-name="ce1">
            <text:p>2943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5H6M4.502S" table:style-name="ce2">
            <text:p>06:04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5H6M1.474S" table:style-name="ce2">
            <text:p>06:01.5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5H6M1.595S" table:style-name="ce2">
            <text:p>06:01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979" table:style-name="ce1">
            <text:p>2979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5H6M4.536S" table:style-name="ce2">
            <text:p>06:04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5H6M4.005S" table:style-name="ce2">
            <text:p>06:04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5H6M2.012S" table:style-name="ce2">
            <text:p>06:02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566" table:style-name="ce1">
            <text:p>2566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5H6M3.760S" table:style-name="ce2">
            <text:p>06:03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5H5M59.617S" table:style-name="ce2">
            <text:p>05:59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4976" table:style-name="ce1">
            <text:p>4976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5H6M4.576S" table:style-name="ce2">
            <text:p>06:04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5H6M4.576S" table:style-name="ce2">
            <text:p>06:04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5H5M59.795S" table:style-name="ce2">
            <text:p>05:59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5H6M2.016S" table:style-name="ce2">
            <text:p>06:02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5H6M4.608S" table:style-name="ce2">
            <text:p>06:04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5H6M2.576S" table:style-name="ce2">
            <text:p>06:02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067" table:style-name="ce1">
            <text:p>2067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5H6M4.613S" table:style-name="ce2">
            <text:p>06:04.6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5H6M4.707S" table:style-name="ce2">
            <text:p>06:04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012" table:style-name="ce1">
            <text:p>2012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5H6M4.579S" table:style-name="ce2">
            <text:p>06:04.6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5H6M4.735S" table:style-name="ce2">
            <text:p>06:04.7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64" table:style-name="ce1">
            <text:p>2064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5H6M4.775S" table:style-name="ce2">
            <text:p>06:04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64" table:style-name="ce1">
            <text:p>2064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5H6M4.636S" table:style-name="ce2">
            <text:p>06:04.6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5H6M4.527S" table:style-name="ce2">
            <text:p>06:04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5H6M4.879S" table:style-name="ce2">
            <text:p>06:04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5H6M4.611S" table:style-name="ce2">
            <text:p>06:04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69866" table:style-name="ce1">
            <text:p>69866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5H6M4.912S" table:style-name="ce2">
            <text:p>06:04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5H6M4.640S" table:style-name="ce2">
            <text:p>06:04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69866" table:style-name="ce1">
            <text:p>69866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5H6M4.765S" table:style-name="ce2">
            <text:p>06:04.8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5H6M4.841S" table:style-name="ce2">
            <text:p>06:04.8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5H6M4.934S" table:style-name="ce2">
            <text:p>06:04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5H6M4.945S" table:style-name="ce2">
            <text:p>06:04.9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5H6M4.587S" table:style-name="ce2">
            <text:p>06:04.6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5H6M4.953S" table:style-name="ce2">
            <text:p>06:05.0</text:p>
          </table:table-cell>
          <table:table-cell office:value-type="string" table:style-name="ce1">
            <text:p>TC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5H6M4.945S" table:style-name="ce2">
            <text:p>06:04.9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5H6M4.934S" table:style-name="ce2">
            <text:p>06:04.9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5H6M4.954S" table:style-name="ce2">
            <text:p>06:05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5H6M4.959S" table:style-name="ce2">
            <text:p>06:05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5H6M4.972S" table:style-name="ce2">
            <text:p>06:05.0</text:p>
          </table:table-cell>
          <table:table-cell office:value-type="string" table:style-name="ce1">
            <text:p>TC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5H6M4.572S" table:style-name="ce2">
            <text:p>06:04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5H6M4.986S" table:style-name="ce2">
            <text:p>06:05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5H6M4.579S" table:style-name="ce2">
            <text:p>06:04.6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5H6M5.047S" table:style-name="ce2">
            <text:p>06:05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5H6M4.570S" table:style-name="ce2">
            <text:p>06:04.6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65678" table:style-name="ce1">
            <text:p>65678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5H6M5.165S" table:style-name="ce2">
            <text:p>06:05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5H6M4.797S" table:style-name="ce2">
            <text:p>06:04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65631" table:style-name="ce1">
            <text:p>6563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5H6M2.008S" table:style-name="ce2">
            <text:p>06:02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627" table:style-name="ce1">
            <text:p>3627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5H6M1.463S" table:style-name="ce2">
            <text:p>06:01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4314" table:style-name="ce1">
            <text:p>4314</text:p>
          </table:table-cell>
          <table:table-cell office:value-type="string" table:style-name="ce1">
            <text:p>Success</text:p>
          </table:table-cell>
          <table:table-cell office:value-type="float" office:value="52566" table:style-name="ce1">
            <text:p>52566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5H6M1.203S" table:style-name="ce2">
            <text:p>06:01.2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4625" table:style-name="ce1">
            <text:p>4625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5H6M1.572S" table:style-name="ce2">
            <text:p>06:01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267" table:style-name="ce1">
            <text:p>4267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5H6M3.265S" table:style-name="ce2">
            <text:p>06:03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575" table:style-name="ce1">
            <text:p>2575</text:p>
          </table:table-cell>
          <table:table-cell office:value-type="string" table:style-name="ce1">
            <text:p>Success</text:p>
          </table:table-cell>
          <table:table-cell office:value-type="float" office:value="53660" table:style-name="ce1">
            <text:p>53660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5H6M5.831S" table:style-name="ce2">
            <text:p>06:05.8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5H6M3.044S" table:style-name="ce2">
            <text:p>06:03.0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5H6M2.000S" table:style-name="ce2">
            <text:p>06:02.0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897" table:style-name="ce1">
            <text:p>3897</text:p>
          </table:table-cell>
          <table:table-cell office:value-type="string" table:style-name="ce1">
            <text:p>Success</text:p>
          </table:table-cell>
          <table:table-cell office:value-type="float" office:value="51577" table:style-name="ce1">
            <text:p>51577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5H6M5.841S" table:style-name="ce2">
            <text:p>06:05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5H6M3.992S" table:style-name="ce2">
            <text:p>06:04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5H6M1.620S" table:style-name="ce2">
            <text:p>06:01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301" table:style-name="ce1">
            <text:p>4301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5H6M3.041S" table:style-name="ce2">
            <text:p>06:03.0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5H6M5.381S" table:style-name="ce2">
            <text:p>06:05.4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5H6M2.114S" table:style-name="ce2">
            <text:p>06:02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5H6M1.584S" table:style-name="ce2">
            <text:p>06:01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4352" table:style-name="ce1">
            <text:p>4352</text:p>
          </table:table-cell>
          <table:table-cell office:value-type="string" table:style-name="ce1">
            <text:p>Success</text:p>
          </table:table-cell>
          <table:table-cell office:value-type="float" office:value="50838" table:style-name="ce1">
            <text:p>50838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5H6M5.921S" table:style-name="ce2">
            <text:p>06:05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5H6M5.879S" table:style-name="ce2">
            <text:p>06:05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5H6M5.931S" table:style-name="ce2">
            <text:p>06:05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5H6M5.937S" table:style-name="ce2">
            <text:p>06:05.9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5H6M5.902S" table:style-name="ce2">
            <text:p>06:05.9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5H6M3.507S" table:style-name="ce2">
            <text:p>06:03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Success</text:p>
          </table:table-cell>
          <table:table-cell office:value-type="float" office:value="53660" table:style-name="ce1">
            <text:p>53660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5H6M5.944S" table:style-name="ce2">
            <text:p>06:05.9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5H6M5.944S" table:style-name="ce2">
            <text:p>06:05.9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5H6M5.967S" table:style-name="ce2">
            <text:p>06:06.0</text:p>
          </table:table-cell>
          <table:table-cell office:value-type="string" table:style-name="ce1">
            <text:p>TC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5H6M5.951S" table:style-name="ce2">
            <text:p>06:06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5H6M5.945S" table:style-name="ce2">
            <text:p>06:05.9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5H6M5.778S" table:style-name="ce2">
            <text:p>06:05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65691" table:style-name="ce1">
            <text:p>65691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5H6M5.899S" table:style-name="ce2">
            <text:p>06:05.9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5H6M5.843S" table:style-name="ce2">
            <text:p>06:05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5H6M6.082S" table:style-name="ce2">
            <text:p>06:06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5H6M5.953S" table:style-name="ce2">
            <text:p>06:06.0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63517" table:style-name="ce1">
            <text:p>63517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5H6M5.964S" table:style-name="ce2">
            <text:p>06:06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63515" table:style-name="ce1">
            <text:p>63515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5H6M6.132S" table:style-name="ce2">
            <text:p>06:06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5H6M6.145S" table:style-name="ce2">
            <text:p>06:06.1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5H6M5.958S" table:style-name="ce2">
            <text:p>06:06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5H6M6.207S" table:style-name="ce2">
            <text:p>06:06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5H6M5.976S" table:style-name="ce2">
            <text:p>06:06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63515" table:style-name="ce1">
            <text:p>63515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5H6M6.241S" table:style-name="ce2">
            <text:p>06:06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5H6M5.925S" table:style-name="ce2">
            <text:p>06:05.9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5H6M6.269S" table:style-name="ce2">
            <text:p>06:06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5H6M6.293S" table:style-name="ce2">
            <text:p>06:06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5H6M5.179S" table:style-name="ce2">
            <text:p>06:05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Success</text:p>
          </table:table-cell>
          <table:table-cell office:value-type="float" office:value="47339" table:style-name="ce1">
            <text:p>47339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5H6M5.881S" table:style-name="ce2">
            <text:p>06:05.9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5H6M6.321S" table:style-name="ce2">
            <text:p>06:06.3</text:p>
          </table:table-cell>
          <table:table-cell office:value-type="string" table:style-name="ce1">
            <text:p>TC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5H6M5.108S" table:style-name="ce2">
            <text:p>06:05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5H6M6.326S" table:style-name="ce2">
            <text:p>06:06.3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5H6M1.450S" table:style-name="ce2">
            <text:p>06:01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93505" table:style-name="ce1">
            <text:p>93505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5H6M6.359S" table:style-name="ce2">
            <text:p>06:06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5H6M6.372S" table:style-name="ce2">
            <text:p>06:06.4</text:p>
          </table:table-cell>
          <table:table-cell office:value-type="string" table:style-name="ce1">
            <text:p>TC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5H6M6.370S" table:style-name="ce2">
            <text:p>06:06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5H6M6.422S" table:style-name="ce2">
            <text:p>06:06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5H6M6.439S" table:style-name="ce2">
            <text:p>06:06.4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112" table:style-name="ce1">
            <text:p>2112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5H6M6.457S" table:style-name="ce2">
            <text:p>06:06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112" table:style-name="ce1">
            <text:p>2112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5H6M6.064S" table:style-name="ce2">
            <text:p>06:06.1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5H6M6.063S" table:style-name="ce2">
            <text:p>06:06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5H6M6.749S" table:style-name="ce2">
            <text:p>06:06.7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5H6M6.756S" table:style-name="ce2">
            <text:p>06:06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5H6M6.763S" table:style-name="ce2">
            <text:p>06:06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5H6M6.772S" table:style-name="ce2">
            <text:p>06:06.8</text:p>
          </table:table-cell>
          <table:table-cell office:value-type="string" table:style-name="ce1">
            <text:p>TC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5H6M6.478S" table:style-name="ce2">
            <text:p>06:06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57166" table:style-name="ce1">
            <text:p>57166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5H6M6.321S" table:style-name="ce2">
            <text:p>06:06.3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5H6M6.355S" table:style-name="ce2">
            <text:p>06:06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57164" table:style-name="ce1">
            <text:p>57164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5H6M7.013S" table:style-name="ce2">
            <text:p>06:07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5H6M7.014S" table:style-name="ce2">
            <text:p>06:07.0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5H6M7.145S" table:style-name="ce2">
            <text:p>06:07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5H6M4.644S" table:style-name="ce2">
            <text:p>06:04.6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5H6M7.256S" table:style-name="ce2">
            <text:p>06:07.3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5H6M3.620S" table:style-name="ce2">
            <text:p>06:03.6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789" table:style-name="ce1">
            <text:p>3789</text:p>
          </table:table-cell>
          <table:table-cell office:value-type="string" table:style-name="ce1">
            <text:p>Success</text:p>
          </table:table-cell>
          <table:table-cell office:value-type="float" office:value="47857" table:style-name="ce1">
            <text:p>4785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5H6M7.376S" table:style-name="ce2">
            <text:p>06:07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5H6M7.411S" table:style-name="ce2">
            <text:p>06:07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5H6M7.436S" table:style-name="ce2">
            <text:p>06:07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5H6M4.105S" table:style-name="ce2">
            <text:p>06:04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5H6M4.006S" table:style-name="ce2">
            <text:p>06:04.0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5H6M3.515S" table:style-name="ce2">
            <text:p>06:03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3955" table:style-name="ce1">
            <text:p>3955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5H6M3.513S" table:style-name="ce2">
            <text:p>06:03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3961" table:style-name="ce1">
            <text:p>3961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5H6M2.973S" table:style-name="ce2">
            <text:p>06:03.0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4501" table:style-name="ce1">
            <text:p>4501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5H6M7.420S" table:style-name="ce2">
            <text:p>06:07.4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5H6M7.481S" table:style-name="ce2">
            <text:p>06:07.5</text:p>
          </table:table-cell>
          <table:table-cell office:value-type="string" table:style-name="ce1">
            <text:p>TC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5H6M7.464S" table:style-name="ce2">
            <text:p>06:07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5H6M6.997S" table:style-name="ce2">
            <text:p>06:07.0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51576" table:style-name="ce1">
            <text:p>51576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5H6M4.932S" table:style-name="ce2">
            <text:p>06:04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5H6M5.637S" table:style-name="ce2">
            <text:p>06:05.6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5H6M6.160S" table:style-name="ce2">
            <text:p>06:06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5H6M4.972S" table:style-name="ce2">
            <text:p>06:05.0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5H6M7.488S" table:style-name="ce2">
            <text:p>06:07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5H6M7.475S" table:style-name="ce2">
            <text:p>06:07.5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5H6M7.475S" table:style-name="ce2">
            <text:p>06:07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5H6M7.778S" table:style-name="ce2">
            <text:p>06:07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5H6M7.779S" table:style-name="ce2">
            <text:p>06:07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5H6M7.791S" table:style-name="ce2">
            <text:p>06:07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5H6M7.814S" table:style-name="ce2">
            <text:p>06:07.8</text:p>
          </table:table-cell>
          <table:table-cell office:value-type="string" table:style-name="ce1">
            <text:p>TC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5H6M7.464S" table:style-name="ce2">
            <text:p>06:07.5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54959" table:style-name="ce1">
            <text:p>54959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5H6M7.471S" table:style-name="ce2">
            <text:p>06:07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5H6M7.854S" table:style-name="ce2">
            <text:p>06:07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5H6M7.838S" table:style-name="ce2">
            <text:p>06:07.8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5H6M7.870S" table:style-name="ce2">
            <text:p>06:07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5H6M7.532S" table:style-name="ce2">
            <text:p>06:07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5H6M7.519S" table:style-name="ce2">
            <text:p>06:07.5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plan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5H6M7.998S" table:style-name="ce2">
            <text:p>06:08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5H6M8.000S" table:style-name="ce2">
            <text:p>06:08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5H6M8.020S" table:style-name="ce2">
            <text:p>06:08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5H6M8.035S" table:style-name="ce2">
            <text:p>06:08.0</text:p>
          </table:table-cell>
          <table:table-cell office:value-type="string" table:style-name="ce1">
            <text:p>TC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5H6M7.495S" table:style-name="ce2">
            <text:p>06:07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5H6M7.536S" table:style-name="ce2">
            <text:p>06:07.5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50826" table:style-name="ce1">
            <text:p>50826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5H6M8.051S" table:style-name="ce2">
            <text:p>06:08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5H6M8.057S" table:style-name="ce2">
            <text:p>06:08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5H6M8.706S" table:style-name="ce2">
            <text:p>06:08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5H6M6.119S" table:style-name="ce2">
            <text:p>06:06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Success</text:p>
          </table:table-cell>
          <table:table-cell office:value-type="float" office:value="59738" table:style-name="ce1">
            <text:p>59738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5H6M4.904S" table:style-name="ce2">
            <text:p>06:04.9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Success</text:p>
          </table:table-cell>
          <table:table-cell office:value-type="float" office:value="52566" table:style-name="ce1">
            <text:p>52566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5H6M5.928S" table:style-name="ce2">
            <text:p>06:05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5H6M4.595S" table:style-name="ce2">
            <text:p>06:04.6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4235" table:style-name="ce1">
            <text:p>4235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5H6M8.830S" table:style-name="ce2">
            <text:p>06:08.8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5H6M8.822S" table:style-name="ce2">
            <text:p>06:08.8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5H6M8.851S" table:style-name="ce2">
            <text:p>06:08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5H6M8.859S" table:style-name="ce2">
            <text:p>06:08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5H6M6.253S" table:style-name="ce2">
            <text:p>06:06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5H6M5.918S" table:style-name="ce2">
            <text:p>06:05.9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5H6M5.978S" table:style-name="ce2">
            <text:p>06:06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5H6M7.870S" table:style-name="ce2">
            <text:p>06:07.9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5H6M8.922S" table:style-name="ce2">
            <text:p>06:08.9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5H6M8.947S" table:style-name="ce2">
            <text:p>06:08.9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5H6M4.963S" table:style-name="ce2">
            <text:p>06:05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4013" table:style-name="ce1">
            <text:p>4013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5H6M8.966S" table:style-name="ce2">
            <text:p>06:09.0</text:p>
          </table:table-cell>
          <table:table-cell office:value-type="string" table:style-name="ce1">
            <text:p>TC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5H6M8.975S" table:style-name="ce2">
            <text:p>06:09.0</text:p>
          </table:table-cell>
          <table:table-cell office:value-type="string" table:style-name="ce1">
            <text:p>TC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5H6M6.773S" table:style-name="ce2">
            <text:p>06:06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Success</text:p>
          </table:table-cell>
          <table:table-cell office:value-type="float" office:value="47861" table:style-name="ce1">
            <text:p>4786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5H6M8.984S" table:style-name="ce2">
            <text:p>06:09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5H6M8.013S" table:style-name="ce2">
            <text:p>06:08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5H6M8.959S" table:style-name="ce2">
            <text:p>06:09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5H6M7.027S" table:style-name="ce2">
            <text:p>06:07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Success</text:p>
          </table:table-cell>
          <table:table-cell office:value-type="float" office:value="52566" table:style-name="ce1">
            <text:p>52566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5H6M6.235S" table:style-name="ce2">
            <text:p>06:06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59738" table:style-name="ce1">
            <text:p>59738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5H6M4.997S" table:style-name="ce2">
            <text:p>06:05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4026" table:style-name="ce1">
            <text:p>4026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5H6M6.154S" table:style-name="ce2">
            <text:p>06:06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898" table:style-name="ce1">
            <text:p>2898</text:p>
          </table:table-cell>
          <table:table-cell office:value-type="string" table:style-name="ce1">
            <text:p>Success</text:p>
          </table:table-cell>
          <table:table-cell office:value-type="float" office:value="53661" table:style-name="ce1">
            <text:p>5366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5H6M9.006S" table:style-name="ce2">
            <text:p>06:09.0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5H6M8.064S" table:style-name="ce2">
            <text:p>06:08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5H6M8.952S" table:style-name="ce2">
            <text:p>06:09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5H6M9.070S" table:style-name="ce2">
            <text:p>06:09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5H6M8.772S" table:style-name="ce2">
            <text:p>06:08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6592" table:style-name="ce1">
            <text:p>46592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5H6M8.816S" table:style-name="ce2">
            <text:p>06:08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46648" table:style-name="ce1">
            <text:p>46648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5H6M8.957S" table:style-name="ce2">
            <text:p>06:09.0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5H6M8.978S" table:style-name="ce2">
            <text:p>06:09.0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5H6M9.392S" table:style-name="ce2">
            <text:p>06:09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5H6M9.401S" table:style-name="ce2">
            <text:p>06:09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5H6M9.407S" table:style-name="ce2">
            <text:p>06:09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5H6M9.155S" table:style-name="ce2">
            <text:p>06:09.2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5H6M9.440S" table:style-name="ce2">
            <text:p>06:09.4</text:p>
          </table:table-cell>
          <table:table-cell office:value-type="string" table:style-name="ce1">
            <text:p>TC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5H6M9.122S" table:style-name="ce2">
            <text:p>06:09.1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5H6M9.446S" table:style-name="ce2">
            <text:p>06:09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5H6M9.460S" table:style-name="ce2">
            <text:p>06:09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5H6M9.053S" table:style-name="ce2">
            <text:p>06:09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5H6M9.717S" table:style-name="ce2">
            <text:p>06:09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74" table:style-name="ce1">
            <text:p>374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5H6M9.010S" table:style-name="ce2">
            <text:p>06:09.0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44476" table:style-name="ce1">
            <text:p>44476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5H6M9.019S" table:style-name="ce2">
            <text:p>06:09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44534" table:style-name="ce1">
            <text:p>44534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5H6M9.022S" table:style-name="ce2">
            <text:p>06:09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Success</text:p>
          </table:table-cell>
          <table:table-cell office:value-type="float" office:value="44474" table:style-name="ce1">
            <text:p>44474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5H6M9.024S" table:style-name="ce2">
            <text:p>06:09.0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44476" table:style-name="ce1">
            <text:p>44476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5H6M9.069S" table:style-name="ce2">
            <text:p>06:09.1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44473" table:style-name="ce1">
            <text:p>44473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5H6M9.899S" table:style-name="ce2">
            <text:p>06:09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5H6M8.966S" table:style-name="ce2">
            <text:p>06:09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44474" table:style-name="ce1">
            <text:p>44474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5H6M10.018S" table:style-name="ce2">
            <text:p>06:10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5H6M9.809S" table:style-name="ce2">
            <text:p>06:09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5H6M10.085S" table:style-name="ce2">
            <text:p>06:10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5H6M9.806S" table:style-name="ce2">
            <text:p>06:09.8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5H6M10.136S" table:style-name="ce2">
            <text:p>06:10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5H6M9.803S" table:style-name="ce2">
            <text:p>06:09.8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5H6M10.170S" table:style-name="ce2">
            <text:p>06:10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5H6M9.798S" table:style-name="ce2">
            <text:p>06:09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5H6M10.211S" table:style-name="ce2">
            <text:p>06:10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5H6M10.026S" table:style-name="ce2">
            <text:p>06:10.0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5H6M10.466S" table:style-name="ce2">
            <text:p>06:10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5H6M7.490S" table:style-name="ce2">
            <text:p>06:07.5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3539" table:style-name="ce1">
            <text:p>3539</text:p>
          </table:table-cell>
          <table:table-cell office:value-type="string" table:style-name="ce1">
            <text:p>Success</text:p>
          </table:table-cell>
          <table:table-cell office:value-type="float" office:value="59633" table:style-name="ce1">
            <text:p>59633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5H6M11.029S" table:style-name="ce2">
            <text:p>06:11.0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5H6M11.066S" table:style-name="ce2">
            <text:p>06:11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5H6M9.773S" table:style-name="ce2">
            <text:p>06:09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5H6M7.810S" table:style-name="ce2">
            <text:p>06:07.8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3310" table:style-name="ce1">
            <text:p>3310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5H6M11.095S" table:style-name="ce2">
            <text:p>06:11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5H6M11.125S" table:style-name="ce2">
            <text:p>06:11.1</text:p>
          </table:table-cell>
          <table:table-cell office:value-type="string" table:style-name="ce1">
            <text:p>TC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5H6M9.437S" table:style-name="ce2">
            <text:p>06:09.4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5H6M11.097S" table:style-name="ce2">
            <text:p>06:11.1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2361" table:style-name="ce1">
            <text:p>42361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5H6M11.121S" table:style-name="ce2">
            <text:p>06:11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2361" table:style-name="ce1">
            <text:p>42361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5H6M11.153S" table:style-name="ce2">
            <text:p>06:11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2359" table:style-name="ce1">
            <text:p>42359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5H6M11.190S" table:style-name="ce2">
            <text:p>06:11.2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5H6M11.715S" table:style-name="ce2">
            <text:p>06:11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5H6M11.218S" table:style-name="ce2">
            <text:p>06:11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5H6M11.751S" table:style-name="ce2">
            <text:p>06:11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time" office:time-value="PT15H6M11.191S" table:style-name="ce2">
            <text:p>06:11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time" office:time-value="PT15H6M12.125S" table:style-name="ce2">
            <text:p>06:12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time" office:time-value="PT15H6M7.539S" table:style-name="ce2">
            <text:p>06:07.5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751" table:style-name="ce1">
            <text:p>4751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time" office:time-value="PT15H6M12.292S" table:style-name="ce2">
            <text:p>06:12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time" office:time-value="PT15H6M7.883S" table:style-name="ce2">
            <text:p>06:07.9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4424" table:style-name="ce1">
            <text:p>4424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time" office:time-value="PT15H6M12.308S" table:style-name="ce2">
            <text:p>06:12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time" office:time-value="PT15H6M12.326S" table:style-name="ce2">
            <text:p>06:12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time" office:time-value="PT15H6M7.460S" table:style-name="ce2">
            <text:p>06:07.5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5650" table:style-name="ce1">
            <text:p>5650</text:p>
          </table:table-cell>
          <table:table-cell office:value-type="string" table:style-name="ce1">
            <text:p>Success</text:p>
          </table:table-cell>
          <table:table-cell office:value-type="float" office:value="48664" table:style-name="ce1">
            <text:p>48664</text:p>
          </table:table-cell>
          <table:table-cell table:number-columns-repeated="16377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time" office:time-value="PT15H6M7.156S" table:style-name="ce2">
            <text:p>06:07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963" table:style-name="ce1">
            <text:p>5963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time" office:time-value="PT15H6M9.013S" table:style-name="ce2">
            <text:p>06:09.0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4131" table:style-name="ce1">
            <text:p>4131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time" office:time-value="PT15H6M10.181S" table:style-name="ce2">
            <text:p>06:10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2965" table:style-name="ce1">
            <text:p>2965</text:p>
          </table:table-cell>
          <table:table-cell office:value-type="string" table:style-name="ce1">
            <text:p>Success</text:p>
          </table:table-cell>
          <table:table-cell office:value-type="float" office:value="47861" table:style-name="ce1">
            <text:p>47861</text:p>
          </table:table-cell>
          <table:table-cell table:number-columns-repeated="16377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time" office:time-value="PT15H6M8.719S" table:style-name="ce2">
            <text:p>06:08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4427" table:style-name="ce1">
            <text:p>4427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time" office:time-value="PT15H6M10.097S" table:style-name="ce2">
            <text:p>06:10.1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064" table:style-name="ce1">
            <text:p>3064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time" office:time-value="PT15H6M13.113S" table:style-name="ce2">
            <text:p>06:13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time" office:time-value="PT15H6M13.147S" table:style-name="ce2">
            <text:p>06:13.1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time" office:time-value="PT15H6M9.112S" table:style-name="ce2">
            <text:p>06:09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Success</text:p>
          </table:table-cell>
          <table:table-cell office:value-type="float" office:value="59740" table:style-name="ce1">
            <text:p>59740</text:p>
          </table:table-cell>
          <table:table-cell table:number-columns-repeated="16377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time" office:time-value="PT15H6M9.058S" table:style-name="ce2">
            <text:p>06:09.1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115" table:style-name="ce1">
            <text:p>4115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time" office:time-value="PT15H6M13.148S" table:style-name="ce2">
            <text:p>06:13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time" office:time-value="PT15H6M13.122S" table:style-name="ce2">
            <text:p>06:13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time" office:time-value="PT15H6M13.176S" table:style-name="ce2">
            <text:p>06:13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time" office:time-value="PT15H6M13.183S" table:style-name="ce2">
            <text:p>06:13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time" office:time-value="PT15H6M13.162S" table:style-name="ce2">
            <text:p>06:13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time" office:time-value="PT15H6M13.180S" table:style-name="ce2">
            <text:p>06:13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time" office:time-value="PT15H6M13.171S" table:style-name="ce2">
            <text:p>06:13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time" office:time-value="PT15H6M13.146S" table:style-name="ce2">
            <text:p>06:13.1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2359" table:style-name="ce1">
            <text:p>42359</text:p>
          </table:table-cell>
          <table:table-cell table:number-columns-repeated="16377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time" office:time-value="PT15H6M13.212S" table:style-name="ce2">
            <text:p>06:13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time" office:time-value="PT15H6M13.172S" table:style-name="ce2">
            <text:p>06:13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2361" table:style-name="ce1">
            <text:p>42361</text:p>
          </table:table-cell>
          <table:table-cell table:number-columns-repeated="16377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time" office:time-value="PT15H6M13.246S" table:style-name="ce2">
            <text:p>06:13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time" office:time-value="PT15H6M14.040S" table:style-name="ce2">
            <text:p>06:14.0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time" office:time-value="PT15H6M9.483S" table:style-name="ce2">
            <text:p>06:09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4983" table:style-name="ce1">
            <text:p>4983</text:p>
          </table:table-cell>
          <table:table-cell office:value-type="string" table:style-name="ce1">
            <text:p>Success</text:p>
          </table:table-cell>
          <table:table-cell office:value-type="float" office:value="54179" table:style-name="ce1">
            <text:p>54179</text:p>
          </table:table-cell>
          <table:table-cell table:number-columns-repeated="16377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time" office:time-value="PT15H6M14.467S" table:style-name="ce2">
            <text:p>06:14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time" office:time-value="PT15H6M14.480S" table:style-name="ce2">
            <text:p>06:14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time" office:time-value="PT15H6M9.462S" table:style-name="ce2">
            <text:p>06:09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169" table:style-name="ce1">
            <text:p>5169</text:p>
          </table:table-cell>
          <table:table-cell office:value-type="string" table:style-name="ce1">
            <text:p>Success</text:p>
          </table:table-cell>
          <table:table-cell office:value-type="float" office:value="47861" table:style-name="ce1">
            <text:p>47861</text:p>
          </table:table-cell>
          <table:table-cell table:number-columns-repeated="16377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time" office:time-value="PT15H6M10.150S" table:style-name="ce2">
            <text:p>06:10.1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4488" table:style-name="ce1">
            <text:p>4488</text:p>
          </table:table-cell>
          <table:table-cell office:value-type="string" table:style-name="ce1">
            <text:p>Success</text:p>
          </table:table-cell>
          <table:table-cell office:value-type="float" office:value="54179" table:style-name="ce1">
            <text:p>54179</text:p>
          </table:table-cell>
          <table:table-cell table:number-columns-repeated="16377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time" office:time-value="PT15H6M14.633S" table:style-name="ce2">
            <text:p>06:14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time" office:time-value="PT15H6M14.640S" table:style-name="ce2">
            <text:p>06:14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time" office:time-value="PT15H6M14.651S" table:style-name="ce2">
            <text:p>06:14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time" office:time-value="PT15H6M14.655S" table:style-name="ce2">
            <text:p>06:14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time" office:time-value="PT15H6M10.223S" table:style-name="ce2">
            <text:p>06:10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time" office:time-value="PT15H6M15.510S" table:style-name="ce2">
            <text:p>06:15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time" office:time-value="PT15H6M10.477S" table:style-name="ce2">
            <text:p>06:10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065" table:style-name="ce1">
            <text:p>5065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time" office:time-value="PT15H6M10.030S" table:style-name="ce2">
            <text:p>06:10.0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515" table:style-name="ce1">
            <text:p>5515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time" office:time-value="PT15H6M12.137S" table:style-name="ce2">
            <text:p>06:12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time" office:time-value="PT15H6M11.771S" table:style-name="ce2">
            <text:p>06:11.8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777" table:style-name="ce1">
            <text:p>3777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time" office:time-value="PT15H6M13.226S" table:style-name="ce2">
            <text:p>06:13.2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21612" table:style-name="ce1">
            <text:p>21612</text:p>
          </table:table-cell>
          <table:table-cell table:number-columns-repeated="16377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time" office:time-value="PT15H6M15.538S" table:style-name="ce2">
            <text:p>06:15.5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time" office:time-value="PT15H6M12.304S" table:style-name="ce2">
            <text:p>06:12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time" office:time-value="PT15H6M15.552S" table:style-name="ce2">
            <text:p>06:15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time" office:time-value="PT15H6M15.548S" table:style-name="ce2">
            <text:p>06:15.5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time" office:time-value="PT15H6M15.549S" table:style-name="ce2">
            <text:p>06:15.5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time" office:time-value="PT15H6M15.551S" table:style-name="ce2">
            <text:p>06:15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time" office:time-value="PT15H6M15.576S" table:style-name="ce2">
            <text:p>06:15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time" office:time-value="PT15H6M15.582S" table:style-name="ce2">
            <text:p>06:15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time" office:time-value="PT15H6M15.545S" table:style-name="ce2">
            <text:p>06:15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time" office:time-value="PT15H6M15.580S" table:style-name="ce2">
            <text:p>06:15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time" office:time-value="PT15H6M15.573S" table:style-name="ce2">
            <text:p>06:15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time" office:time-value="PT15H6M15.614S" table:style-name="ce2">
            <text:p>06:15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time" office:time-value="PT15H6M15.610S" table:style-name="ce2">
            <text:p>06:15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time" office:time-value="PT15H6M15.629S" table:style-name="ce2">
            <text:p>06:15.6</text:p>
          </table:table-cell>
          <table:table-cell office:value-type="string" table:style-name="ce1">
            <text:p>TC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time" office:time-value="PT15H6M15.565S" table:style-name="ce2">
            <text:p>06:15.6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0245" table:style-name="ce1">
            <text:p>40245</text:p>
          </table:table-cell>
          <table:table-cell table:number-columns-repeated="16377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time" office:time-value="PT15H6M13.198S" table:style-name="ce2">
            <text:p>06:13.2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time" office:time-value="PT15H6M16.745S" table:style-name="ce2">
            <text:p>06:16.7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40302" table:style-name="ce1">
            <text:p>40302</text:p>
          </table:table-cell>
          <table:table-cell table:number-columns-repeated="16377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time" office:time-value="PT15H6M13.213S" table:style-name="ce2">
            <text:p>06:13.2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216" table:style-name="ce1">
            <text:p>4216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time" office:time-value="PT15H6M17.431S" table:style-name="ce2">
            <text:p>06:17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time" office:time-value="PT15H6M11.727S" table:style-name="ce2">
            <text:p>06:11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724" table:style-name="ce1">
            <text:p>5724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time" office:time-value="PT15H6M17.454S" table:style-name="ce2">
            <text:p>06:1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time" office:time-value="PT15H6M17.465S" table:style-name="ce2">
            <text:p>06:1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time" office:time-value="PT15H6M17.445S" table:style-name="ce2">
            <text:p>06:17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time" office:time-value="PT15H6M13.169S" table:style-name="ce2">
            <text:p>06:13.2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48664" table:style-name="ce1">
            <text:p>48664</text:p>
          </table:table-cell>
          <table:table-cell table:number-columns-repeated="16377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time" office:time-value="PT15H6M17.510S" table:style-name="ce2">
            <text:p>06:17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40302" table:style-name="ce1">
            <text:p>40302</text:p>
          </table:table-cell>
          <table:table-cell table:number-columns-repeated="16377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time" office:time-value="PT15H6M13.208S" table:style-name="ce2">
            <text:p>06:13.2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857" table:style-name="ce1">
            <text:p>4857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time" office:time-value="PT15H6M12.338S" table:style-name="ce2">
            <text:p>06:12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5730" table:style-name="ce1">
            <text:p>573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time" office:time-value="PT15H6M13.212S" table:style-name="ce2">
            <text:p>06:13.2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864" table:style-name="ce1">
            <text:p>4864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time" office:time-value="PT15H6M18.066S" table:style-name="ce2">
            <text:p>06:18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time" office:time-value="PT15H6M18.070S" table:style-name="ce2">
            <text:p>06:18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time" office:time-value="PT15H6M18.077S" table:style-name="ce2">
            <text:p>06:18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time" office:time-value="PT15H6M18.041S" table:style-name="ce2">
            <text:p>06:18.0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0298" table:style-name="ce1">
            <text:p>40298</text:p>
          </table:table-cell>
          <table:table-cell table:number-columns-repeated="16377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time" office:time-value="PT15H6M15.564S" table:style-name="ce2">
            <text:p>06:15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018" table:style-name="ce1">
            <text:p>3018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time" office:time-value="PT15H6M18.585S" table:style-name="ce2">
            <text:p>06:18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time" office:time-value="PT15H6M18.602S" table:style-name="ce2">
            <text:p>06:18.6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time" office:time-value="PT15H6M18.721S" table:style-name="ce2">
            <text:p>06:18.7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0251" table:style-name="ce1">
            <text:p>40251</text:p>
          </table:table-cell>
          <table:table-cell table:number-columns-repeated="16377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time" office:time-value="PT15H6M15.612S" table:style-name="ce2">
            <text:p>06:15.6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317" table:style-name="ce1">
            <text:p>3317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time" office:time-value="PT15H6M18.931S" table:style-name="ce2">
            <text:p>06:18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time" office:time-value="PT15H6M14.672S" table:style-name="ce2">
            <text:p>06:14.7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301" table:style-name="ce1">
            <text:p>4301</text:p>
          </table:table-cell>
          <table:table-cell office:value-type="string" table:style-name="ce1">
            <text:p>Success</text:p>
          </table:table-cell>
          <table:table-cell office:value-type="float" office:value="54986" table:style-name="ce1">
            <text:p>54986</text:p>
          </table:table-cell>
          <table:table-cell table:number-columns-repeated="16377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time" office:time-value="PT15H6M18.975S" table:style-name="ce2">
            <text:p>06:19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time" office:time-value="PT15H6M18.946S" table:style-name="ce2">
            <text:p>06:18.9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time" office:time-value="PT15H6M19.029S" table:style-name="ce2">
            <text:p>06:19.0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0251" table:style-name="ce1">
            <text:p>40251</text:p>
          </table:table-cell>
          <table:table-cell table:number-columns-repeated="16377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time" office:time-value="PT15H6M15.628S" table:style-name="ce2">
            <text:p>06:15.6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time" office:time-value="PT15H6M18.097S" table:style-name="ce2">
            <text:p>06:18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time" office:time-value="PT15H6M18.986S" table:style-name="ce2">
            <text:p>06:19.0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54986" table:style-name="ce1">
            <text:p>54986</text:p>
          </table:table-cell>
          <table:table-cell table:number-columns-repeated="16377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time" office:time-value="PT15H6M19.124S" table:style-name="ce2">
            <text:p>06:19.1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time" office:time-value="PT15H6M14.052S" table:style-name="ce2">
            <text:p>06:14.1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5129" table:style-name="ce1">
            <text:p>5129</text:p>
          </table:table-cell>
          <table:table-cell office:value-type="string" table:style-name="ce1">
            <text:p>Success</text:p>
          </table:table-cell>
          <table:table-cell office:value-type="float" office:value="54183" table:style-name="ce1">
            <text:p>54183</text:p>
          </table:table-cell>
          <table:table-cell table:number-columns-repeated="16377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time" office:time-value="PT15H6M15.602S" table:style-name="ce2">
            <text:p>06:15.6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584" table:style-name="ce1">
            <text:p>3584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time" office:time-value="PT15H6M19.189S" table:style-name="ce2">
            <text:p>06:19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time" office:time-value="PT15H6M15.657S" table:style-name="ce2">
            <text:p>06:15.7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547" table:style-name="ce1">
            <text:p>3547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time" office:time-value="PT15H6M19.101S" table:style-name="ce2">
            <text:p>06:19.1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time" office:time-value="PT15H6M19.184S" table:style-name="ce2">
            <text:p>06:19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time" office:time-value="PT15H6M19.160S" table:style-name="ce2">
            <text:p>06:19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0249" table:style-name="ce1">
            <text:p>40249</text:p>
          </table:table-cell>
          <table:table-cell table:number-columns-repeated="16377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time" office:time-value="PT15H6M19.206S" table:style-name="ce2">
            <text:p>06:19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time" office:time-value="PT15H6M19.243S" table:style-name="ce2">
            <text:p>06:19.2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time" office:time-value="PT15H6M19.141S" table:style-name="ce2">
            <text:p>06:19.1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40249" table:style-name="ce1">
            <text:p>40249</text:p>
          </table:table-cell>
          <table:table-cell table:number-columns-repeated="16377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time" office:time-value="PT15H6M19.252S" table:style-name="ce2">
            <text:p>06:19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time" office:time-value="PT15H6M19.261S" table:style-name="ce2">
            <text:p>06:19.3</text:p>
          </table:table-cell>
          <table:table-cell office:value-type="string" table:style-name="ce1">
            <text:p>TC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time" office:time-value="PT15H6M19.229S" table:style-name="ce2">
            <text:p>06:19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time" office:time-value="PT15H6M19.221S" table:style-name="ce2">
            <text:p>06:19.2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time" office:time-value="PT15H6M19.202S" table:style-name="ce2">
            <text:p>06:19.2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time" office:time-value="PT15H6M15.597S" table:style-name="ce2">
            <text:p>06:15.6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726" table:style-name="ce1">
            <text:p>3726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time" office:time-value="PT15H6M19.308S" table:style-name="ce2">
            <text:p>06:19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time" office:time-value="PT15H6M19.325S" table:style-name="ce2">
            <text:p>06:19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time" office:time-value="PT15H6M19.330S" table:style-name="ce2">
            <text:p>06:19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time" office:time-value="PT15H6M14.493S" table:style-name="ce2">
            <text:p>06:14.5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854" table:style-name="ce1">
            <text:p>4854</text:p>
          </table:table-cell>
          <table:table-cell office:value-type="string" table:style-name="ce1">
            <text:p>Success</text:p>
          </table:table-cell>
          <table:table-cell office:value-type="float" office:value="54986" table:style-name="ce1">
            <text:p>54986</text:p>
          </table:table-cell>
          <table:table-cell table:number-columns-repeated="16377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time" office:time-value="PT15H6M19.340S" table:style-name="ce2">
            <text:p>06:19.3</text:p>
          </table:table-cell>
          <table:table-cell office:value-type="string" table:style-name="ce1">
            <text:p>TC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time" office:time-value="PT15H6M19.174S" table:style-name="ce2">
            <text:p>06:19.2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time" office:time-value="PT15H6M14.663S" table:style-name="ce2">
            <text:p>06:14.7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time" office:time-value="PT15H6M19.359S" table:style-name="ce2">
            <text:p>06:19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time" office:time-value="PT15H6M19.348S" table:style-name="ce2">
            <text:p>06:19.3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time" office:time-value="PT15H6M19.357S" table:style-name="ce2">
            <text:p>06:19.4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6009" table:style-name="ce1">
            <text:p>36009</text:p>
          </table:table-cell>
          <table:table-cell table:number-columns-repeated="16377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time" office:time-value="PT15H6M19.323S" table:style-name="ce2">
            <text:p>06:19.3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36007" table:style-name="ce1">
            <text:p>36007</text:p>
          </table:table-cell>
          <table:table-cell table:number-columns-repeated="16377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time" office:time-value="PT15H6M13.228S" table:style-name="ce2">
            <text:p>06:13.2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6520" table:style-name="ce1">
            <text:p>652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time" office:time-value="PT15H6M19.751S" table:style-name="ce2">
            <text:p>06:19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time" office:time-value="PT15H6M19.765S" table:style-name="ce2">
            <text:p>06:19.8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time" office:time-value="PT15H6M19.875S" table:style-name="ce2">
            <text:p>06:19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6009" table:style-name="ce1">
            <text:p>36009</text:p>
          </table:table-cell>
          <table:table-cell table:number-columns-repeated="16377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time" office:time-value="PT15H6M18.794S" table:style-name="ce2">
            <text:p>06:18.8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22466" table:style-name="ce1">
            <text:p>22466</text:p>
          </table:table-cell>
          <table:table-cell table:number-columns-repeated="16377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time" office:time-value="PT15H6M20.173S" table:style-name="ce2">
            <text:p>06:20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time" office:time-value="PT15H6M20.210S" table:style-name="ce2">
            <text:p>06:20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time" office:time-value="PT15H6M19.295S" table:style-name="ce2">
            <text:p>06:19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time" office:time-value="PT15H6M20.232S" table:style-name="ce2">
            <text:p>06:20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time" office:time-value="PT15H6M20.228S" table:style-name="ce2">
            <text:p>06:20.2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time" office:time-value="PT15H6M20.258S" table:style-name="ce2">
            <text:p>06:20.3</text:p>
          </table:table-cell>
          <table:table-cell office:value-type="string" table:style-name="ce1">
            <text:p>TC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time" office:time-value="PT15H6M18.095S" table:style-name="ce2">
            <text:p>06:18.1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2180" table:style-name="ce1">
            <text:p>2180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time" office:time-value="PT15H6M20.247S" table:style-name="ce2">
            <text:p>06:20.2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time" office:time-value="PT15H6M18.120S" table:style-name="ce2">
            <text:p>06:18.1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201" table:style-name="ce1">
            <text:p>2201</text:p>
          </table:table-cell>
          <table:table-cell office:value-type="string" table:style-name="ce1">
            <text:p>Success</text:p>
          </table:table-cell>
          <table:table-cell office:value-type="float" office:value="22455" table:style-name="ce1">
            <text:p>22455</text:p>
          </table:table-cell>
          <table:table-cell table:number-columns-repeated="16377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time" office:time-value="PT15H6M20.275S" table:style-name="ce2">
            <text:p>06:20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890" table:style-name="ce1">
            <text:p>33890</text:p>
          </table:table-cell>
          <table:table-cell table:number-columns-repeated="16377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time" office:time-value="PT15H6M20.321S" table:style-name="ce2">
            <text:p>06:20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time" office:time-value="PT15H6M20.311S" table:style-name="ce2">
            <text:p>06:20.3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3773" table:style-name="ce1">
            <text:p>33773</text:p>
          </table:table-cell>
          <table:table-cell table:number-columns-repeated="16377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time" office:time-value="PT15H6M20.345S" table:style-name="ce2">
            <text:p>06:20.3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time" office:time-value="PT15H6M19.257S" table:style-name="ce2">
            <text:p>06:19.3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time" office:time-value="PT15H6M20.396S" table:style-name="ce2">
            <text:p>06:20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time" office:time-value="PT15H6M20.393S" table:style-name="ce2">
            <text:p>06:20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time" office:time-value="PT15H6M20.409S" table:style-name="ce2">
            <text:p>06:20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time" office:time-value="PT15H6M20.423S" table:style-name="ce2">
            <text:p>06:20.4</text:p>
          </table:table-cell>
          <table:table-cell office:value-type="string" table:style-name="ce1">
            <text:p>TC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time" office:time-value="PT15H6M20.344S" table:style-name="ce2">
            <text:p>06:20.3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time" office:time-value="PT15H6M20.424S" table:style-name="ce2">
            <text:p>06:20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time" office:time-value="PT15H6M18.042S" table:style-name="ce2">
            <text:p>06:18.0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392" table:style-name="ce1">
            <text:p>2392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time" office:time-value="PT15H6M20.434S" table:style-name="ce2">
            <text:p>06:20.4</text:p>
          </table:table-cell>
          <table:table-cell office:value-type="string" table:style-name="ce1">
            <text:p>TC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time" office:time-value="PT15H6M20.435S" table:style-name="ce2">
            <text:p>06:20.4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time" office:time-value="PT15H6M20.435S" table:style-name="ce2">
            <text:p>06:20.4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time" office:time-value="PT15H6M20.461S" table:style-name="ce2">
            <text:p>06:20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time" office:time-value="PT15H6M20.459S" table:style-name="ce2">
            <text:p>06:20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time" office:time-value="PT15H6M20.502S" table:style-name="ce2">
            <text:p>06:20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time" office:time-value="PT15H6M20.499S" table:style-name="ce2">
            <text:p>06:20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time" office:time-value="PT15H6M20.386S" table:style-name="ce2">
            <text:p>06:20.4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time" office:time-value="PT15H6M20.513S" table:style-name="ce2">
            <text:p>06:20.5</text:p>
          </table:table-cell>
          <table:table-cell office:value-type="string" table:style-name="ce1">
            <text:p>TC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time" office:time-value="PT15H6M20.516S" table:style-name="ce2">
            <text:p>06:20.5</text:p>
          </table:table-cell>
          <table:table-cell office:value-type="string" table:style-name="ce1">
            <text:p>TC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time" office:time-value="PT15H6M19.371S" table:style-name="ce2">
            <text:p>06:19.4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48670" table:style-name="ce1">
            <text:p>48670</text:p>
          </table:table-cell>
          <table:table-cell table:number-columns-repeated="16377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time" office:time-value="PT15H6M16.796S" table:style-name="ce2">
            <text:p>06:16.8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3741" table:style-name="ce1">
            <text:p>3741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time" office:time-value="PT15H6M17.477S" table:style-name="ce2">
            <text:p>06:17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062" table:style-name="ce1">
            <text:p>3062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time" office:time-value="PT15H6M20.518S" table:style-name="ce2">
            <text:p>06:20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time" office:time-value="PT15H6M19.234S" table:style-name="ce2">
            <text:p>06:19.2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ccess</text:p>
          </table:table-cell>
          <table:table-cell office:value-type="float" office:value="22457" table:style-name="ce1">
            <text:p>22457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time" office:time-value="PT15H6M19.911S" table:style-name="ce2">
            <text:p>06:19.9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time" office:time-value="PT15H6M20.545S" table:style-name="ce2">
            <text:p>06:20.5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time" office:time-value="PT15H6M20.540S" table:style-name="ce2">
            <text:p>06:20.5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time" office:time-value="PT15H6M20.540S" table:style-name="ce2">
            <text:p>06:20.5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time" office:time-value="PT15H6M20.543S" table:style-name="ce2">
            <text:p>06:20.5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time" office:time-value="PT15H6M20.555S" table:style-name="ce2">
            <text:p>06:2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time" office:time-value="PT15H6M20.563S" table:style-name="ce2">
            <text:p>06:20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time" office:time-value="PT15H6M20.561S" table:style-name="ce2">
            <text:p>06:20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time" office:time-value="PT15H6M20.579S" table:style-name="ce2">
            <text:p>06:20.6</text:p>
          </table:table-cell>
          <table:table-cell office:value-type="string" table:style-name="ce1">
            <text:p>TC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time" office:time-value="PT15H6M20.558S" table:style-name="ce2">
            <text:p>06:20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time" office:time-value="PT15H6M20.577S" table:style-name="ce2">
            <text:p>06:2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time" office:time-value="PT15H6M20.581S" table:style-name="ce2">
            <text:p>06:20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time" office:time-value="PT15H6M20.587S" table:style-name="ce2">
            <text:p>06:20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time" office:time-value="PT15H6M20.594S" table:style-name="ce2">
            <text:p>06:20.6</text:p>
          </table:table-cell>
          <table:table-cell office:value-type="string" table:style-name="ce1">
            <text:p>TC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time" office:time-value="PT15H6M20.597S" table:style-name="ce2">
            <text:p>06:20.6</text:p>
          </table:table-cell>
          <table:table-cell office:value-type="string" table:style-name="ce1">
            <text:p>TC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time" office:time-value="PT15H6M20.592S" table:style-name="ce2">
            <text:p>06:2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time" office:time-value="PT15H6M20.602S" table:style-name="ce2">
            <text:p>06:20.6</text:p>
          </table:table-cell>
          <table:table-cell office:value-type="string" table:style-name="ce1">
            <text:p>TC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time" office:time-value="PT15H6M20.536S" table:style-name="ce2">
            <text:p>06:20.5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7001" table:style-name="ce1">
            <text:p>17001</text:p>
          </table:table-cell>
          <table:table-cell table:number-columns-repeated="16377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time" office:time-value="PT15H6M18.110S" table:style-name="ce2">
            <text:p>06:18.1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2539" table:style-name="ce1">
            <text:p>2539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time" office:time-value="PT15H6M19.372S" table:style-name="ce2">
            <text:p>06:19.4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Success</text:p>
          </table:table-cell>
          <table:table-cell office:value-type="float" office:value="54986" table:style-name="ce1">
            <text:p>54986</text:p>
          </table:table-cell>
          <table:table-cell table:number-columns-repeated="16377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time" office:time-value="PT15H6M20.559S" table:style-name="ce2">
            <text:p>06:20.6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time" office:time-value="PT15H6M20.651S" table:style-name="ce2">
            <text:p>06:20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6950" table:style-name="ce1">
            <text:p>16950</text:p>
          </table:table-cell>
          <table:table-cell table:number-columns-repeated="16377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time" office:time-value="PT15H6M19.504S" table:style-name="ce2">
            <text:p>06:19.5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Success</text:p>
          </table:table-cell>
          <table:table-cell office:value-type="float" office:value="22466" table:style-name="ce1">
            <text:p>22466</text:p>
          </table:table-cell>
          <table:table-cell table:number-columns-repeated="16377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time" office:time-value="PT15H6M20.651S" table:style-name="ce2">
            <text:p>06:20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6950" table:style-name="ce1">
            <text:p>16950</text:p>
          </table:table-cell>
          <table:table-cell table:number-columns-repeated="16377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time" office:time-value="PT15H6M19.496S" table:style-name="ce2">
            <text:p>06:19.5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22466" table:style-name="ce1">
            <text:p>22466</text:p>
          </table:table-cell>
          <table:table-cell table:number-columns-repeated="16377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time" office:time-value="PT15H6M20.679S" table:style-name="ce2">
            <text:p>06:20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time" office:time-value="PT15H6M20.698S" table:style-name="ce2">
            <text:p>06:20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time" office:time-value="PT15H6M20.654S" table:style-name="ce2">
            <text:p>06:20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6950" table:style-name="ce1">
            <text:p>16950</text:p>
          </table:table-cell>
          <table:table-cell table:number-columns-repeated="16377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time" office:time-value="PT15H6M19.337S" table:style-name="ce2">
            <text:p>06:19.3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Success</text:p>
          </table:table-cell>
          <table:table-cell office:value-type="float" office:value="54992" table:style-name="ce1">
            <text:p>54992</text:p>
          </table:table-cell>
          <table:table-cell table:number-columns-repeated="16377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time" office:time-value="PT15H6M20.708S" table:style-name="ce2">
            <text:p>06:20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time" office:time-value="PT15H6M20.729S" table:style-name="ce2">
            <text:p>06:20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time" office:time-value="PT15H6M20.718S" table:style-name="ce2">
            <text:p>06:20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time" office:time-value="PT15H6M20.739S" table:style-name="ce2">
            <text:p>06:20.7</text:p>
          </table:table-cell>
          <table:table-cell office:value-type="string" table:style-name="ce1">
            <text:p>TC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time" office:time-value="PT15H6M20.644S" table:style-name="ce2">
            <text:p>06:20.6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time" office:time-value="PT15H6M20.743S" table:style-name="ce2">
            <text:p>06:20.7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time" office:time-value="PT15H6M20.757S" table:style-name="ce2">
            <text:p>06:20.8</text:p>
          </table:table-cell>
          <table:table-cell office:value-type="string" table:style-name="ce1">
            <text:p>TC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time" office:time-value="PT15H6M20.684S" table:style-name="ce2">
            <text:p>06:20.7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2457" table:style-name="ce1">
            <text:p>22457</text:p>
          </table:table-cell>
          <table:table-cell table:number-columns-repeated="16377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time" office:time-value="PT15H6M20.757S" table:style-name="ce2">
            <text:p>06:20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time" office:time-value="PT15H6M20.771S" table:style-name="ce2">
            <text:p>06:20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time" office:time-value="PT15H6M20.726S" table:style-name="ce2">
            <text:p>06:20.7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2612" table:style-name="ce1">
            <text:p>12612</text:p>
          </table:table-cell>
          <table:table-cell table:number-columns-repeated="16377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time" office:time-value="PT15H6M20.781S" table:style-name="ce2">
            <text:p>06:20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time" office:time-value="PT15H6M20.788S" table:style-name="ce2">
            <text:p>06:20.8</text:p>
          </table:table-cell>
          <table:table-cell office:value-type="string" table:style-name="ce1">
            <text:p>TC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time" office:time-value="PT15H6M20.771S" table:style-name="ce2">
            <text:p>06:20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time" office:time-value="PT15H6M20.720S" table:style-name="ce2">
            <text:p>06:20.7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2466" table:style-name="ce1">
            <text:p>22466</text:p>
          </table:table-cell>
          <table:table-cell table:number-columns-repeated="16377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time" office:time-value="PT15H6M20.678S" table:style-name="ce2">
            <text:p>06:20.7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2462" table:style-name="ce1">
            <text:p>22462</text:p>
          </table:table-cell>
          <table:table-cell table:number-columns-repeated="16377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time" office:time-value="PT15H6M20.794S" table:style-name="ce2">
            <text:p>06:20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time" office:time-value="PT15H6M20.795S" table:style-name="ce2">
            <text:p>06:20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time" office:time-value="PT15H6M20.806S" table:style-name="ce2">
            <text:p>06:20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time" office:time-value="PT15H6M20.801S" table:style-name="ce2">
            <text:p>06:20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time" office:time-value="PT15H6M20.808S" table:style-name="ce2">
            <text:p>06:20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time" office:time-value="PT15H6M20.814S" table:style-name="ce2">
            <text:p>06:20.8</text:p>
          </table:table-cell>
          <table:table-cell office:value-type="string" table:style-name="ce1">
            <text:p>TC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time" office:time-value="PT15H6M20.818S" table:style-name="ce2">
            <text:p>06:20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time" office:time-value="PT15H6M20.818S" table:style-name="ce2">
            <text:p>06:20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time" office:time-value="PT15H6M20.824S" table:style-name="ce2">
            <text:p>06:20.8</text:p>
          </table:table-cell>
          <table:table-cell office:value-type="string" table:style-name="ce1">
            <text:p>TC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time" office:time-value="PT15H6M20.827S" table:style-name="ce2">
            <text:p>06:20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time" office:time-value="PT15H6M20.834S" table:style-name="ce2">
            <text:p>06:20.8</text:p>
          </table:table-cell>
          <table:table-cell office:value-type="string" table:style-name="ce1">
            <text:p>TC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time" office:time-value="PT15H6M20.783S" table:style-name="ce2">
            <text:p>06:20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2466" table:style-name="ce1">
            <text:p>22466</text:p>
          </table:table-cell>
          <table:table-cell table:number-columns-repeated="16377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time" office:time-value="PT15H6M20.845S" table:style-name="ce2">
            <text:p>06:20.8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time" office:time-value="PT15H6M20.856S" table:style-name="ce2">
            <text:p>06:20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time" office:time-value="PT15H6M20.865S" table:style-name="ce2">
            <text:p>06:20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time" office:time-value="PT15H6M20.876S" table:style-name="ce2">
            <text:p>06:20.9</text:p>
          </table:table-cell>
          <table:table-cell office:value-type="string" table:style-name="ce1">
            <text:p>TC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01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2-09T11:19:11Z</dc:date>
  </office:meta>
</office:document-meta>
</file>